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3.svm" manifest:media-type=""/>
  <manifest:file-entry manifest:full-path="Pictures/1000020100000500000002D060C19ABA5FD7FEED.png" manifest:media-type="image/png"/>
  <manifest:file-entry manifest:full-path="Pictures/TablePreview15.svm" manifest:media-type=""/>
  <manifest:file-entry manifest:full-path="Pictures/TablePreview11.svm" manifest:media-type=""/>
  <manifest:file-entry manifest:full-path="Pictures/TablePreview5.svm" manifest:media-type=""/>
  <manifest:file-entry manifest:full-path="Pictures/TablePreview17.svm" manifest:media-type=""/>
  <manifest:file-entry manifest:full-path="Pictures/1000020100000500000002D0C620E741E09E4EA7.png" manifest:media-type="image/png"/>
  <manifest:file-entry manifest:full-path="Pictures/1000020100000500000002D0229702A03F5FBFD6.png" manifest:media-type="image/png"/>
  <manifest:file-entry manifest:full-path="Pictures/TablePreview4.svm" manifest:media-type=""/>
  <manifest:file-entry manifest:full-path="Pictures/TablePreview16.svm" manifest:media-type=""/>
  <manifest:file-entry manifest:full-path="Pictures/TablePreview14.svm" manifest:media-type=""/>
  <manifest:file-entry manifest:full-path="Pictures/1000020100000500000002D0E540013573895E9D.png" manifest:media-type="image/png"/>
  <manifest:file-entry manifest:full-path="Pictures/TablePreview7.svm" manifest:media-type=""/>
  <manifest:file-entry manifest:full-path="Pictures/TablePreview20.svm" manifest:media-type=""/>
  <manifest:file-entry manifest:full-path="Pictures/TablePreview8.svm" manifest:media-type=""/>
  <manifest:file-entry manifest:full-path="Pictures/TablePreview21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2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"/>
  <manifest:file-entry manifest:full-path="ObjectReplacements/Object 80" manifest:media-type="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"/>
  <manifest:file-entry manifest:full-path="ObjectReplacements/Object 63" manifest:media-type=""/>
  <manifest:file-entry manifest:full-path="ObjectReplacements/Object 127" manifest:media-type="application/x-openoffice-gdimetafile;windows_formatname=&quot;GDIMetaFile&quot;"/>
  <manifest:file-entry manifest:full-path="ObjectReplacements/Object 62" manifest:media-type="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"/>
  <manifest:file-entry manifest:full-path="ObjectReplacements/Object 56" manifest:media-type=""/>
  <manifest:file-entry manifest:full-path="ObjectReplacements/Object 55" manifest:media-type=""/>
  <manifest:file-entry manifest:full-path="ObjectReplacements/Object 11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7" manifest:media-type=""/>
  <manifest:file-entry manifest:full-path="ObjectReplacements/Object 103" manifest:media-type="application/x-openoffice-gdimetafile;windows_formatname=&quot;GDIMetaFile&quot;"/>
  <manifest:file-entry manifest:full-path="ObjectReplacements/Object 38" manifest:media-type="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"/>
  <manifest:file-entry manifest:full-path="ObjectReplacements/Object 100" manifest:media-type="application/x-openoffice-gdimetafile;windows_formatname=&quot;GDIMetaFile&quot;"/>
  <manifest:file-entry manifest:full-path="ObjectReplacements/Object 35" manifest:media-type=""/>
  <manifest:file-entry manifest:full-path="ObjectReplacements/Object 10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"/>
  <manifest:file-entry manifest:full-path="ObjectReplacements/Object 36" manifest:media-type=""/>
  <manifest:file-entry manifest:full-path="ObjectReplacements/Object 102" manifest:media-type="application/x-openoffice-gdimetafile;windows_formatname=&quot;GDIMetaFile&quot;"/>
  <manifest:file-entry manifest:full-path="ObjectReplacements/Object 25" manifest:media-type=""/>
  <manifest:file-entry manifest:full-path="ObjectReplacements/Object 24" manifest:media-type="application/x-openoffice-gdimetafile;windows_formatname=&quot;GDIMetaFile&quot;"/>
  <manifest:file-entry manifest:full-path="ObjectReplacements/Object 39" manifest:media-type=""/>
  <manifest:file-entry manifest:full-path="ObjectReplacements/Object 2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1" manifest:media-type="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2" manifest:media-type=""/>
  <manifest:file-entry manifest:full-path="ObjectReplacements/Object 1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0" manifest:media-type=""/>
  <manifest:file-entry manifest:full-path="ObjectReplacements/Object 44" manifest:media-type=""/>
  <manifest:file-entry manifest:full-path="ObjectReplacements/Object 108" manifest:media-type="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"/>
  <manifest:file-entry manifest:full-path="ObjectReplacements/Object 9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"/>
  <manifest:file-entry manifest:full-path="ObjectReplacements/Object 107" manifest:media-type=""/>
  <manifest:file-entry manifest:full-path="ObjectReplacements/Object 43" manifest:media-type=""/>
  <manifest:file-entry manifest:full-path="ObjectReplacements/Object 96" manifest:media-type=""/>
  <manifest:file-entry manifest:full-path="ObjectReplacements/Object 106" manifest:media-type=""/>
  <manifest:file-entry manifest:full-path="ObjectReplacements/Object 4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5" manifest:media-type=""/>
  <manifest:file-entry manifest:full-path="ObjectReplacements/Object 45" manifest:media-type=""/>
  <manifest:file-entry manifest:full-path="ObjectReplacements/Object 10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"/>
  <manifest:file-entry manifest:full-path="ObjectReplacements/Object 94" manifest:media-type="application/x-openoffice-gdimetafile;windows_formatname=&quot;GDIMetaFile&quot;"/>
  <manifest:file-entry manifest:full-path="ObjectReplacements/Object 93" manifest:media-type=""/>
  <manifest:file-entry manifest:full-path="ObjectReplacements/Object 75" manifest:media-type="application/x-openoffice-gdimetafile;windows_formatname=&quot;GDIMetaFile&quot;"/>
  <manifest:file-entry manifest:full-path="ObjectReplacements/Object 26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"/>
  <manifest:file-entry manifest:full-path="ObjectReplacements/Object 92" manifest:media-type=""/>
  <manifest:file-entry manifest:full-path="ObjectReplacements/Object 27" manifest:media-type=""/>
  <manifest:file-entry manifest:full-path="ObjectReplacements/Object 71" manifest:media-type=""/>
  <manifest:file-entry manifest:full-path="ObjectReplacements/Object 28" manifest:media-type=""/>
  <manifest:file-entry manifest:full-path="ObjectReplacements/Object 72" manifest:media-type=""/>
  <manifest:file-entry manifest:full-path="ObjectReplacements/Object 29" manifest:media-type=""/>
  <manifest:file-entry manifest:full-path="ObjectReplacements/Object 7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"/>
  <manifest:file-entry manifest:full-path="ObjectReplacements/Object 48" manifest:media-type="application/x-openoffice-gdimetafile;windows_formatname=&quot;GDIMetaFile&quot;"/>
  <manifest:file-entry manifest:full-path="ObjectReplacements/Object 49" manifest:media-type=""/>
  <manifest:file-entry manifest:full-path="ObjectReplacements/Object 114" manifest:media-type="application/x-openoffice-gdimetafile;windows_formatname=&quot;GDIMetaFile&quot;"/>
  <manifest:file-entry manifest:full-path="ObjectReplacements/Object 50" manifest:media-type=""/>
  <manifest:file-entry manifest:full-path="ObjectReplacements/Object 115" manifest:media-type=""/>
  <manifest:file-entry manifest:full-path="ObjectReplacements/Object 51" manifest:media-type=""/>
  <manifest:file-entry manifest:full-path="ObjectReplacements/Object 116" manifest:media-type=""/>
  <manifest:file-entry manifest:full-path="ObjectReplacements/Object 5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Ubuntu4" svg:font-family="Ubuntu"/>
    <style:font-face style:name="Ubuntu5" svg:font-family="Ubuntu" style:font-adornments="Regular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WenQuanYi Micro Hei1" svg:font-family="'WenQuanYi Micro Hei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10" style:family="graphic" style:parent-style-name="standard">
      <style:graphic-properties svg:stroke-width="0.102cm" svg:stroke-color="#ff0066" draw:marker-start-width="0.352cm" draw:marker-end-width="0.352cm" draw:fill="non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1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8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947cm"/>
    </style:style>
    <style:style style:name="gr15" style:family="graphic" style:parent-style-name="Object_20_with_20_no_20_fill_20_and_20_no_20_line">
      <style:graphic-properties draw:ole-draw-aspect="1" style:protect="size"/>
    </style:style>
    <style:style style:name="gr16" style:family="graphic" style:parent-style-name="standard">
      <style:graphic-properties draw:stroke="none" draw:fill-color="#ff00ff" draw:opacity="40%" draw:shadow-opacity="40%"/>
    </style:style>
    <style:style style:name="gr17" style:family="graphic" style:parent-style-name="standard">
      <style:graphic-properties draw:stroke="none" draw:fill-color="#ff9900" draw:opacity="40%" draw:shadow-opacity="40%"/>
    </style:style>
    <style:style style:name="gr18" style:family="graphic" style:parent-style-name="objectwithoutfill">
      <style:graphic-properties svg:stroke-width="0.102cm" draw:marker-end="Arrow" draw:fill="none"/>
    </style:style>
    <style:style style:name="gr19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20" style:family="graphic" style:parent-style-name="standard">
      <style:graphic-properties draw:stroke="none" draw:fill-color="#3399ff" draw:opacity="40%" draw:shadow-opacity="40%"/>
    </style:style>
    <style:style style:name="gr21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2.137cm" fo:padding-top="0.176cm" fo:padding-bottom="0.176cm" fo:padding-left="0.301cm" fo:padding-right="0.301cm"/>
    </style:style>
    <style:style style:name="gr22" style:family="graphic" style:parent-style-name="standard">
      <style:graphic-properties svg:stroke-width="0.102cm" svg:stroke-color="#ff6666" draw:marker-end="Arrow" draw:fill-color="#ffcc99" fo:padding-top="0.176cm" fo:padding-bottom="0.176cm" fo:padding-left="0.301cm" fo:padding-right="0.301cm"/>
    </style:style>
    <style:style style:name="gr23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0.534cm" fo:padding-top="0.176cm" fo:padding-bottom="0.176cm" fo:padding-left="0.301cm" fo:padding-right="0.301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9.786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8.042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6.977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0.942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2.617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1.737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0.942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7.849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12.107cm"/>
    </style:style>
    <style:style style:name="pr16" style:family="presentation" style:parent-style-name="Bubbles-subtitle" style:list-style-name="L1">
      <style:graphic-properties draw:fill-color="#ffffff" draw:textarea-horizontal-align="left" draw:textarea-vertical-align="top" draw:auto-grow-height="true" fo:min-height="7.228cm"/>
    </style:style>
    <style:style style:name="pr17" style:family="presentation" style:parent-style-name="Bubbles-subtitle" style:list-style-name="L1">
      <style:graphic-properties draw:fill-color="#ffffff" draw:textarea-horizontal-align="left" draw:textarea-vertical-align="top" draw:auto-grow-height="true" fo:min-height="4.919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10.944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4.436cm"/>
    </style:style>
    <style:style style:name="pr20" style:family="presentation" style:parent-style-name="Bubbles-subtitle" style:list-style-name="L1">
      <style:graphic-properties draw:fill-color="#ffffff" draw:textarea-horizontal-align="left" draw:textarea-vertical-align="top" draw:auto-grow-height="true" fo:min-height="12.356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12.356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12.356cm"/>
    </style:style>
    <style:style style:name="pr23" style:family="presentation" style:parent-style-name="Bubbles-subtitle" style:list-style-name="L1">
      <style:graphic-properties draw:fill-color="#ffffff" draw:textarea-horizontal-align="left" draw:textarea-vertical-align="top" draw:auto-grow-height="true" fo:min-height="12.356cm"/>
    </style:style>
    <style:style style:name="pr24" style:family="presentation" style:parent-style-name="Bubbles-subtitle" style:list-style-name="L1">
      <style:graphic-properties draw:fill-color="#ffffff" draw:textarea-horizontal-align="left" draw:textarea-vertical-align="top" draw:auto-grow-height="true" fo:min-height="12.356cm"/>
    </style:style>
    <style:style style:name="pr25" style:family="presentation" style:parent-style-name="Bubbles-subtitle" style:list-style-name="L1">
      <style:graphic-properties draw:fill-color="#ffffff" draw:textarea-horizontal-align="left" draw:textarea-vertical-align="top" draw:auto-grow-height="true" fo:min-height="12.356cm"/>
    </style:style>
    <style:style style:name="pr26" style:family="presentation" style:parent-style-name="Bubbles-subtitle" style:list-style-name="L1">
      <style:graphic-properties draw:fill-color="#ffffff" draw:textarea-horizontal-align="left" draw:textarea-vertical-align="top" draw:auto-grow-height="true" fo:min-height="12.397cm"/>
    </style:style>
    <style:style style:name="pr27" style:family="presentation" style:parent-style-name="Bubbles-subtitle" style:list-style-name="L1">
      <style:graphic-properties draw:fill-color="#ffffff" draw:textarea-horizontal-align="left" draw:textarea-vertical-align="top" draw:auto-grow-height="true" fo:min-height="12.356cm"/>
    </style:style>
    <style:style style:name="pr28" style:family="presentation" style:parent-style-name="Bubbles-subtitle" style:list-style-name="L1">
      <style:graphic-properties draw:fill-color="#ffffff" draw:textarea-horizontal-align="left" draw:textarea-vertical-align="top" draw:auto-grow-height="true" fo:min-height="12.356cm"/>
    </style:style>
    <style:style style:name="pr29" style:family="presentation" style:parent-style-name="Bubbles-subtitle" style:list-style-name="L1">
      <style:graphic-properties draw:fill-color="#ffffff" draw:textarea-horizontal-align="left" draw:textarea-vertical-align="top" draw:auto-grow-height="true" fo:min-height="3.793cm"/>
    </style:style>
    <style:style style:name="pr30" style:family="presentation" style:parent-style-name="Bubbles-subtitle" style:list-style-name="L1">
      <style:graphic-properties draw:fill-color="#ffffff" draw:textarea-horizontal-align="left" draw:textarea-vertical-align="top" draw:auto-grow-height="true" fo:min-height="12.356cm"/>
    </style:style>
    <style:style style:name="pr31" style:family="presentation" style:parent-style-name="Bubbles-subtitle" style:list-style-name="L1">
      <style:graphic-properties draw:fill-color="#ffffff" draw:textarea-horizontal-align="left" draw:textarea-vertical-align="top" draw:auto-grow-height="true" fo:min-height="3.793cm"/>
    </style:style>
    <style:style style:name="pr32" style:family="presentation" style:parent-style-name="Bubbles-subtitle" style:list-style-name="L1">
      <style:graphic-properties draw:fill-color="#ffffff" draw:textarea-horizontal-align="left" draw:textarea-vertical-align="top" draw:auto-grow-height="true" fo:min-height="12.356cm"/>
    </style:style>
    <style:style style:name="pr33" style:family="presentation" style:parent-style-name="Bubbles-subtitle" style:list-style-name="L1">
      <style:graphic-properties draw:fill-color="#ffffff" draw:textarea-horizontal-align="left" draw:textarea-vertical-align="top" draw:auto-grow-height="true" fo:min-height="2.038cm"/>
    </style:style>
    <style:style style:name="pr34" style:family="presentation" style:parent-style-name="Bubbles-subtitle" style:list-style-name="L1">
      <style:graphic-properties draw:fill-color="#ffffff" draw:textarea-horizontal-align="left" draw:textarea-vertical-align="top" draw:auto-grow-height="true" fo:min-height="6.642cm"/>
    </style:style>
    <style:style style:name="pr35" style:family="presentation" style:parent-style-name="Bubbles-subtitle" style:list-style-name="L1">
      <style:graphic-properties draw:fill-color="#ffffff" draw:textarea-horizontal-align="left" draw:textarea-vertical-align="top" draw:auto-grow-height="true" fo:min-height="3.268cm"/>
    </style:style>
    <style:style style:name="pr36" style:family="presentation" style:parent-style-name="Bubbles-subtitle" style:list-style-name="L1">
      <style:graphic-properties draw:fill-color="#ffffff" draw:textarea-horizontal-align="left" draw:textarea-vertical-align="top" draw:auto-grow-height="true" fo:min-height="6.642cm"/>
    </style:style>
    <style:style style:name="pr37" style:family="presentation" style:parent-style-name="Bubbles-subtitle" style:list-style-name="L1">
      <style:graphic-properties draw:fill-color="#ffffff" draw:textarea-horizontal-align="left" draw:textarea-vertical-align="top" draw:auto-grow-height="true" fo:min-height="1.438cm"/>
    </style:style>
    <style:style style:name="pr38" style:family="presentation" style:parent-style-name="Bubbles-subtitle" style:list-style-name="L1">
      <style:graphic-properties draw:fill-color="#ffffff" draw:textarea-horizontal-align="left" draw:textarea-vertical-align="top" draw:auto-grow-height="true" fo:min-height="1.24cm"/>
    </style:style>
    <style:style style:name="pr39" style:family="presentation" style:parent-style-name="Bubbles-subtitle" style:list-style-name="L1">
      <style:graphic-properties draw:fill-color="#ffffff" draw:textarea-horizontal-align="left" draw:textarea-vertical-align="top" draw:auto-grow-height="true" fo:min-height="8.962cm"/>
    </style:style>
    <style:style style:name="pr40" style:family="presentation" style:parent-style-name="Bubbles-subtitle" style:list-style-name="L1">
      <style:graphic-properties draw:fill-color="#ffffff" draw:textarea-horizontal-align="left" draw:textarea-vertical-align="top" draw:auto-grow-height="true" fo:min-height="1.24cm"/>
    </style:style>
    <style:style style:name="pr41" style:family="presentation" style:parent-style-name="Bubbles-subtitle" style:list-style-name="L1">
      <style:graphic-properties draw:fill-color="#ffffff" draw:textarea-horizontal-align="left" draw:textarea-vertical-align="top" draw:auto-grow-height="true" fo:min-height="8.962cm"/>
    </style:style>
    <style:style style:name="pr42" style:family="presentation" style:parent-style-name="Bubbles-subtitle" style:list-style-name="L1">
      <style:graphic-properties draw:fill-color="#ffffff" draw:textarea-horizontal-align="left" draw:textarea-vertical-align="top" draw:auto-grow-height="true" fo:min-height="1.24cm"/>
    </style:style>
    <style:style style:name="pr43" style:family="presentation" style:parent-style-name="Bubbles-subtitle" style:list-style-name="L1">
      <style:graphic-properties draw:fill-color="#ffffff" draw:textarea-horizontal-align="left" draw:textarea-vertical-align="top" draw:auto-grow-height="true" fo:min-height="8.962cm"/>
    </style:style>
    <style:style style:name="pr44" style:family="presentation" style:parent-style-name="Bubbles-subtitle" style:list-style-name="L1">
      <style:graphic-properties draw:fill-color="#ffffff" draw:textarea-horizontal-align="left" draw:textarea-vertical-align="top" draw:auto-grow-height="true" fo:min-height="1.24cm"/>
    </style:style>
    <style:style style:name="pr45" style:family="presentation" style:parent-style-name="Bubbles-subtitle" style:list-style-name="L1">
      <style:graphic-properties draw:fill-color="#ffffff" draw:textarea-horizontal-align="left" draw:textarea-vertical-align="top" draw:auto-grow-height="true" fo:min-height="8.962cm"/>
    </style:style>
    <style:style style:name="pr46" style:family="presentation" style:parent-style-name="Bubbles-subtitle" style:list-style-name="L1">
      <style:graphic-properties draw:fill-color="#ffffff" draw:textarea-horizontal-align="left" draw:textarea-vertical-align="top" draw:auto-grow-height="true" fo:min-height="1.24cm"/>
    </style:style>
    <style:style style:name="pr47" style:family="presentation" style:parent-style-name="Bubbles-subtitle" style:list-style-name="L1">
      <style:graphic-properties draw:fill-color="#ffffff" draw:textarea-horizontal-align="left" draw:textarea-vertical-align="top" draw:auto-grow-height="true" fo:min-height="8.962cm"/>
    </style:style>
    <style:style style:name="pr48" style:family="presentation" style:parent-style-name="Bubbles-subtitle" style:list-style-name="L1">
      <style:graphic-properties draw:fill-color="#ffffff" draw:textarea-horizontal-align="left" draw:textarea-vertical-align="top" draw:auto-grow-height="true" fo:min-height="1.24cm"/>
    </style:style>
    <style:style style:name="pr49" style:family="presentation" style:parent-style-name="Bubbles-subtitle" style:list-style-name="L1">
      <style:graphic-properties draw:fill-color="#ffffff" draw:textarea-horizontal-align="left" draw:textarea-vertical-align="top" draw:auto-grow-height="true" fo:min-height="8.962cm"/>
    </style:style>
    <style:style style:name="pr50" style:family="presentation" style:parent-style-name="Bubbles-subtitle" style:list-style-name="L1">
      <style:graphic-properties draw:fill-color="#ffffff" draw:textarea-horizontal-align="left" draw:textarea-vertical-align="top" draw:auto-grow-height="true" fo:min-height="1.24cm"/>
    </style:style>
    <style:style style:name="pr51" style:family="presentation" style:parent-style-name="Bubbles-subtitle" style:list-style-name="L1">
      <style:graphic-properties draw:fill-color="#ffffff" draw:textarea-horizontal-align="left" draw:textarea-vertical-align="top" draw:auto-grow-height="true" fo:min-height="8.962cm"/>
    </style:style>
    <style:style style:name="pr52" style:family="presentation" style:parent-style-name="Bubbles-subtitle" style:list-style-name="L1">
      <style:graphic-properties draw:fill-color="#ffffff" draw:textarea-horizontal-align="left" draw:textarea-vertical-align="top" draw:auto-grow-height="true" fo:min-height="1.24cm"/>
    </style:style>
    <style:style style:name="pr53" style:family="presentation" style:parent-style-name="Bubbles-subtitle" style:list-style-name="L1">
      <style:graphic-properties draw:fill-color="#ffffff" draw:textarea-horizontal-align="left" draw:textarea-vertical-align="top" draw:auto-grow-height="true" fo:min-height="8.962cm"/>
    </style:style>
    <style:style style:name="pr54" style:family="presentation" style:parent-style-name="Bubbles-subtitle" style:list-style-name="L1">
      <style:graphic-properties draw:fill-color="#ffffff" draw:textarea-horizontal-align="left" draw:textarea-vertical-align="top" draw:auto-grow-height="true" fo:min-height="1.24cm"/>
    </style:style>
    <style:style style:name="pr55" style:family="presentation" style:parent-style-name="Bubbles-subtitle" style:list-style-name="L1">
      <style:graphic-properties draw:fill-color="#ffffff" draw:textarea-horizontal-align="left" draw:textarea-vertical-align="top" draw:auto-grow-height="true" fo:min-height="8.962cm"/>
    </style:style>
    <style:style style:name="pr56" style:family="presentation" style:parent-style-name="Bubbles-subtitle" style:list-style-name="L1">
      <style:graphic-properties draw:fill-color="#ffffff" draw:textarea-horizontal-align="left" draw:textarea-vertical-align="top" draw:auto-grow-height="true" fo:min-height="1.24cm"/>
    </style:style>
    <style:style style:name="pr57" style:family="presentation" style:parent-style-name="Bubbles-subtitle" style:list-style-name="L1">
      <style:graphic-properties draw:fill-color="#ffffff" draw:textarea-horizontal-align="left" draw:textarea-vertical-align="top" draw:auto-grow-height="true" fo:min-height="8.962cm"/>
    </style:style>
    <style:style style:name="pr58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59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co1" style:family="table-column">
      <style:table-column-properties style:column-width="2.478cm" style:use-optimal-column-width="false"/>
    </style:style>
    <style:style style:name="co2" style:family="table-column">
      <style:table-column-properties style:column-width="2.485cm" style:use-optimal-column-width="false"/>
    </style:style>
    <style:style style:name="co3" style:family="table-column">
      <style:table-column-properties style:column-width="2.481cm" style:use-optimal-column-width="false"/>
    </style:style>
    <style:style style:name="co4" style:family="table-column">
      <style:table-column-properties style:column-width="2.281cm" style:use-optimal-column-width="false"/>
    </style:style>
    <style:style style:name="co5" style:family="table-column">
      <style:table-column-properties style:column-width="1.629cm" style:use-optimal-column-width="false"/>
    </style:style>
    <style:style style:name="co6" style:family="table-column">
      <style:table-column-properties style:column-width="1.68cm" style:use-optimal-column-width="false"/>
    </style:style>
    <style:style style:name="co7" style:family="table-column">
      <style:table-column-properties style:column-width="1.779cm" style:use-optimal-column-width="false"/>
    </style:style>
    <style:style style:name="co8" style:family="table-column">
      <style:table-column-properties style:column-width="1.679cm" style:use-optimal-column-width="false"/>
    </style:style>
    <style:style style:name="co9" style:family="table-column">
      <style:table-column-properties style:column-width="1.584cm" style:use-optimal-column-width="false"/>
    </style:style>
    <style:style style:name="co10" style:family="table-column">
      <style:table-column-properties style:column-width="1.582cm" style:use-optimal-column-width="false"/>
    </style:style>
    <style:style style:name="co11" style:family="table-column">
      <style:table-column-properties style:column-width="1.586cm" style:use-optimal-column-width="false"/>
    </style:style>
    <style:style style:name="co12" style:family="table-column">
      <style:table-column-properties style:column-width="1.588cm" style:use-optimal-column-width="false"/>
    </style:style>
    <style:style style:name="co13" style:family="table-column">
      <style:table-column-properties style:column-width="1.59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1.409cm"/>
    </style:style>
    <style:style style:name="ro3" style:family="table-row">
      <style:table-row-properties style:row-height="1.205cm"/>
    </style:style>
    <style:style style:name="ro4" style:family="table-row">
      <style:table-row-properties style:row-height="1.603cm"/>
    </style:style>
    <style:style style:name="ro5" style:family="table-row">
      <style:table-row-properties style:row-height="1.803cm"/>
    </style:style>
    <style:style style:name="ro6" style:family="table-row">
      <style:table-row-properties style:row-height="1.995cm"/>
    </style:style>
    <style:style style:name="ro7" style:family="table-row">
      <style:table-row-properties style:row-height="1.993cm"/>
    </style:style>
    <style:style style:name="ro8" style:family="table-row">
      <style:table-row-properties style:row-height="1.997cm"/>
    </style:style>
    <style:style style:name="ro9" style:family="table-row">
      <style:table-row-properties style:row-height="1.605cm"/>
    </style:style>
    <style:style style:name="ro10" style:family="table-row">
      <style:table-row-properties style:row-height="1.805cm"/>
    </style:style>
    <style:style style:name="ro11" style:family="table-row">
      <style:table-row-properties style:row-height="2.001cm"/>
    </style:style>
    <style:style style:name="ro12" style:family="table-row">
      <style:table-row-properties style:row-height="2.201cm"/>
    </style:style>
    <style:style style:name="ro13" style:family="table-row">
      <style:table-row-properties style:row-height="1.999cm"/>
    </style:style>
    <style:style style:name="ce1" style:family="table-cell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ce2" style:family="table-cell">
      <style:paragraph-properties fo:text-align="center"/>
      <style:text-properties fo:font-size="24pt" style:font-size-asian="24pt" style:font-size-complex="24pt"/>
    </style:style>
    <style:style style:name="ce3" style:family="table-cell">
      <loext:graphic-properties draw:fill-color="#e6e6ff"/>
      <style:paragraph-properties fo:text-align="center"/>
      <style:text-properties fo:color="#0000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4" style:family="table-cell">
      <loext:graphic-properties draw:fill-color="#e6e6ff"/>
      <style:paragraph-properties fo:text-align="center"/>
      <style:text-properties fo:color="#0000ff"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-color="#ffcc99"/>
      <style:paragraph-properties fo:text-align="center"/>
      <style:text-properties fo:color="#cc33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6" style:family="table-cell">
      <loext:graphic-properties draw:fill-color="#ffcc99"/>
      <style:paragraph-properties fo:text-align="center"/>
      <style:text-properties fo:color="#cc3300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e6e6ff"/>
      <style:paragraph-properties fo:text-align="center"/>
      <style:text-properties fo:color="#3333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8" style:family="table-cell">
      <loext:graphic-properties draw:fill-color="#e6e6ff"/>
      <style:paragraph-properties fo:text-align="center"/>
      <style:text-properties fo:color="#3333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ffccff"/>
      <style:paragraph-properties fo:text-align="center"/>
      <style:text-properties fo:color="#cc00cc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10" style:family="table-cell">
      <loext:graphic-properties draw:fill-color="#ffccff"/>
      <style:paragraph-properties fo:text-align="center"/>
      <style:text-properties fo:color="#cc00cc" fo:font-size="24pt" fo:font-weight="bold" style:font-size-asian="24pt" style:font-weight-asian="bold" style:font-size-complex="24pt" style:font-weight-complex="bold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color="#3333ff" style:font-name="Ubuntu3" fo:font-size="21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text-properties fo:color="#ff3300" fo:font-size="14pt" style:font-size-asian="14pt" style:font-size-complex="14pt"/>
    </style:style>
    <style:style style:name="P20" style:family="paragraph">
      <loext:graphic-properties draw:fill="none" draw:fill-color="#ffffff"/>
      <style:text-properties fo:color="#ff3300" fo:font-size="12pt" fo:text-shadow="none" style:font-size-asian="12pt" style:font-size-complex="12pt"/>
    </style:style>
    <style:style style:name="P21" style:family="paragraph">
      <loext:graphic-properties draw:fill="none"/>
      <style:paragraph-properties fo:text-align="center"/>
      <style:text-properties fo:text-shadow="none"/>
    </style:style>
    <style:style style:name="P22" style:family="paragraph">
      <loext:graphic-properties draw:fill="none" draw:fill-color="#ffffff"/>
      <style:paragraph-properties fo:text-align="center"/>
      <style:text-properties fo:color="#ff3300" fo:font-size="12pt" fo:text-shadow="none" style:font-size-asian="12pt" style:font-size-complex="12pt"/>
    </style:style>
    <style:style style:name="P23" style:family="paragraph">
      <loext:graphic-properties draw:fill="none" draw:fill-color="#ffffff"/>
      <style:paragraph-properties fo:text-align="center"/>
      <style:text-properties style:use-window-font-color="true" fo:font-size="12pt" fo:text-shadow="none" style:font-size-asian="12pt" style:font-size-complex="12pt"/>
    </style:style>
    <style:style style:name="P24" style:family="paragraph">
      <loext:graphic-properties draw:fill-color="#ff00ff" draw:opacity="40%"/>
      <style:paragraph-properties fo:text-align="center"/>
    </style:style>
    <style:style style:name="P25" style:family="paragraph">
      <loext:graphic-properties draw:fill-color="#ff9900" draw:opacity="40%"/>
      <style:paragraph-properties fo:text-align="center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text-properties fo:color="#6666ff"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="none" draw:fill-color="#ffffff"/>
      <style:text-properties fo:color="#6666ff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-color="#3399ff" draw:opacity="40%"/>
      <style:paragraph-properties fo:text-align="center"/>
    </style:style>
    <style:style style:name="P30" style:family="paragraph"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-color="#ffcc99"/>
      <style:paragraph-properties fo:text-align="center"/>
      <style:text-properties fo:font-weight="bold" style:font-weight-asian="bold" style:font-weight-complex="bold"/>
    </style:style>
    <style:style style:name="P32" style:family="paragraph">
      <style:paragraph-properties fo:text-align="center"/>
      <style:text-properties fo:color="#6666ff" fo:font-style="italic" fo:font-weight="bold" style:font-style-asian="italic" style:font-weight-asian="bold" style:font-style-complex="italic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color="#6666ff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style:font-name="Ubuntu3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Ubuntu3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99ffff" style:font-name="Ferrum" fo:font-size="48pt" fo:background-color="transparent" style:font-size-asian="66pt" style:font-size-complex="66pt"/>
    </style:style>
    <style:style style:name="T7" style:family="text">
      <style:text-properties style:font-name="Ubuntu3" fo:font-size="54pt" style:font-size-asian="54pt" style:font-size-complex="54pt"/>
    </style:style>
    <style:style style:name="T8" style:family="text">
      <style:text-properties fo:color="#333333" style:font-name="Ferrum" fo:font-size="88pt" style:font-size-asian="88pt" style:font-size-complex="88pt"/>
    </style:style>
    <style:style style:name="T9" style:family="text">
      <style:text-properties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style:text-position="-33% 58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text-position="0% 100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3" style:family="text">
      <style:text-properties fo:font-size="18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text-position="0% 100%" style:font-name="Ubuntu3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color="#3333ff" fo:font-size="22pt" fo:font-style="italic" style:font-size-asian="22pt" style:font-style-asian="italic" style:font-size-complex="22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0000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0" style:family="text">
      <style:text-properties fo:color="#0000ff"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cc33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color="#cc3300"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color="#cc3300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-33% 58%" fo:font-style="italic" style:font-style-asian="italic" style:font-style-complex="italic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font-style="italic" style:font-size-asian="14pt" style:font-style-asian="italic" style:font-size-complex="14pt" style:font-style-complex="italic"/>
    </style:style>
    <style:style style:name="T31" style:family="text">
      <style:text-properties style:text-position="0% 100%"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2" style:family="text">
      <style:text-properties fo:font-size="18pt" fo:font-style="italic" style:font-style-asian="italic" style:font-style-complex="italic"/>
    </style:style>
    <style:style style:name="T33" style:family="text">
      <style:text-properties style:text-position="-33% 58%" fo:font-size="18pt" fo:font-style="italic" style:font-style-asian="italic" style:font-style-complex="italic"/>
    </style:style>
    <style:style style:name="T34" style:family="text">
      <style:text-properties style:text-position="0% 100%" fo:font-size="18pt" fo:font-style="italic" style:font-style-asian="italic" style:font-style-complex="italic"/>
    </style:style>
    <style:style style:name="T35" style:family="text">
      <style:text-properties style:text-position="0% 100%" fo:font-size="18pt"/>
    </style:style>
    <style:style style:name="T36" style:family="text">
      <style:text-properties fo:font-size="10pt" fo:font-style="italic" style:font-size-asian="10pt" style:font-style-asian="italic" style:font-size-complex="10pt" style:font-style-complex="italic"/>
    </style:style>
    <style:style style:name="T37" style:family="text">
      <style:text-properties fo:color="#3333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8" style:family="text">
      <style:text-properties fo:color="#3333ff"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color="#3333ff" style:text-position="0% 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0" style:family="text">
      <style:text-properties fo:color="#3333ff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cc33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2" style:family="text">
      <style:text-properties fo:color="#3333ff" style:text-position="0% 100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color="#ff3300" style:text-position="0% 100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style:text-position="0% 100%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color="#3333ff" style:text-position="-33% 58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color="#ff3300" style:text-position="-33% 58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style:use-window-font-color="true" style:text-position="0% 100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style:use-window-font-color="true" style:text-position="-33% 58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9" style:family="text">
      <style:text-properties fo:color="#ff3300" style:text-position="0% 100%" style:font-name="Ubuntu5" fo:font-size="22pt" fo:font-style="normal" fo:font-weight="normal" style:font-name-asian="Ubuntu5" style:font-size-asian="22pt" style:font-style-asian="normal" style:font-weight-asian="normal" style:font-name-complex="Ubuntu5" style:font-size-complex="22pt" style:font-style-complex="normal" style:font-weight-complex="normal"/>
    </style:style>
    <style:style style:name="T50" style:family="text">
      <style:text-properties style:use-window-font-color="true" style:text-position="0% 100%" style:font-name="Ubuntu5" fo:font-size="22pt" fo:font-style="normal" fo:font-weight="normal" style:font-name-asian="Ubuntu5" style:font-size-asian="22pt" style:font-style-asian="normal" style:font-weight-asian="normal" style:font-name-complex="Ubuntu5" style:font-size-complex="22pt" style:font-style-complex="normal" style:font-weight-complex="normal"/>
    </style:style>
    <style:style style:name="T51" style:family="text">
      <style:text-properties fo:color="#ff3300" style:text-position="0% 100%" style:font-name="Ubuntu3" fo:font-size="22pt" fo:font-style="normal" fo:font-weight="normal" style:font-name-asian="Ubuntu5" style:font-size-asian="22pt" style:font-style-asian="normal" style:font-weight-asian="normal" style:font-name-complex="Ubuntu5" style:font-size-complex="22pt" style:font-style-complex="normal" style:font-weight-complex="normal"/>
    </style:style>
    <style:style style:name="T52" style:family="text">
      <style:text-properties fo:color="#ff3300" style:text-position="-33% 58%" style:font-name="Ubuntu3" fo:font-size="22pt" fo:font-style="normal" fo:font-weight="normal" style:font-name-asian="Ubuntu5" style:font-size-asian="22pt" style:font-style-asian="normal" style:font-weight-asian="normal" style:font-name-complex="Ubuntu5" style:font-size-complex="22pt" style:font-style-complex="normal" style:font-weight-complex="normal"/>
    </style:style>
    <style:style style:name="T53" style:family="text">
      <style:text-properties fo:color="#000000" style:text-position="0% 100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4" style:family="text">
      <style:text-properties fo:color="#000000" style:text-position="-33% 58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5" style:family="text">
      <style:text-properties fo:color="#ff3300" fo:font-size="14pt" style:font-size-asian="14pt" style:font-size-complex="14pt"/>
    </style:style>
    <style:style style:name="T56" style:family="text">
      <style:text-properties fo:color="#ff3300" fo:font-size="12pt" style:font-size-asian="12pt" style:font-size-complex="12pt"/>
    </style:style>
    <style:style style:name="T57" style:family="text">
      <style:text-properties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8" style:family="text">
      <style:text-properties style:font-name="Ubuntu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9" style:family="text">
      <style:text-properties style:font-name="Ubuntu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1" style:family="text">
      <style:text-properties style:text-position="-33% 58%"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2" style:family="text">
      <style:text-properties style:text-position="0% 100%"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fo:color="#0000ff" style:text-position="0% 100%"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color="#0000ff" style:text-position="-33% 58%"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fo:color="#ff3300" style:text-position="0% 100%"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color="#ff3300" style:text-position="-33% 58%"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7" style:family="text">
      <style:text-properties style:text-position="0% 100%" fo:font-size="13pt" fo:font-style="normal" style:font-size-asian="13pt" style:font-style-asian="normal" style:font-size-complex="13pt" style:font-style-complex="normal"/>
    </style:style>
    <style:style style:name="T68" style:family="text">
      <style:text-properties style:use-window-font-color="true" style:text-position="0% 100%"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9" style:family="text">
      <style:text-properties style:use-window-font-color="true" style:text-position="-33% 58%"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0" style:family="text">
      <style:text-properties style:use-window-font-color="true" fo:font-size="12pt" style:font-size-asian="12pt" style:font-size-complex="12pt"/>
    </style:style>
    <style:style style:name="T71" style:family="text">
      <style:text-properties style:font-name="Ubuntu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2" style:family="text">
      <style:text-properties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3" style:family="text">
      <style:text-properties fo:color="#cc00cc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4" style:family="text">
      <style:text-properties fo:color="#cc00cc"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5" style:family="text">
      <style:text-properties fo:color="#cc00cc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6" style:family="text">
      <style:text-properties fo:color="#cc00cc" fo:font-size="24pt" fo:font-weight="bold" style:font-size-asian="24pt" style:font-weight-asian="bold" style:font-size-complex="24pt" style:font-weight-complex="bold"/>
    </style:style>
    <style:style style:name="T77" style:family="text">
      <style:text-properties style:text-position="0% 100%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8" style:family="text">
      <style:text-properties style:text-position="33% 58%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9" style:family="text">
      <style:text-properties style:use-window-font-color="true" style:text-position="0% 100%" style:font-name="Ubuntu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color="#000000" style:text-position="0% 100%" style:font-name="Ubuntu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1" style:family="text">
      <style:text-properties fo:color="#000000" style:text-position="33% 58%" style:font-name="Ubuntu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2" style:family="text">
      <style:text-properties fo:color="#000000" style:text-position="33% 58%" style:font-name="Ubuntu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color="#000000" style:text-position="0% 100%" style:font-name="Ubuntu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color="#cc3300" style:text-position="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5" style:family="text">
      <style:text-properties fo:color="#cc00cc" style:text-position="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6" style:family="text">
      <style:text-properties style:text-position="super 58%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7" style:family="text">
      <style:text-properties fo:font-size="12pt" fo:font-style="italic" style:font-size-asian="12pt" style:font-style-asian="italic" style:font-size-complex="12pt" style:font-style-complex="italic"/>
    </style:style>
    <style:style style:name="T88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89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90" style:family="text">
      <style:text-properties style:text-position="0% 100%" fo:font-size="12pt" style:font-size-asian="12pt" style:font-size-complex="12pt"/>
    </style:style>
    <style:style style:name="T91" style:family="text">
      <style:text-properties style:use-window-font-color="true" style:text-position="0% 100%" style:font-name="Ubuntu3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92" style:family="text">
      <style:text-properties style:use-window-font-color="true" style:text-position="-33% 58%" style:font-name="Ubuntu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color="#000000" style:text-position="super 58%" style:font-name="Ubuntu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color="#000000" style:text-position="0% 100%" style:font-name="Ubuntu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5" style:family="text">
      <style:text-properties style:text-position="-33% 58%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6" style:family="text">
      <style:text-properties fo:color="#6666ff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fo:font-size="15pt" fo:font-weight="bold" style:font-size-asian="15pt" style:font-weight-asian="bold" style:font-size-complex="15pt" style:font-weight-complex="bold"/>
    </style:style>
    <style:style style:name="T98" style:family="text">
      <style:text-properties fo:color="#6666f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99" style:family="text">
      <style:text-properties style:font-name="Ubuntu3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0" style:family="text">
      <style:text-properties style:font-name="Ubuntu3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S</text:span><text:span text:style-name="T1">o</text:span><text:span text:style-name="T1">l</text:span><text:span text:style-name="T1">vi</text:span><text:span text:style-name="T1">n</text:span><text:span text:style-name="T1">g </text:span><text:span text:style-name="T1">R</text:span><text:span text:style-name="T1">e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c</text:span><text:span text:style-name="T1">e </text:span><text:span text:style-name="T1">R</text:span><text:span text:style-name="T1">e</text:span><text:span text:style-name="T1">l</text:span><text:span text:style-name="T1">a</text:span><text:span text:style-name="T1">ti</text:span><text:span text:style-name="T1">o</text:span><text:span text:style-name="T1">n</text:span><text:span text:style-name="T1">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</text:span><text:span text:style-name="T2">Rachel J. </text:span><text:span text:style-name="T2">Morris, last </text:span><text:span text:style-name="T2">updated </text:span><text:span text:style-name="T2"><text:date style:data-style-name="D5" text:date-value="2018-01-31">Jan 31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203cm" svg:height="12.064cm" svg:x="1.114cm" svg:y="2.975cm">
          <draw:text-box>
            <text:p text:style-name="P2"><text:span text:style-name="T3">Ba</text:span><text:span text:style-name="T3">ck </text:span><text:span text:style-name="T3">in </text:span><text:span text:style-name="T3">Ch</text:span><text:span text:style-name="T3">ap</text:span><text:span text:style-name="T3">ter </text:span><text:span text:style-name="T3">1.2</text:span><text:span text:style-name="T3">, </text:span><text:span text:style-name="T3">we </text:span><text:span text:style-name="T3">wo</text:span><text:span text:style-name="T3">rk</text:span><text:span text:style-name="T3">ed </text:span><text:span text:style-name="T3">wi</text:span><text:span text:style-name="T3">th </text:span><text:span text:style-name="T3">se</text:span><text:span text:style-name="T3">qu</text:span><text:span text:style-name="T3">en</text:span><text:span text:style-name="T3">ce</text:span><text:span text:style-name="T3">s </text:span><text:span text:style-name="T3">of </text:span><text:span text:style-name="T3">nu</text:span><text:span text:style-name="T3">m</text:span><text:span text:style-name="T3">be</text:span><text:span text:style-name="T3">rs </text:span><text:span text:style-name="T3">an</text:span><text:span text:style-name="T3">d </text:span><text:span text:style-name="T3">ha</text:span><text:span text:style-name="T3">d </text:span><text:span text:style-name="T3">to </text:span><text:span text:style-name="T3">fig</text:span><text:span text:style-name="T3">ur</text:span><text:span text:style-name="T3">e </text:span><text:span text:style-name="T3">ou</text:span><text:span text:style-name="T3">t </text:span><text:span text:style-name="T4">cl</text:span><text:span text:style-name="T4">os</text:span><text:span text:style-name="T4">ed </text:span><text:span text:style-name="T4">fo</text:span><text:span text:style-name="T4">rm</text:span><text:span text:style-name="T4">ul</text:span><text:span text:style-name="T4">as</text:span><text:span text:style-name="T5"> </text:span><text:span text:style-name="T5">an</text:span><text:span text:style-name="T5">d </text:span><text:span text:style-name="T4">re</text:span><text:span text:style-name="T4">cu</text:span><text:span text:style-name="T4">rsi</text:span><text:span text:style-name="T4">ve </text:span><text:span text:style-name="T4">fo</text:span><text:span text:style-name="T4">rm</text:span><text:span text:style-name="T4">ul</text:span><text:span text:style-name="T4">as</text:span><text:span text:style-name="T5"> </text:span><text:span text:style-name="T5">m</text:span><text:span text:style-name="T5">os</text:span><text:span text:style-name="T5">tly </text:span><text:span text:style-name="T5">by </text:span><text:span text:style-name="T5">tri</text:span><text:span text:style-name="T5">al-</text:span><text:span text:style-name="T5">an</text:span><text:span text:style-name="T5">d-</text:span><text:span text:style-name="T5">err</text:span><text:span text:style-name="T5">or.</text:span></text:p>
            <text:p text:style-name="P2"><text:span text:style-name="T5"/></text:p>
            <text:p text:style-name="P2"><text:span text:style-name="T5">No</text:span><text:span text:style-name="T5">w </text:span><text:span text:style-name="T5">we </text:span><text:span text:style-name="T5">wil</text:span><text:span text:style-name="T5">l </text:span><text:span text:style-name="T5">lo</text:span><text:span text:style-name="T5">ok </text:span><text:span text:style-name="T5">at </text:span><text:span text:style-name="T5">ho</text:span><text:span text:style-name="T5">w </text:span><text:span text:style-name="T5">to </text:span><text:span text:style-name="T5">act</text:span><text:span text:style-name="T5">ual</text:span><text:span text:style-name="T5">ly, </text:span><text:span text:style-name="T5">sys</text:span><text:span text:style-name="T5">te</text:span><text:span text:style-name="T5">ma</text:span><text:span text:style-name="T5">tic</text:span><text:span text:style-name="T5">all</text:span><text:span text:style-name="T5">y, </text:span><text:span text:style-name="T5">sol</text:span><text:span text:style-name="T5">ve </text:span><text:span text:style-name="T5">th</text:span><text:span text:style-name="T5">es</text:span><text:span text:style-name="T5">e </text:span><text:span text:style-name="T5">to </text:span><text:span text:style-name="T5">fin</text:span><text:span text:style-name="T5">d </text:span><text:span text:style-name="T5">for</text:span><text:span text:style-name="T5">m</text:span><text:span text:style-name="T5">ula</text:span><text:span text:style-name="T5">s </text:span><text:span text:style-name="T5">giv</text:span><text:span text:style-name="T5">en </text:span><text:span text:style-name="T5">so</text:span><text:span text:style-name="T5">m</text:span><text:span text:style-name="T5">e </text:span><text:span text:style-name="T5">se</text:span><text:span text:style-name="T5">qu</text:span><text:span text:style-name="T5">en</text:span><text:span text:style-name="T5">ce </text:span><text:span text:style-name="T5">of </text:span><text:span text:style-name="T5">nu</text:span><text:span text:style-name="T5">m</text:span><text:span text:style-name="T5">be</text:span><text:span text:style-name="T5">rs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6">Ab</text:span><text:span text:style-name="T6">ou</text:span><text:span text:style-name="T6">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6">To</text:span><text:span text:style-name="T6">pic</text:span><text:span text:style-name="T6">s</text:span></text:p>
          </draw:text-box>
        </draw:frame>
        <draw:frame presentation:style-name="pr5" draw:text-style-name="P5" draw:layer="layout" svg:width="26.017cm" svg:height="11.793cm" svg:x="1.263cm" svg:y="3.087cm">
          <draw:text-box>
            <text:p text:style-name="P2"><text:span text:style-name="T7">1. </text:span><text:span text:style-name="T7">G</text:span><text:span text:style-name="T7">u</text:span><text:span text:style-name="T7">e</text:span><text:span text:style-name="T7">ss</text:span><text:span text:style-name="T7">in</text:span><text:span text:style-name="T7">g </text:span><text:span text:style-name="T7">F</text:span><text:span text:style-name="T7">o</text:span><text:span text:style-name="T7">r</text:span><text:span text:style-name="T7">m</text:span><text:span text:style-name="T7">ul</text:span><text:span text:style-name="T7">a</text:span><text:span text:style-name="T7">s</text:span></text:p>
            <text:p text:style-name="P2"><text:span text:style-name="T3"/></text:p>
            <text:p text:style-name="P2"><text:span text:style-name="T7">2. </text:span><text:span text:style-name="T7">D</text:span><text:span text:style-name="T7">i</text:span><text:span text:style-name="T7">ff</text:span><text:span text:style-name="T7">e</text:span><text:span text:style-name="T7">r</text:span><text:span text:style-name="T7">e</text:span><text:span text:style-name="T7">n</text:span><text:span text:style-name="T7">c</text:span><text:span text:style-name="T7">e </text:span><text:span text:style-name="T7">T</text:span><text:span text:style-name="T7">a</text:span><text:span text:style-name="T7">bl</text:span><text:span text:style-name="T7">e</text:span><text:span text:style-name="T7">s</text:span><text:span text:style-name="T7"><text:line-break/></text:span><text:span text:style-name="T7"/></text:p>
            <text:p text:style-name="P2"><text:span text:style-name="T7">3. </text:span><text:span text:style-name="T7">C</text:span><text:span text:style-name="T7">o</text:span><text:span text:style-name="T7">m</text:span><text:span text:style-name="T7">pl</text:span><text:span text:style-name="T7">e</text:span><text:span text:style-name="T7">x </text:span><text:span text:style-name="T7">S</text:span><text:span text:style-name="T7">e</text:span><text:span text:style-name="T7">q</text:span><text:span text:style-name="T7">u</text:span><text:span text:style-name="T7">e</text:span><text:span text:style-name="T7">n</text:span><text:span text:style-name="T7">c</text:span><text:span text:style-name="T7">e</text:span><text:span text:style-name="T7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G</text:span><text:span text:style-name="T8">u</text:span><text:span text:style-name="T8">e</text:span><text:span text:style-name="T8">s</text:span><text:span text:style-name="T8">si</text:span><text:span text:style-name="T8">n</text:span><text:span text:style-name="T8">g </text:span><text:span text:style-name="T8">F</text:span><text:span text:style-name="T8">o</text:span><text:span text:style-name="T8">r</text:span><text:span text:style-name="T8">m</text:span><text:span text:style-name="T8">u</text:span><text:span text:style-name="T8">l</text:span><text:span text:style-name="T8">a</text:span><text:span text:style-name="T8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</text:span><text:span text:style-name="T6">Gu</text:span><text:span text:style-name="T6">ess</text:span><text:span text:style-name="T6">in</text:span><text:span text:style-name="T6">g </text:span><text:span text:style-name="T6">Fo</text:span><text:span text:style-name="T6">rm</text:span><text:span text:style-name="T6">ul</text:span><text:span text:style-name="T6">as</text:span></text:p>
          </draw:text-box>
        </draw:frame>
        <draw:frame presentation:style-name="pr7" draw:text-style-name="P10" draw:layer="layout" svg:width="19.791cm" svg:height="9.786cm" svg:x="1.264cm" svg:y="3.088cm">
          <draw:text-box>
            <text:p text:style-name="P2"><text:span text:style-name="T9">How </text:span><text:span text:style-name="T9">did </text:span><text:span text:style-name="T9">you </text:span><text:span text:style-name="T9">try </text:span><text:span text:style-name="T9">to </text:span><text:span text:style-name="T9">find </text:span><text:span text:style-name="T9">form</text:span><text:span text:style-name="T9">ulas </text:span><text:span text:style-name="T9">for </text:span><text:span text:style-name="T9">sequ</text:span><text:span text:style-name="T9">ence</text:span><text:span text:style-name="T9">s of </text:span><text:span text:style-name="T9">num</text:span><text:span text:style-name="T9">bers </text:span><text:span text:style-name="T9">back </text:span><text:span text:style-name="T9">in </text:span><text:span text:style-name="T9">Chap</text:span><text:span text:style-name="T9">ter </text:span><text:span text:style-name="T9">1.2?</text:span></text:p>
            <text:p text:style-name="P2"><text:span text:style-name="T9"/></text:p>
            <text:p text:style-name="P2"><text:span text:style-name="T9">May</text:span><text:span text:style-name="T9">be </text:span><text:span text:style-name="T9">you </text:span><text:span text:style-name="T9">start</text:span><text:span text:style-name="T9">ed </text:span><text:span text:style-name="T9">with </text:span><text:span text:style-name="T9">som</text:span><text:span text:style-name="T9">e </text:span><text:span text:style-name="T9">basic </text:span><text:span text:style-name="T9">sequ</text:span><text:span text:style-name="T9">ence</text:span><text:span text:style-name="T9">s </text:span><text:span text:style-name="T9">that </text:span><text:span text:style-name="T9">you </text:span><text:span text:style-name="T9">coul</text:span><text:span text:style-name="T9">d </text:span><text:span text:style-name="T9">iden</text:span><text:span text:style-name="T9">tify, </text:span><text:span text:style-name="T9">like </text:span><text:span text:style-name="T9">“2, 4, </text:span><text:span text:style-name="T9">6, 8” </text:span><text:span text:style-name="T9">or </text:span><text:span text:style-name="T9">“3, 6, </text:span><text:span text:style-name="T9">9, </text:span><text:span text:style-name="T9">12” </text:span><text:span text:style-name="T9">or </text:span><text:span text:style-name="T9">even </text:span><text:span text:style-name="T9"><text:line-break/></text:span><text:span text:style-name="T9">“2, 4, </text:span><text:span text:style-name="T9">8, </text:span><text:span text:style-name="T9">16, </text:span><text:span text:style-name="T9">32” </text:span><text:span text:style-name="T9">and </text:span><text:span text:style-name="T9">woul</text:span><text:span text:style-name="T9">d </text:span><text:span text:style-name="T9">chec</text:span><text:span text:style-name="T9">k if a </text:span><text:span text:style-name="T9">sequ</text:span><text:span text:style-name="T9">ence </text:span><text:span text:style-name="T9">follo</text:span><text:span text:style-name="T9">wed </text:span><text:span text:style-name="T9">a </text:span><text:span text:style-name="T9">simil</text:span><text:span text:style-name="T9">ar </text:span><text:span text:style-name="T9">patt</text:span><text:span text:style-name="T9">ern, </text:span><text:span text:style-name="T9">but </text:span><text:span text:style-name="T9">perh</text:span><text:span text:style-name="T9">aps </text:span><text:span text:style-name="T9">+/- </text:span><text:span text:style-name="T9">som</text:span><text:span text:style-name="T9">ethi</text:span><text:span text:style-name="T9">ng </text:span><text:span text:style-name="T9">else.</text:span></text:p>
            <text:p text:style-name="P2"><text:span text:style-name="T9"/></text:p>
            <text:p text:style-name="P6"><text:span text:style-name="T9">a</text:span><text:span text:style-name="T10">n</text:span><text:span text:style-name="T11"> = </text:span><text:span text:style-name="T11">2n + </text:span><text:span text:style-name="T11">1</text:span></text:p>
            <text:p text:style-name="P6"><text:span text:style-name="T11"/></text:p>
            <text:p text:style-name="P6"><text:span text:style-name="T11">= 3, </text:span><text:span text:style-name="T11">5, 7, </text:span><text:span text:style-name="T11">9, … 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</text:span><text:span text:style-name="T6">Gu</text:span><text:span text:style-name="T6">ess</text:span><text:span text:style-name="T6">in</text:span><text:span text:style-name="T6">g </text:span><text:span text:style-name="T6">Fo</text:span><text:span text:style-name="T6">rm</text:span><text:span text:style-name="T6">ul</text:span><text:span text:style-name="T6">as</text:span></text:p>
          </draw:text-box>
        </draw:frame>
        <draw:frame presentation:style-name="pr8" draw:text-style-name="P10" draw:layer="layout" svg:width="19.791cm" svg:height="8.042cm" svg:x="1.264cm" svg:y="3.088cm">
          <draw:text-box>
            <text:p text:style-name="P2"><text:span text:style-name="T11">May</text:span><text:span text:style-name="T11">be </text:span><text:span text:style-name="T11">you </text:span><text:span text:style-name="T11">woul</text:span><text:span text:style-name="T11">d </text:span><text:span text:style-name="T11">inves</text:span><text:span text:style-name="T11">tigat</text:span><text:span text:style-name="T11">e </text:span><text:span text:style-name="T11">the </text:span><text:span text:style-name="T11">num</text:span><text:span text:style-name="T11">bers </text:span><text:span text:style-name="T11">and </text:span><text:span text:style-name="T11">see </text:span><text:span text:style-name="T11">if </text:span><text:span text:style-name="T11">ther</text:span><text:span text:style-name="T11">e </text:span><text:span text:style-name="T11">was </text:span><text:span text:style-name="T11">a </text:span><text:span text:style-name="T11">linea</text:span><text:span text:style-name="T11">r </text:span><text:span text:style-name="T11">diffe</text:span><text:span text:style-name="T11">renc</text:span><text:span text:style-name="T11">e </text:span><text:span text:style-name="T11">bet</text:span><text:span text:style-name="T11">wee</text:span><text:span text:style-name="T11">n </text:span><text:span text:style-name="T11">each </text:span><text:span text:style-name="T11">one</text:span><text:span text:style-name="T11">…</text:span></text:p>
            <text:p text:style-name="P2"><text:span text:style-name="T11"/></text:p>
            <text:p text:style-name="P6"><text:span text:style-name="T11">2</text:span><text:span text:style-name="T11"><text:tab/></text:span><text:span text:style-name="T11"><text:tab/></text:span><text:span text:style-name="T11">5</text:span><text:span text:style-name="T11"><text:tab/></text:span><text:span text:style-name="T11"><text:tab/></text:span><text:span text:style-name="T11">8</text:span><text:span text:style-name="T11"><text:tab/></text:span><text:span text:style-name="T11"><text:tab/></text:span><text:span text:style-name="T11">11</text:span><text:span text:style-name="T11"><text:tab/></text:span><text:span text:style-name="T11"><text:tab/></text:span><text:span text:style-name="T11">14</text:span></text:p>
            <text:p text:style-name="P2"><text:span text:style-name="T11"><text:tab/></text:span><text:span text:style-name="T11"><text:tab/></text:span><text:span text:style-name="T11"><text:tab/></text:span><text:span text:style-name="T11"><text:tab/></text:span><text:span text:style-name="T11">+3</text:span><text:span text:style-name="T11"><text:tab/></text:span><text:span text:style-name="T11"><text:tab/></text:span><text:span text:style-name="T11">+3</text:span><text:span text:style-name="T11"><text:tab/></text:span><text:span text:style-name="T11"><text:tab/></text:span><text:span text:style-name="T11">+3</text:span><text:span text:style-name="T11"><text:tab/></text:span><text:span text:style-name="T11"><text:tab/></text:span><text:span text:style-name="T11">+3</text:span><text:span text:style-name="T11"><text:tab/></text:span><text:span text:style-name="T11"><text:tab/></text:span><text:span text:style-name="T11">…</text:span></text:p>
            <text:p text:style-name="P2"><text:span text:style-name="T11"/></text:p>
            <text:p text:style-name="P6"><text:span text:style-name="T11">= It’s </text:span><text:span text:style-name="T11">3 </text:span><text:span text:style-name="T11">time</text:span><text:span text:style-name="T11">s n, </text:span><text:span text:style-name="T11">but </text:span><text:span text:style-name="T11">offs</text:span><text:span text:style-name="T11">et by </text:span><text:span text:style-name="T11">-1…</text:span></text:p>
            <text:p text:style-name="P6"><text:span text:style-name="T11"/></text:p>
            <text:p text:style-name="P6"><text:span text:style-name="T11">a</text:span><text:span text:style-name="T10">n</text:span><text:span text:style-name="T11"> = </text:span><text:span text:style-name="T11">3n - </text:span><text:span text:style-name="T11">1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1. </text:span><text:span text:style-name="T6">Gu</text:span><text:span text:style-name="T6">ess</text:span><text:span text:style-name="T6">in</text:span><text:span text:style-name="T6">g </text:span><text:span text:style-name="T6">Fo</text:span><text:span text:style-name="T6">rm</text:span><text:span text:style-name="T6">ul</text:span><text:span text:style-name="T6">as</text:span></text:p>
          </draw:text-box>
        </draw:frame>
        <draw:frame presentation:style-name="pr9" draw:text-style-name="P10" draw:layer="layout" svg:width="19.791cm" svg:height="6.977cm" svg:x="1.264cm" svg:y="3.088cm">
          <draw:text-box>
            <text:p text:style-name="P2"><text:span text:style-name="T11">It </text:span><text:span text:style-name="T11">can </text:span><text:span text:style-name="T11">be </text:span><text:span text:style-name="T11">pret</text:span><text:span text:style-name="T11">ty </text:span><text:span text:style-name="T11">frust</text:span><text:span text:style-name="T11">ratin</text:span><text:span text:style-name="T11">g to </text:span><text:span text:style-name="T11">try </text:span><text:span text:style-name="T11">to </text:span><text:span text:style-name="T11">just </text:span><text:span text:style-name="T11">anal</text:span><text:span text:style-name="T11">yze a </text:span><text:span text:style-name="T11">sequ</text:span><text:span text:style-name="T11">ence </text:span><text:span text:style-name="T11">of </text:span><text:span text:style-name="T11">num</text:span><text:span text:style-name="T11">bers </text:span><text:span text:style-name="T11">and </text:span><text:span text:style-name="T11">hope </text:span><text:span text:style-name="T11">that </text:span><text:span text:style-name="T11">you </text:span><text:span text:style-name="T11">can </text:span><text:span text:style-name="T11">find </text:span><text:span text:style-name="T11">the </text:span><text:span text:style-name="T11">patt</text:span><text:span text:style-name="T11">ern </text:span><text:span text:style-name="T11">in </text:span><text:span text:style-name="T11">orde</text:span><text:span text:style-name="T11">r to </text:span><text:span text:style-name="T11">deriv</text:span><text:span text:style-name="T11">e a </text:span><text:span text:style-name="T11">form</text:span><text:span text:style-name="T11">ula.</text:span></text:p>
            <text:p text:style-name="P2"><text:span text:style-name="T11"/></text:p>
            <text:p text:style-name="P2"><text:span text:style-name="T11">Inste</text:span><text:span text:style-name="T11">ad, </text:span><text:span text:style-name="T11">how </text:span><text:span text:style-name="T11">coul</text:span><text:span text:style-name="T11">d we </text:span><text:span text:style-name="T11">solv</text:span><text:span text:style-name="T11">e </text:span><text:span text:style-name="T11">this </text:span><text:span text:style-name="T11">in a </text:span><text:span text:style-name="T11">mor</text:span><text:span text:style-name="T11">e </text:span><text:span text:style-name="T11">relia</text:span><text:span text:style-name="T11">ble </text:span><text:span text:style-name="T11">way?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D</text:span><text:span text:style-name="T8">i</text:span><text:span text:style-name="T8">f</text:span><text:span text:style-name="T8">f</text:span><text:span text:style-name="T8">e</text:span><text:span text:style-name="T8">r</text:span><text:span text:style-name="T8">e</text:span><text:span text:style-name="T8">n</text:span><text:span text:style-name="T8">c</text:span><text:span text:style-name="T8">e </text:span><text:span text:style-name="T8">T</text:span><text:span text:style-name="T8">a</text:span><text:span text:style-name="T8">b</text:span><text:span text:style-name="T8">l</text:span><text:span text:style-name="T8">e</text:span><text:span text:style-name="T8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Di</text:span><text:span text:style-name="T6">ffe</text:span><text:span text:style-name="T6">re</text:span><text:span text:style-name="T6">nc</text:span><text:span text:style-name="T6">e </text:span><text:span text:style-name="T6">Ta</text:span><text:span text:style-name="T6">bl</text:span><text:span text:style-name="T6">es</text:span></text:p>
          </draw:text-box>
        </draw:frame>
        <draw:frame presentation:style-name="pr10" draw:text-style-name="P10" draw:layer="layout" svg:width="19.791cm" svg:height="0.942cm" svg:x="1.264cm" svg:y="3.088cm">
          <draw:text-box>
            <text:p text:style-name="P2"><text:span text:style-name="T15">Let’s </text:span><text:span text:style-name="T15">find a </text:span><text:span text:style-name="T15">formu</text:span><text:span text:style-name="T15">la for </text:span><text:span text:style-name="T15">the </text:span><text:span text:style-name="T15">seque</text:span><text:span text:style-name="T15">nce of </text:span><text:span text:style-name="T15">numb</text:span><text:span text:style-name="T15">ers: 2, </text:span><text:span text:style-name="T15">5, 8, </text:span><text:span text:style-name="T15">11, </text:span><text:span text:style-name="T15">14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Di</text:span><text:span text:style-name="T6">ffe</text:span><text:span text:style-name="T6">re</text:span><text:span text:style-name="T6">nc</text:span><text:span text:style-name="T6">e </text:span><text:span text:style-name="T6">Ta</text:span><text:span text:style-name="T6">bl</text:span><text:span text:style-name="T6">es</text:span></text:p>
          </draw:text-box>
        </draw:frame>
        <draw:frame presentation:style-name="pr11" draw:text-style-name="P10" draw:layer="layout" svg:width="19.791cm" svg:height="2.617cm" svg:x="1.216cm" svg:y="4.739cm">
          <draw:text-box>
            <text:p text:style-name="P2"><text:span text:style-name="T11">The </text:span><text:span text:style-name="T11">first </text:span><text:span text:style-name="T11">step </text:span><text:span text:style-name="T11">to </text:span><text:span text:style-name="T11">anal</text:span><text:span text:style-name="T11">yzin</text:span><text:span text:style-name="T11">g a </text:span><text:span text:style-name="T11">sequ</text:span><text:span text:style-name="T11">ence </text:span><text:span text:style-name="T11">of </text:span><text:span text:style-name="T11">num</text:span><text:span text:style-name="T11">bers </text:span><text:span text:style-name="T11">is to </text:span><text:span text:style-name="T11">insp</text:span><text:span text:style-name="T11">ect </text:span><text:span text:style-name="T11">what </text:span><text:span text:style-name="T11">the </text:span><text:span text:style-name="T11">diffe</text:span><text:span text:style-name="T11">renc</text:span><text:span text:style-name="T11">es </text:span><text:span text:style-name="T11">are </text:span><text:span text:style-name="T11">bet</text:span><text:span text:style-name="T11">wee</text:span><text:span text:style-name="T11">n </text:span><text:span text:style-name="T11">each </text:span><text:span text:style-name="T11">term</text:span><text:span text:style-name="T11">. We </text:span><text:span text:style-name="T11">can </text:span><text:span text:style-name="T11">build </text:span><text:span text:style-name="T11">a </text:span><text:span text:style-name="T11">diffe</text:span><text:span text:style-name="T11">renc</text:span><text:span text:style-name="T11">e </text:span><text:span text:style-name="T11">tabl</text:span><text:span text:style-name="T11">e </text:span><text:span text:style-name="T11">like </text:span><text:span text:style-name="T11">this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12" draw:text-style-name="P14" draw:layer="layout" svg:width="19.791cm" svg:height="1.737cm" svg:x="1.217cm" svg:y="12.896cm">
          <draw:text-box>
            <text:p text:style-name="P6"><text:span text:style-name="T16">Note </text:span><text:span text:style-name="T16">that </text:span><text:span text:style-name="T16">while </text:span><text:span text:style-name="T16">work</text:span><text:span text:style-name="T16">ing </text:span><text:span text:style-name="T16">with </text:span><text:span text:style-name="T16">differ</text:span><text:span text:style-name="T16">ence </text:span><text:span text:style-name="T16">table</text:span><text:span text:style-name="T16">s, </text:span><text:span text:style-name="T16">we </text:span><text:span text:style-name="T16">will </text:span><text:span text:style-name="T16">have </text:span><text:span text:style-name="T16">the </text:span><text:span text:style-name="T16">inde</text:span><text:span text:style-name="T16">x </text:span><text:span text:style-name="T16">start </text:span><text:span text:style-name="T16">at 0 </text:span><text:span text:style-name="T16">inste</text:span><text:span text:style-name="T16">ad of </text:span><text:span text:style-name="T16">1.</text:span></text:p>
          </draw:text-box>
        </draw:frame>
        <draw:frame draw:style-name="standard" draw:layer="layout" svg:width="14.877cm" svg:height="4.026cm" svg:x="6.07cm" svg:y="8.2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17">n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2" table:default-cell-style-name="ce4">
              <table:table-cell table:style-name="ce3">
                <text:p text:style-name="P6"><text:span text:style-name="T19">s</text:span><text:span text:style-name="T20">n</text:span></text:p>
              </table:table-cell>
              <table:table-cell>
                <text:p text:style-name="P6"><text:span text:style-name="T21">2</text:span></text:p>
              </table:table-cell>
              <table:table-cell>
                <text:p text:style-name="P6"><text:span text:style-name="T21">5</text:span></text:p>
              </table:table-cell>
              <table:table-cell>
                <text:p text:style-name="P6"><text:span text:style-name="T21">8</text:span></text:p>
              </table:table-cell>
              <table:table-cell>
                <text:p text:style-name="P6"><text:span text:style-name="T21">11</text:span></text:p>
              </table:table-cell>
              <table:table-cell>
                <text:p text:style-name="P6"><text:span text:style-name="T21">14</text:span></text:p>
              </table:table-cell>
            </table:table-row>
            <table:table-row table:style-name="ro3" table:default-cell-style-name="ce6">
              <table:table-cell table:style-name="ce5">
                <text:p text:style-name="P6"><text:span text:style-name="T22">Δ</text:span><text:span text:style-name="T23">n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3" draw:text-style-name="P10" draw:layer="layout" svg:width="19.791cm" svg:height="0.942cm" svg:x="1.265cm" svg:y="3.088cm">
          <draw:text-box>
            <text:p text:style-name="P2"><text:span text:style-name="T15">Let’s </text:span><text:span text:style-name="T15">find a </text:span><text:span text:style-name="T15">formu</text:span><text:span text:style-name="T15">la for </text:span><text:span text:style-name="T15">the </text:span><text:span text:style-name="T15">seque</text:span><text:span text:style-name="T15">nce of </text:span><text:span text:style-name="T15">numb</text:span><text:span text:style-name="T15">ers: 2, </text:span><text:span text:style-name="T15">5, 8, </text:span><text:span text:style-name="T15">11, </text:span><text:span text:style-name="T15">14</text:span></text:p>
          </draw:text-box>
        </draw:frame>
        <draw:frame draw:style-name="gr5" draw:text-style-name="P15" draw:layer="layout" svg:width="5.437cm" svg:height="2.705cm" svg:x="22.016cm" svg:y="3.811cm">
          <draw:text-box>
            <text:p><text:span text:style-name="T25">n: </text:span><text:tab/>Index</text:p>
            <text:p><text:span text:style-name="T25">s</text:span><text:span text:style-name="T26">n</text:span><text:span text:style-name="T27">:</text:span><text:span text:style-name="T28"> </text:span><text:span text:style-name="T28"><text:tab/></text:span><text:span text:style-name="T28">Elem</text:span><text:span text:style-name="T28">ent at </text:span><text:span text:style-name="T27">n</text:span></text:p>
            <text:p><text:span text:style-name="T27">Δn: </text:span><text:span text:style-name="T27"><text:tab/></text:span><text:span text:style-name="T27">s</text:span><text:span text:style-name="T26">n+1</text:span><text:span text:style-name="T27"> - </text:span><text:span text:style-name="T27">s</text:span><text:span text:style-name="T26">n</text:span></text:p>
          </draw:text-box>
        </draw:frame>
        <draw:frame draw:style-name="gr6" draw:text-style-name="P16" draw:layer="layout" svg:width="5.365cm" svg:height="0.963cm" svg:x="0.63cm" svg:y="8.375cm">
          <draw:text-box>
            <text:p text:style-name="P6">Index #</text:p>
          </draw:text-box>
        </draw:frame>
        <draw:frame draw:style-name="gr7" draw:text-style-name="P16" draw:layer="layout" svg:width="5.365cm" svg:height="0.806cm" svg:x="0.631cm" svg:y="9.711cm">
          <draw:text-box>
            <text:p text:style-name="P6"><text:span text:style-name="T29">Elemen</text:span><text:span text:style-name="T29">t at </text:span><text:span text:style-name="T29">positio</text:span><text:span text:style-name="T29">n </text:span><text:span text:style-name="T30">n</text:span></text:p>
          </draw:text-box>
        </draw:frame>
        <draw:frame draw:style-name="gr6" draw:text-style-name="P16" draw:layer="layout" svg:width="5.365cm" svg:height="0.963cm" svg:x="0.607cm" svg:y="10.925cm">
          <draw:text-box>
            <text:p text:style-name="P6">Difference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Di</text:span><text:span text:style-name="T6">ffe</text:span><text:span text:style-name="T6">re</text:span><text:span text:style-name="T6">nc</text:span><text:span text:style-name="T6">e </text:span><text:span text:style-name="T6">Ta</text:span><text:span text:style-name="T6">bl</text:span><text:span text:style-name="T6">es</text:span></text:p>
          </draw:text-box>
        </draw:frame>
        <draw:frame presentation:style-name="pr14" draw:text-style-name="P10" draw:layer="layout" svg:width="9.853cm" svg:height="7.849cm" svg:x="0.682cm" svg:y="2.773cm">
          <draw:text-box>
            <text:p text:style-name="P2"><text:span text:style-name="T11">Noti</text:span><text:span text:style-name="T11">ce </text:span><text:span text:style-name="T11">that </text:span><text:span text:style-name="T11">the </text:span><text:span text:style-name="T11">diffe</text:span><text:span text:style-name="T11">renc</text:span><text:span text:style-name="T11">e </text:span><text:span text:style-name="T11">bet</text:span><text:span text:style-name="T11">wee</text:span><text:span text:style-name="T11">n </text:span><text:span text:style-name="T11">each </text:span><text:span text:style-name="T11">term </text:span><text:span text:style-name="T11">is 3 </text:span><text:span text:style-name="T11">in </text:span><text:span text:style-name="T11">this </text:span><text:span text:style-name="T11">case.</text:span></text:p>
            <text:p text:style-name="P2"><text:span text:style-name="T11"/></text:p>
            <text:p text:style-name="P2"><text:span text:style-name="T11">By </text:span><text:span text:style-name="T11">reco</text:span><text:span text:style-name="T11">gnizi</text:span><text:span text:style-name="T11">ng </text:span><text:span text:style-name="T11">this </text:span><text:span text:style-name="T11">infor</text:span><text:span text:style-name="T11">mati</text:span><text:span text:style-name="T11">on, </text:span><text:span text:style-name="T11">we </text:span><text:span text:style-name="T11">can </text:span><text:span text:style-name="T11">esse</text:span><text:span text:style-name="T11">ntiall</text:span><text:span text:style-name="T11">y </text:span><text:span text:style-name="T31">deriv</text:span><text:span text:style-name="T31">e</text:span><text:span text:style-name="T11"> the </text:span><text:span text:style-name="T11">term </text:span><text:span text:style-name="T11">valu</text:span><text:span text:style-name="T11">e at </text:span><text:span text:style-name="T11">any </text:span><text:span text:style-name="T11">arbit</text:span><text:span text:style-name="T11">rary </text:span><text:span text:style-name="T11">posit</text:span><text:span text:style-name="T11">ion </text:span><text:span text:style-name="T31">n</text:span><text:span text:style-name="T11">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7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5" draw:text-style-name="P18" draw:layer="layout" svg:width="5.437cm" svg:height="2.705cm" svg:x="22.016cm" svg:y="3.811cm">
          <draw:text-box>
            <text:p><text:span text:style-name="T32">n: </text:span><text:span text:style-name="T13"><text:tab/></text:span><text:span text:style-name="T13">Index</text:span></text:p>
            <text:p><text:span text:style-name="T32">s</text:span><text:span text:style-name="T33">n</text:span><text:span text:style-name="T34">:</text:span><text:span text:style-name="T35"> </text:span><text:span text:style-name="T35"><text:tab/></text:span><text:span text:style-name="T35">Elem</text:span><text:span text:style-name="T35">ent at </text:span><text:span text:style-name="T34">n</text:span></text:p>
            <text:p><text:span text:style-name="T34">Δn: </text:span><text:span text:style-name="T34"><text:tab/></text:span><text:span text:style-name="T34">s</text:span><text:span text:style-name="T33">n+1</text:span><text:span text:style-name="T34"> - </text:span><text:span text:style-name="T34">s</text:span><text:span text:style-name="T33">n</text:span></text:p>
          </draw:text-box>
        </draw:frame>
        <draw:frame draw:style-name="standard" draw:layer="layout" svg:width="10.631cm" svg:height="5.4cm" svg:x="10.559cm" svg:y="2.67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2</text:span></text:p>
              </table:table-cell>
              <table:table-cell>
                <text:p text:style-name="P6"><text:span text:style-name="T40">5</text:span></text:p>
              </table:table-cell>
              <table:table-cell>
                <text:p text:style-name="P6"><text:span text:style-name="T40">8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4</text:span></text:p>
              </table:table-cell>
            </table:table-row>
            <table:table-row table:style-name="ro6" table:default-cell-style-name="ce6">
              <table:table-cell table:style-name="ce5">
                <text:p text:style-name="P6"><text:span text:style-name="T22">Δ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Di</text:span><text:span text:style-name="T6">ffe</text:span><text:span text:style-name="T6">re</text:span><text:span text:style-name="T6">nc</text:span><text:span text:style-name="T6">e </text:span><text:span text:style-name="T6">Ta</text:span><text:span text:style-name="T6">bl</text:span><text:span text:style-name="T6">es</text:span></text:p>
          </draw:text-box>
        </draw:frame>
        <draw:frame presentation:style-name="pr15" draw:text-style-name="P10" draw:layer="layout" svg:width="9.853cm" svg:height="12.107cm" svg:x="0.682cm" svg:y="2.773cm">
          <draw:text-box>
            <text:list text:style-name="L1">
              <text:list-item>
                <text:p text:style-name="P2"><text:span text:style-name="T11">s</text:span><text:span text:style-name="T10">0</text:span><text:span text:style-name="T11"> </text:span><text:span text:style-name="T11">= </text:span><text:span text:style-name="T42">2</text:span><text:span text:style-name="T11">.</text:span><text:span text:style-name="T11"><text:line-break/></text:span><text:span text:style-name="T11"/></text:p>
              </text:list-item>
              <text:list-item>
                <text:p text:style-name="P2"><text:span text:style-name="T11">s</text:span><text:span text:style-name="T10">1</text:span><text:span text:style-name="T11"> </text:span><text:span text:style-name="T11">= </text:span><text:span text:style-name="T42">2</text:span><text:span text:style-name="T11"> </text:span><text:span text:style-name="T11">+ </text:span><text:span text:style-name="T43">3</text:span><text:span text:style-name="T11"><text:line-break/></text:span><text:span text:style-name="T11"/></text:p>
              </text:list-item>
              <text:list-item>
                <text:p text:style-name="P2"><text:span text:style-name="T11">s</text:span><text:span text:style-name="T10">2</text:span><text:span text:style-name="T11"> </text:span><text:span text:style-name="T11">= </text:span><text:span text:style-name="T42">2</text:span><text:span text:style-name="T11"> </text:span><text:span text:style-name="T11">+ </text:span><text:span text:style-name="T43">3 </text:span><text:span text:style-name="T43">+ 3</text:span><text:span text:style-name="T11"><text:line-break/></text:span><text:span text:style-name="T11"/></text:p>
              </text:list-item>
              <text:list-item>
                <text:p text:style-name="P2"><text:span text:style-name="T11">s</text:span><text:span text:style-name="T10">3</text:span><text:span text:style-name="T44"> </text:span><text:span text:style-name="T11">= </text:span><text:span text:style-name="T42">2</text:span><text:span text:style-name="T11"> </text:span><text:span text:style-name="T11">+ </text:span><text:span text:style-name="T43">3 </text:span><text:span text:style-name="T43">+ 3 </text:span><text:span text:style-name="T43">+ 3</text:span><text:span text:style-name="T11"><text:line-break/></text:span><text:span text:style-name="T11"/></text:p>
              </text:list-item>
            </text:list>
            <text:p text:style-name="P2"><text:span text:style-name="T11">And </text:span><text:span text:style-name="T11">so </text:span><text:span text:style-name="T11">on…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standard" draw:layer="layout" svg:width="10.629cm" svg:height="5.398cm" svg:x="10.558cm" svg:y="2.6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0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2</text:span></text:p>
              </table:table-cell>
              <table:table-cell>
                <text:p text:style-name="P6"><text:span text:style-name="T40">5</text:span></text:p>
              </table:table-cell>
              <table:table-cell>
                <text:p text:style-name="P6"><text:span text:style-name="T40">8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4</text:span></text:p>
              </table:table-cell>
            </table:table-row>
            <table:table-row table:style-name="ro7" table:default-cell-style-name="ce6">
              <table:table-cell table:style-name="ce5">
                <text:p text:style-name="P6"><text:span text:style-name="T22">Δ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5" draw:layer="layout" svg:width="5.437cm" svg:height="2.705cm" svg:x="22.016cm" svg:y="3.811cm">
          <draw:text-box>
            <text:p><text:span text:style-name="T25">n: </text:span><text:tab/>Index</text:p>
            <text:p><text:span text:style-name="T25">s</text:span><text:span text:style-name="T26">n</text:span><text:span text:style-name="T27">:</text:span><text:span text:style-name="T28"> </text:span><text:span text:style-name="T28"><text:tab/></text:span><text:span text:style-name="T28">Elem</text:span><text:span text:style-name="T28">ent at </text:span><text:span text:style-name="T27">n</text:span></text:p>
            <text:p><text:span text:style-name="T27">Δn: </text:span><text:span text:style-name="T27"><text:tab/></text:span><text:span text:style-name="T27">s</text:span><text:span text:style-name="T26">n+1</text:span><text:span text:style-name="T27"> - </text:span><text:span text:style-name="T27">s</text:span><text:span text:style-name="T26">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Di</text:span><text:span text:style-name="T6">ffe</text:span><text:span text:style-name="T6">re</text:span><text:span text:style-name="T6">nc</text:span><text:span text:style-name="T6">e </text:span><text:span text:style-name="T6">Ta</text:span><text:span text:style-name="T6">bl</text:span><text:span text:style-name="T6">es</text:span></text:p>
          </draw:text-box>
        </draw:frame>
        <draw:frame presentation:style-name="pr16" draw:text-style-name="P10" draw:layer="layout" svg:width="9.853cm" svg:height="7.228cm" svg:x="0.682cm" svg:y="2.773cm">
          <draw:text-box>
            <text:list text:style-name="L1">
              <text:list-item>
                <text:p text:style-name="P2"><text:span text:style-name="T11">s</text:span><text:span text:style-name="T10">0</text:span><text:span text:style-name="T11"> </text:span><text:span text:style-name="T11">= </text:span><text:span text:style-name="T42">2</text:span><text:span text:style-name="T11">.</text:span><text:span text:style-name="T11"><text:line-break/></text:span><text:span text:style-name="T11"/></text:p>
              </text:list-item>
              <text:list-item>
                <text:p text:style-name="P2"><text:span text:style-name="T11">s</text:span><text:span text:style-name="T10">1</text:span><text:span text:style-name="T11"> </text:span><text:span text:style-name="T11">= </text:span><text:span text:style-name="T42">s</text:span><text:span text:style-name="T45">0</text:span><text:span text:style-name="T11"> </text:span><text:span text:style-name="T11">+ </text:span><text:span text:style-name="T43">Δ</text:span><text:span text:style-name="T46">0</text:span><text:span text:style-name="T11"><text:line-break/></text:span><text:span text:style-name="T11"/></text:p>
              </text:list-item>
              <text:list-item>
                <text:p text:style-name="P2"><text:span text:style-name="T11">s</text:span><text:span text:style-name="T10">2</text:span><text:span text:style-name="T11"> </text:span><text:span text:style-name="T11">= </text:span><text:span text:style-name="T42">s</text:span><text:span text:style-name="T45">0</text:span><text:span text:style-name="T11"> </text:span><text:span text:style-name="T11">+ </text:span><text:span text:style-name="T43">Δ</text:span><text:span text:style-name="T46">0</text:span><text:span text:style-name="T43"> </text:span><text:span text:style-name="T43">+ </text:span><text:span text:style-name="T43">Δ</text:span><text:span text:style-name="T46">1</text:span><text:span text:style-name="T11"><text:line-break/></text:span><text:span text:style-name="T11"/></text:p>
              </text:list-item>
              <text:list-item>
                <text:p text:style-name="P2"><text:span text:style-name="T11">s</text:span><text:span text:style-name="T10">3</text:span><text:span text:style-name="T44"> </text:span><text:span text:style-name="T11">= </text:span><text:span text:style-name="T42">s</text:span><text:span text:style-name="T45">0</text:span><text:span text:style-name="T11"> </text:span><text:span text:style-name="T11">+ </text:span><text:span text:style-name="T43">Δ</text:span><text:span text:style-name="T46">0</text:span><text:span text:style-name="T43"> </text:span><text:span text:style-name="T43">+ </text:span><text:span text:style-name="T43">Δ</text:span><text:span text:style-name="T46">1</text:span><text:span text:style-name="T43"> </text:span><text:span text:style-name="T43">+ </text:span><text:span text:style-name="T43">Δ</text:span><text:span text:style-name="T46">2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5" draw:text-style-name="P15" draw:layer="layout" svg:width="5.437cm" svg:height="2.705cm" svg:x="22.016cm" svg:y="3.811cm">
          <draw:text-box>
            <text:p><text:span text:style-name="T25">n: </text:span><text:tab/>Index</text:p>
            <text:p><text:span text:style-name="T25">s</text:span><text:span text:style-name="T26">n</text:span><text:span text:style-name="T27">:</text:span><text:span text:style-name="T28"> </text:span><text:span text:style-name="T28"><text:tab/></text:span><text:span text:style-name="T28">Elem</text:span><text:span text:style-name="T28">ent at </text:span><text:span text:style-name="T27">n</text:span></text:p>
            <text:p><text:span text:style-name="T27">Δn: </text:span><text:span text:style-name="T27"><text:tab/></text:span><text:span text:style-name="T27">s</text:span><text:span text:style-name="T26">n+1</text:span><text:span text:style-name="T27"> - </text:span><text:span text:style-name="T27">s</text:span><text:span text:style-name="T26">n</text:span></text:p>
          </draw:text-box>
        </draw:frame>
        <draw:frame presentation:style-name="pr17" draw:text-style-name="P10" draw:layer="layout" svg:width="20.731cm" svg:height="4.919cm" svg:x="0.558cm" svg:y="10.292cm">
          <draw:text-box>
            <text:p text:style-name="P2"><text:span text:style-name="T11">Let’s </text:span><text:span text:style-name="T11">chan</text:span><text:span text:style-name="T11">ge </text:span><text:span text:style-name="T11">thes</text:span><text:span text:style-name="T11">e to </text:span><text:span text:style-name="T11">the </text:span><text:span text:style-name="T11">corre</text:span><text:span text:style-name="T11">spon</text:span><text:span text:style-name="T11">ding </text:span><text:span text:style-name="T11">sym</text:span><text:span text:style-name="T11">bols </text:span><text:span text:style-name="T11">that </text:span><text:span text:style-name="T11">repr</text:span><text:span text:style-name="T11">esen</text:span><text:span text:style-name="T11">t the </text:span><text:span text:style-name="T11">valu</text:span><text:span text:style-name="T11">es.</text:span></text:p>
            <text:p text:style-name="P2"><text:span text:style-name="T11"/></text:p>
            <text:p text:style-name="P2"><text:span text:style-name="T11">Now </text:span><text:span text:style-name="T11">we </text:span><text:span text:style-name="T11">can </text:span><text:span text:style-name="T11">see a </text:span><text:span text:style-name="T11">patt</text:span><text:span text:style-name="T11">ern</text:span><text:span text:style-name="T11">…</text:span></text:p>
          </draw:text-box>
        </draw:frame>
        <draw:frame draw:style-name="standard" draw:layer="layout" svg:width="10.631cm" svg:height="5.4cm" svg:x="10.559cm" svg:y="2.67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2</text:span></text:p>
              </table:table-cell>
              <table:table-cell>
                <text:p text:style-name="P6"><text:span text:style-name="T40">5</text:span></text:p>
              </table:table-cell>
              <table:table-cell>
                <text:p text:style-name="P6"><text:span text:style-name="T40">8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4</text:span></text:p>
              </table:table-cell>
            </table:table-row>
            <table:table-row table:style-name="ro6" table:default-cell-style-name="ce6">
              <table:table-cell table:style-name="ce5">
                <text:p text:style-name="P6"><text:span text:style-name="T22">Δ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Di</text:span><text:span text:style-name="T6">ffe</text:span><text:span text:style-name="T6">re</text:span><text:span text:style-name="T6">nc</text:span><text:span text:style-name="T6">e </text:span><text:span text:style-name="T6">Ta</text:span><text:span text:style-name="T6">bl</text:span><text:span text:style-name="T6">es</text:span></text:p>
          </draw:text-box>
        </draw:frame>
        <draw:frame presentation:style-name="pr18" draw:text-style-name="P10" draw:layer="layout" svg:width="9.853cm" svg:height="10.944cm" svg:x="0.682cm" svg:y="2.773cm">
          <draw:text-box>
            <text:list text:style-name="L1">
              <text:list-item>
                <text:p text:style-name="P2"><text:span text:style-name="T11">s</text:span><text:span text:style-name="T10">0</text:span><text:span text:style-name="T11"> </text:span><text:span text:style-name="T11">= </text:span><text:span text:style-name="T42">2</text:span><text:span text:style-name="T11">.</text:span><text:span text:style-name="T11"><text:line-break/></text:span><text:span text:style-name="T11"/></text:p>
              </text:list-item>
              <text:list-item>
                <text:p text:style-name="P2"><text:span text:style-name="T11">s</text:span><text:span text:style-name="T10">1</text:span><text:span text:style-name="T11"> </text:span><text:span text:style-name="T11">= </text:span><text:span text:style-name="T42">s</text:span><text:span text:style-name="T45">0</text:span><text:span text:style-name="T11"> </text:span><text:span text:style-name="T11">+ </text:span><text:span text:style-name="T43">Δ</text:span><text:span text:style-name="T46">0</text:span><text:span text:style-name="T11"><text:line-break/></text:span><text:span text:style-name="T11"/></text:p>
              </text:list-item>
              <text:list-item>
                <text:p text:style-name="P2"><text:span text:style-name="T11">s</text:span><text:span text:style-name="T10">2</text:span><text:span text:style-name="T11"> </text:span><text:span text:style-name="T11">= </text:span><text:span text:style-name="T42">s</text:span><text:span text:style-name="T45">0</text:span><text:span text:style-name="T11"> </text:span><text:span text:style-name="T11">+ </text:span><text:span text:style-name="T43">Δ</text:span><text:span text:style-name="T46">0</text:span><text:span text:style-name="T43"> </text:span><text:span text:style-name="T43">+ </text:span><text:span text:style-name="T43">Δ</text:span><text:span text:style-name="T46">1</text:span><text:span text:style-name="T11"><text:line-break/></text:span><text:span text:style-name="T11"/></text:p>
              </text:list-item>
              <text:list-item>
                <text:p text:style-name="P2"><text:span text:style-name="T11">s</text:span><text:span text:style-name="T10">3</text:span><text:span text:style-name="T44"> </text:span><text:span text:style-name="T11">= </text:span><text:span text:style-name="T42">s</text:span><text:span text:style-name="T45">0</text:span><text:span text:style-name="T11"> </text:span><text:span text:style-name="T11">+ </text:span><text:span text:style-name="T43">Δ</text:span><text:span text:style-name="T46">0</text:span><text:span text:style-name="T43"> </text:span><text:span text:style-name="T43">+ </text:span><text:span text:style-name="T43">Δ</text:span><text:span text:style-name="T46">1</text:span><text:span text:style-name="T43"> </text:span><text:span text:style-name="T43">+ </text:span><text:span text:style-name="T43">Δ</text:span><text:span text:style-name="T46">2</text:span><text:span text:style-name="T46"><text:line-break/></text:span><text:span text:style-name="T46"/></text:p>
              </text:list-item>
              <text:list-item>
                <text:p text:style-name="P2"><text:span text:style-name="T47">s</text:span><text:span text:style-name="T48">n</text:span><text:span text:style-name="T47"> </text:span><text:span text:style-name="T47">= </text:span><text:span text:style-name="T42">s</text:span><text:span text:style-name="T45">0</text:span><text:span text:style-name="T47"> </text:span><text:span text:style-name="T47">+ </text:span><text:span text:style-name="T49">∑</text:span><text:span text:style-name="T50"> </text:span><text:span text:style-name="T50"><text:s/></text:span><text:span text:style-name="T51">Δ</text:span><text:span text:style-name="T52">k</text:span><text:span text:style-name="T43"><text:line-break/></text:span><text:span text:style-name="T43"/></text:p>
              </text:list-item>
              <text:list-item>
                <text:p text:style-name="P2"><text:span text:style-name="T53">s</text:span><text:span text:style-name="T54">n</text:span><text:span text:style-name="T53"> </text:span><text:span text:style-name="T53">= </text:span><text:span text:style-name="T42">2</text:span><text:span text:style-name="T53"> </text:span><text:span text:style-name="T53">+ </text:span><text:span text:style-name="T43">3n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5" draw:text-style-name="P15" draw:layer="layout" svg:width="5.437cm" svg:height="2.705cm" svg:x="22.016cm" svg:y="3.811cm">
          <draw:text-box>
            <text:p><text:span text:style-name="T25">n: </text:span><text:tab/>Index</text:p>
            <text:p><text:span text:style-name="T25">s</text:span><text:span text:style-name="T26">n</text:span><text:span text:style-name="T27">:</text:span><text:span text:style-name="T28"> </text:span><text:span text:style-name="T28"><text:tab/></text:span><text:span text:style-name="T28">Elem</text:span><text:span text:style-name="T28">ent at </text:span><text:span text:style-name="T27">n</text:span></text:p>
            <text:p><text:span text:style-name="T27">Δn: </text:span><text:span text:style-name="T27"><text:tab/></text:span><text:span text:style-name="T27">s</text:span><text:span text:style-name="T26">n+1</text:span><text:span text:style-name="T27"> - </text:span><text:span text:style-name="T27">s</text:span><text:span text:style-name="T26">n</text:span></text:p>
          </draw:text-box>
        </draw:frame>
        <draw:frame presentation:style-name="pr19" draw:text-style-name="P10" draw:layer="layout" svg:width="14.122cm" svg:height="4.436cm" svg:x="7.167cm" svg:y="10.775cm">
          <draw:text-box>
            <text:p text:style-name="P2"><text:span text:style-name="T11">&lt; <text:s text:c="2"/></text:span><text:span text:style-name="T11">Gen</text:span><text:span text:style-name="T11">erali</text:span><text:span text:style-name="T11">zed</text:span></text:p>
            <text:p text:style-name="P2"><text:span text:style-name="T11"/></text:p>
            <text:p text:style-name="P2"><text:span text:style-name="T11">&lt; <text:s text:c="2"/></text:span><text:span text:style-name="T11">We’v</text:span><text:span text:style-name="T11">e </text:span><text:span text:style-name="T11">foun</text:span><text:span text:style-name="T11">d a </text:span><text:span text:style-name="T11">form</text:span><text:span text:style-name="T11">ula</text:span></text:p>
          </draw:text-box>
        </draw:frame>
        <draw:frame draw:style-name="standard" draw:layer="layout" svg:width="10.631cm" svg:height="5.4cm" svg:x="10.559cm" svg:y="2.67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2</text:span></text:p>
              </table:table-cell>
              <table:table-cell>
                <text:p text:style-name="P6"><text:span text:style-name="T40">5</text:span></text:p>
              </table:table-cell>
              <table:table-cell>
                <text:p text:style-name="P6"><text:span text:style-name="T40">8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4</text:span></text:p>
              </table:table-cell>
            </table:table-row>
            <table:table-row table:style-name="ro6" table:default-cell-style-name="ce6">
              <table:table-cell table:style-name="ce5">
                <text:p text:style-name="P6"><text:span text:style-name="T22">Δ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  <table:table-cell>
                <text:p text:style-name="P6"><text:span text:style-name="T24">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19" draw:layer="layout" svg:width="1.592cm" svg:height="1.027cm" svg:x="3.673cm" svg:y="11.304cm">
          <draw:text-box>
            <text:p><text:span text:style-name="T55">k=0</text:span></text:p>
          </draw:text-box>
        </draw:frame>
        <draw:frame draw:style-name="gr9" draw:text-style-name="P20" draw:layer="layout" svg:width="0.977cm" svg:height="0.789cm" svg:x="3.932cm" svg:y="10.203cm">
          <draw:text-box>
            <text:p><text:span text:style-name="T56">n</text:span></text:p>
          </draw:text-box>
        </draw:frame>
        <draw:rect draw:style-name="gr10" draw:text-style-name="P21" draw:layer="layout" svg:width="4.883cm" svg:height="1.611cm" svg:x="0.337cm" svg:y="12.363cm">
          <text:p/>
        </draw:rect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Di</text:span><text:span text:style-name="T6">ffe</text:span><text:span text:style-name="T6">re</text:span><text:span text:style-name="T6">nc</text:span><text:span text:style-name="T6">e </text:span><text:span text:style-name="T6">Ta</text:span><text:span text:style-name="T6">bl</text:span><text:span text:style-name="T6">es</text:span></text:p>
          </draw:text-box>
        </draw:frame>
        <draw:frame presentation:style-name="pr20" draw:text-style-name="P10" draw:layer="layout" svg:width="20.388cm" svg:height="12.356cm" svg:x="0.682cm" svg:y="2.773cm">
          <draw:text-box>
            <text:p text:style-name="P2"><text:span text:style-name="T9">This </text:span><text:span text:style-name="T9">can </text:span><text:span text:style-name="T9">be </text:span><text:span text:style-name="T9">furt</text:span><text:span text:style-name="T9">her </text:span><text:span text:style-name="T9">gene</text:span><text:span text:style-name="T9">raliz</text:span><text:span text:style-name="T9">ed </text:span><text:span text:style-name="T9">into </text:span><text:span text:style-name="T9">a </text:span><text:span text:style-name="T9">theo</text:span><text:span text:style-name="T9">rem </text:span><text:span text:style-name="T9">for </text:span><text:span text:style-name="T57">any</text:span><text:span text:style-name="T9"> </text:span><text:span text:style-name="T9">sequ</text:span><text:span text:style-name="T9">ence </text:span><text:span text:style-name="T9">of </text:span><text:span text:style-name="T9">num</text:span><text:span text:style-name="T9">bers </text:span><text:span text:style-name="T9">wher</text:span><text:span text:style-name="T9">e </text:span><text:span text:style-name="T9">ever</text:span><text:span text:style-name="T9">y </text:span><text:span text:style-name="T9">two </text:span><text:span text:style-name="T9">term</text:span><text:span text:style-name="T9">s </text:span><text:span text:style-name="T9">have </text:span><text:span text:style-name="T9">the </text:span><text:span text:style-name="T9">sam</text:span><text:span text:style-name="T9">e </text:span><text:span text:style-name="T9">diffe</text:span><text:span text:style-name="T9">renc</text:span><text:span text:style-name="T9">e </text:span><text:span text:style-name="T9">bet</text:span><text:span text:style-name="T9">wee</text:span><text:span text:style-name="T9">n </text:span><text:span text:style-name="T9">each </text:span><text:span text:style-name="T9">othe</text:span><text:span text:style-name="T9">r…</text:span></text:p>
            <text:p text:style-name="P2"><text:span text:style-name="T9"/></text:p>
            <text:p text:style-name="P2"><text:span text:style-name="T58">Theo</text:span><text:span text:style-name="T58">rem </text:span><text:span text:style-name="T58">1: </text:span><text:span text:style-name="T58">Fund</text:span><text:span text:style-name="T58">ame</text:span><text:span text:style-name="T58">ntal </text:span><text:span text:style-name="T58">Theo</text:span><text:span text:style-name="T58">rem </text:span><text:span text:style-name="T58">of </text:span><text:span text:style-name="T58">Sum</text:span><text:span text:style-name="T58">s and </text:span><text:span text:style-name="T58">Diffe</text:span><text:span text:style-name="T58">renc</text:span><text:span text:style-name="T58">es</text:span></text:p>
            <text:p text:style-name="P11"><text:span text:style-name="T59">From </text:span><text:span text:style-name="T59">Discrete </text:span><text:span text:style-name="T59">Mathem</text:span><text:span text:style-name="T59">atics, </text:span><text:span text:style-name="T59">Ensley &amp; </text:span><text:span text:style-name="T59">Crawley</text:span></text:p>
            <text:p text:style-name="P2"><text:span text:style-name="T60">For </text:span><text:span text:style-name="T60">any </text:span><text:span text:style-name="T60">sequ</text:span><text:span text:style-name="T60">ence </text:span><text:span text:style-name="T60">{s</text:span><text:span text:style-name="T61">n</text:span><text:span text:style-name="T62">} </text:span><text:span text:style-name="T62">with </text:span><text:span text:style-name="T62">first </text:span><text:span text:style-name="T62">diffe</text:span><text:span text:style-name="T62">renc</text:span><text:span text:style-name="T62">es </text:span><text:span text:style-name="T60"><text:s/>Δ</text:span><text:span text:style-name="T61">k</text:span><text:span text:style-name="T62"> </text:span><text:span text:style-name="T62">= s</text:span><text:span text:style-name="T61">k+1</text:span><text:span text:style-name="T62"> </text:span><text:span text:style-name="T62">– s</text:span><text:span text:style-name="T61">k</text:span><text:span text:style-name="T62"> , </text:span><text:span text:style-name="T62">and </text:span><text:span text:style-name="T62">any n </text:span><text:span text:style-name="T62">≥ 1,</text:span></text:p>
            <text:p text:style-name="P2"><text:span text:style-name="T62"/></text:p>
            <text:p text:style-name="P6"><text:span text:style-name="T62">s</text:span><text:span text:style-name="T61">n</text:span><text:span text:style-name="T62"> – </text:span><text:span text:style-name="T63">s</text:span><text:span text:style-name="T64">0</text:span><text:span text:style-name="T62"> </text:span><text:span text:style-name="T62">= </text:span><text:span text:style-name="T65">∑ <text:s text:c="2"/></text:span><text:span text:style-name="T65">Δ</text:span><text:span text:style-name="T66">k</text:span></text:p>
            <text:p text:style-name="P6"><text:span text:style-name="T61"/></text:p>
            <text:p text:style-name="P6"><text:span text:style-name="T62">Or in </text:span><text:span text:style-name="T62">other </text:span><text:span text:style-name="T62">word</text:span><text:span text:style-name="T62">s…</text:span></text:p>
            <text:p text:style-name="P6"><text:span text:style-name="T62"/></text:p>
            <text:p text:style-name="P6"><text:span text:style-name="T62">s</text:span><text:span text:style-name="T61">n</text:span><text:span text:style-name="T62"> = </text:span><text:span text:style-name="T65">∑ </text:span><text:span text:style-name="T65"><text:s text:c="2"/>Δ</text:span><text:span text:style-name="T66">k</text:span><text:span text:style-name="T62"> + </text:span><text:span text:style-name="T63">s</text:span><text:span text:style-name="T64">0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1" draw:text-style-name="P15" draw:layer="layout" svg:width="5.437cm" svg:height="6.439cm" svg:x="22.016cm" svg:y="3.811cm">
          <draw:text-box>
            <text:p><text:span text:style-name="T25">n: </text:span><text:tab/>Index</text:p>
            <text:p><text:span text:style-name="T25">s</text:span><text:span text:style-name="T26">n</text:span><text:span text:style-name="T27">:</text:span><text:span text:style-name="T28"> </text:span><text:span text:style-name="T28"><text:tab/></text:span><text:span text:style-name="T28">Elem</text:span><text:span text:style-name="T28">ent at </text:span><text:span text:style-name="T27">n</text:span></text:p>
            <text:p><text:span text:style-name="T27">Δn: </text:span><text:span text:style-name="T27"><text:tab/></text:span><text:span text:style-name="T27">s</text:span><text:span text:style-name="T26">n+1</text:span><text:span text:style-name="T27"> – </text:span><text:span text:style-name="T27">s</text:span><text:span text:style-name="T26">n</text:span></text:p>
            <text:p><text:span text:style-name="T27"/></text:p>
            <text:p><text:span text:style-name="T67">For </text:span><text:span text:style-name="T67">sequenc</text:span><text:span text:style-name="T67">es with </text:span><text:span text:style-name="T67">the </text:span><text:span text:style-name="T67">same </text:span><text:span text:style-name="T67">differen</text:span><text:span text:style-name="T67">ce </text:span><text:span text:style-name="T67">betwee</text:span><text:span text:style-name="T67">n each </text:span><text:span text:style-name="T67">term…</text:span></text:p>
            <text:p><text:span text:style-name="T67"/></text:p>
            <text:p text:style-name="P6"><text:span text:style-name="T68">s</text:span><text:span text:style-name="T69">n</text:span><text:span text:style-name="T68"> = ∑ </text:span><text:span text:style-name="T68"><text:s text:c="2"/>Δ</text:span><text:span text:style-name="T69">k</text:span><text:span text:style-name="T68"> + </text:span><text:span text:style-name="T68">s</text:span><text:span text:style-name="T69">0</text:span></text:p>
          </draw:text-box>
        </draw:frame>
        <draw:frame draw:style-name="gr12" draw:text-style-name="P22" draw:layer="layout" svg:width="1.48cm" svg:height="1.673cm" svg:x="10.533cm" svg:y="9.695cm">
          <draw:text-box>
            <text:p text:style-name="P6"><text:span text:style-name="T56">n-1</text:span></text:p>
            <text:p text:style-name="P6"><text:span text:style-name="T56"/></text:p>
            <text:p text:style-name="P6"><text:span text:style-name="T56">k = 0</text:span></text:p>
          </draw:text-box>
        </draw:frame>
        <draw:frame draw:style-name="gr12" draw:text-style-name="P22" draw:layer="layout" svg:width="1.48cm" svg:height="1.673cm" svg:x="9.28cm" svg:y="13.237cm">
          <draw:text-box>
            <text:p text:style-name="P6"><text:span text:style-name="T56">n-1</text:span></text:p>
            <text:p text:style-name="P6"><text:span text:style-name="T56"/></text:p>
            <text:p text:style-name="P6"><text:span text:style-name="T56">k = 0</text:span></text:p>
          </draw:text-box>
        </draw:frame>
        <draw:frame draw:style-name="gr12" draw:text-style-name="P23" draw:layer="layout" svg:width="1.48cm" svg:height="1.673cm" svg:x="23.399cm" svg:y="8.74cm">
          <draw:text-box>
            <text:p text:style-name="P6"><text:span text:style-name="T70">n-1</text:span></text:p>
            <text:p text:style-name="P6"><text:span text:style-name="T70"/></text:p>
            <text:p text:style-name="P6"><text:span text:style-name="T70">k = 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2. </text:span><text:span text:style-name="T6">Di</text:span><text:span text:style-name="T6">ffe</text:span><text:span text:style-name="T6">re</text:span><text:span text:style-name="T6">nc</text:span><text:span text:style-name="T6">e </text:span><text:span text:style-name="T6">Ta</text:span><text:span text:style-name="T6">bl</text:span><text:span text:style-name="T6">es</text:span></text:p>
          </draw:text-box>
        </draw:frame>
        <draw:frame presentation:style-name="pr21" draw:text-style-name="P10" draw:layer="layout" svg:width="20.388cm" svg:height="12.356cm" svg:x="0.682cm" svg:y="2.773cm">
          <draw:text-box>
            <text:p text:style-name="P2"><text:span text:style-name="T71">Th</text:span><text:span text:style-name="T71">e </text:span><text:span text:style-name="T71">the</text:span><text:span text:style-name="T71">ore</text:span><text:span text:style-name="T71">m </text:span><text:span text:style-name="T71">wo</text:span><text:span text:style-name="T71">rks </text:span><text:span text:style-name="T71">fin</text:span><text:span text:style-name="T71">e </text:span><text:span text:style-name="T71">for </text:span><text:span text:style-name="T71">se</text:span><text:span text:style-name="T71">qu</text:span><text:span text:style-name="T71">en</text:span><text:span text:style-name="T71">ces </text:span><text:span text:style-name="T71">wh</text:span><text:span text:style-name="T71">ere </text:span><text:span text:style-name="T71">ev</text:span><text:span text:style-name="T71">ery </text:span><text:span text:style-name="T71">tw</text:span><text:span text:style-name="T71">o </text:span><text:span text:style-name="T71">ter</text:span><text:span text:style-name="T71">ms </text:span><text:span text:style-name="T71">hav</text:span><text:span text:style-name="T71">e </text:span><text:span text:style-name="T71">the </text:span><text:span text:style-name="T71">sa</text:span><text:span text:style-name="T71">me </text:span><text:span text:style-name="T71">di</text:span><text:span text:style-name="T71">ffe</text:span><text:span text:style-name="T71">ren</text:span><text:span text:style-name="T71">ce </text:span><text:span text:style-name="T71">bet</text:span><text:span text:style-name="T71">we</text:span><text:span text:style-name="T71">en </text:span><text:span text:style-name="T71">the</text:span><text:span text:style-name="T71">m.</text:span></text:p>
            <text:p text:style-name="P2"><text:span text:style-name="T9"/></text:p>
            <text:p text:style-name="P2"><text:span text:style-name="T71">In </text:span><text:span text:style-name="T71">oth</text:span><text:span text:style-name="T71">er </text:span><text:span text:style-name="T71">cas</text:span><text:span text:style-name="T71">es, </text:span><text:span text:style-name="T71">we </text:span><text:span text:style-name="T71">hav</text:span><text:span text:style-name="T71">e </text:span><text:span text:style-name="T71">to </text:span><text:span text:style-name="T71">do </text:span><text:span text:style-name="T71">a </text:span><text:span text:style-name="T71">bit </text:span><text:span text:style-name="T71">mo</text:span><text:span text:style-name="T71">re </text:span><text:span text:style-name="T71">wo</text:span><text:span text:style-name="T71">rk, </text:span><text:span text:style-name="T71">but </text:span><text:span text:style-name="T71">we </text:span><text:span text:style-name="T71">can </text:span><text:span text:style-name="T71">ev</text:span><text:span text:style-name="T71">ent</text:span><text:span text:style-name="T71">ual</text:span><text:span text:style-name="T71">ly </text:span><text:span text:style-name="T71">us</text:span><text:span text:style-name="T71">e </text:span><text:span text:style-name="T71">thi</text:span><text:span text:style-name="T71">s </text:span><text:span text:style-name="T71">the</text:span><text:span text:style-name="T71">ore</text:span><text:span text:style-name="T71">m </text:span><text:span text:style-name="T71">as </text:span><text:span text:style-name="T71">we</text:span><text:span text:style-name="T71">ll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1" draw:text-style-name="P15" draw:layer="layout" svg:width="5.437cm" svg:height="6.439cm" svg:x="22.016cm" svg:y="3.811cm">
          <draw:text-box>
            <text:p><text:span text:style-name="T25">n: </text:span><text:tab/>Index</text:p>
            <text:p><text:span text:style-name="T25">s</text:span><text:span text:style-name="T26">n</text:span><text:span text:style-name="T27">:</text:span><text:span text:style-name="T28"> </text:span><text:span text:style-name="T28"><text:tab/></text:span><text:span text:style-name="T28">Elem</text:span><text:span text:style-name="T28">ent at </text:span><text:span text:style-name="T27">n</text:span></text:p>
            <text:p><text:span text:style-name="T27">Δn: </text:span><text:span text:style-name="T27"><text:tab/></text:span><text:span text:style-name="T27">s</text:span><text:span text:style-name="T26">n+1</text:span><text:span text:style-name="T27"> – </text:span><text:span text:style-name="T27">s</text:span><text:span text:style-name="T26">n</text:span></text:p>
            <text:p><text:span text:style-name="T27"/></text:p>
            <text:p><text:span text:style-name="T67">For </text:span><text:span text:style-name="T67">sequenc</text:span><text:span text:style-name="T67">es with </text:span><text:span text:style-name="T67">the </text:span><text:span text:style-name="T67">same </text:span><text:span text:style-name="T67">differen</text:span><text:span text:style-name="T67">ce </text:span><text:span text:style-name="T67">betwee</text:span><text:span text:style-name="T67">n each </text:span><text:span text:style-name="T67">term…</text:span></text:p>
            <text:p><text:span text:style-name="T67"/></text:p>
            <text:p text:style-name="P6"><text:span text:style-name="T68">s</text:span><text:span text:style-name="T69">n</text:span><text:span text:style-name="T68"> = ∑ </text:span><text:span text:style-name="T68"><text:s text:c="2"/>Δ</text:span><text:span text:style-name="T69">k</text:span><text:span text:style-name="T68"> + </text:span><text:span text:style-name="T68">s</text:span><text:span text:style-name="T69">0</text:span></text:p>
          </draw:text-box>
        </draw:frame>
        <draw:frame draw:style-name="gr12" draw:text-style-name="P23" draw:layer="layout" svg:width="1.48cm" svg:height="1.673cm" svg:x="23.399cm" svg:y="8.74cm">
          <draw:text-box>
            <text:p text:style-name="P6"><text:span text:style-name="T70">n-1</text:span></text:p>
            <text:p text:style-name="P6"><text:span text:style-name="T70"/></text:p>
            <text:p text:style-name="P6"><text:span text:style-name="T70">k = 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 </text:span><text:span text:style-name="T8">S</text:span><text:span text:style-name="T8">e</text:span><text:span text:style-name="T8">q</text:span><text:span text:style-name="T8">u</text:span><text:span text:style-name="T8">e</text:span><text:span text:style-name="T8">n</text:span><text:span text:style-name="T8">c</text:span><text:span text:style-name="T8">e</text:span><text:span text:style-name="T8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22" draw:text-style-name="P10" draw:layer="layout" svg:width="20.388cm" svg:height="12.356cm" svg:x="0.682cm" svg:y="2.773cm">
          <draw:text-box>
            <text:p text:style-name="P2"><text:span text:style-name="T72">The </text:span><text:span text:style-name="T72">the</text:span><text:span text:style-name="T72">ore</text:span><text:span text:style-name="T72">m </text:span><text:span text:style-name="T72">wor</text:span><text:span text:style-name="T72">ks </text:span><text:span text:style-name="T72">fine </text:span><text:span text:style-name="T72">for </text:span><text:span text:style-name="T72">seq</text:span><text:span text:style-name="T72">uen</text:span><text:span text:style-name="T72">ces </text:span><text:span text:style-name="T72">whe</text:span><text:span text:style-name="T72">re </text:span><text:span text:style-name="T72">ever</text:span><text:span text:style-name="T72">y </text:span><text:span text:style-name="T72">two </text:span><text:span text:style-name="T72">ter</text:span><text:span text:style-name="T72">ms </text:span><text:span text:style-name="T72">have </text:span><text:span text:style-name="T72">the </text:span><text:span text:style-name="T72">sam</text:span><text:span text:style-name="T72">e </text:span><text:span text:style-name="T72">diff</text:span><text:span text:style-name="T72">eren</text:span><text:span text:style-name="T72">ce </text:span><text:span text:style-name="T72">bet</text:span><text:span text:style-name="T72">wee</text:span><text:span text:style-name="T72">n </text:span><text:span text:style-name="T72">the</text:span><text:span text:style-name="T72">m.</text:span></text:p>
            <text:p text:style-name="P2"><text:span text:style-name="T9"/></text:p>
            <text:p text:style-name="P2"><text:span text:style-name="T72">In </text:span><text:span text:style-name="T72">oth</text:span><text:span text:style-name="T72">er </text:span><text:span text:style-name="T72">case</text:span><text:span text:style-name="T72">s, </text:span><text:span text:style-name="T72">we </text:span><text:span text:style-name="T72">have </text:span><text:span text:style-name="T72">to </text:span><text:span text:style-name="T72">do a </text:span><text:span text:style-name="T72">bit </text:span><text:span text:style-name="T72">mor</text:span><text:span text:style-name="T72">e </text:span><text:span text:style-name="T72">wor</text:span><text:span text:style-name="T72">k, </text:span><text:span text:style-name="T72">but </text:span><text:span text:style-name="T72">we </text:span><text:span text:style-name="T72">can </text:span><text:span text:style-name="T72">eve</text:span><text:span text:style-name="T72">ntua</text:span><text:span text:style-name="T72">lly </text:span><text:span text:style-name="T72">use </text:span><text:span text:style-name="T72">this </text:span><text:span text:style-name="T72">the</text:span><text:span text:style-name="T72">ore</text:span><text:span text:style-name="T72">m as </text:span><text:span text:style-name="T72">well</text:span><text:span text:style-name="T72">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1" draw:text-style-name="P15" draw:layer="layout" svg:width="5.437cm" svg:height="6.439cm" svg:x="22.016cm" svg:y="3.811cm">
          <draw:text-box>
            <text:p><text:span text:style-name="T25">n: </text:span><text:tab/>Index</text:p>
            <text:p><text:span text:style-name="T25">s</text:span><text:span text:style-name="T26">n</text:span><text:span text:style-name="T27">:</text:span><text:span text:style-name="T28"> </text:span><text:span text:style-name="T28"><text:tab/></text:span><text:span text:style-name="T28">Elem</text:span><text:span text:style-name="T28">ent at </text:span><text:span text:style-name="T27">n</text:span></text:p>
            <text:p><text:span text:style-name="T27">Δn: </text:span><text:span text:style-name="T27"><text:tab/></text:span><text:span text:style-name="T27">s</text:span><text:span text:style-name="T26">n+1</text:span><text:span text:style-name="T27"> – </text:span><text:span text:style-name="T27">s</text:span><text:span text:style-name="T26">n</text:span></text:p>
            <text:p><text:span text:style-name="T27"/></text:p>
            <text:p><text:span text:style-name="T67">For </text:span><text:span text:style-name="T67">sequenc</text:span><text:span text:style-name="T67">es with </text:span><text:span text:style-name="T67">the </text:span><text:span text:style-name="T67">same </text:span><text:span text:style-name="T67">differen</text:span><text:span text:style-name="T67">ce </text:span><text:span text:style-name="T67">betwee</text:span><text:span text:style-name="T67">n each </text:span><text:span text:style-name="T67">term…</text:span></text:p>
            <text:p><text:span text:style-name="T67"/></text:p>
            <text:p text:style-name="P6"><text:span text:style-name="T68">s</text:span><text:span text:style-name="T69">n</text:span><text:span text:style-name="T68"> = ∑ </text:span><text:span text:style-name="T68"><text:s text:c="2"/>Δ</text:span><text:span text:style-name="T69">k</text:span><text:span text:style-name="T68"> + </text:span><text:span text:style-name="T68">s</text:span><text:span text:style-name="T69">0</text:span></text:p>
          </draw:text-box>
        </draw:frame>
        <draw:frame draw:style-name="gr12" draw:text-style-name="P23" draw:layer="layout" svg:width="1.48cm" svg:height="1.673cm" svg:x="23.399cm" svg:y="8.74cm">
          <draw:text-box>
            <text:p text:style-name="P6"><text:span text:style-name="T70">n-1</text:span></text:p>
            <text:p text:style-name="P6"><text:span text:style-name="T70"/></text:p>
            <text:p text:style-name="P6"><text:span text:style-name="T70">k = 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23" draw:text-style-name="P10" draw:layer="layout" svg:width="9.492cm" svg:height="12.356cm" svg:x="0.682cm" svg:y="2.773cm">
          <draw:text-box>
            <text:p text:style-name="P2"><text:span text:style-name="T72">Now </text:span><text:span text:style-name="T72">let’s </text:span><text:span text:style-name="T72">say </text:span><text:span text:style-name="T72">that </text:span><text:span text:style-name="T72">we </text:span><text:span text:style-name="T72">wan</text:span><text:span text:style-name="T72">t to </text:span><text:span text:style-name="T72">find </text:span><text:span text:style-name="T72">an </text:span><text:span text:style-name="T72">equ</text:span><text:span text:style-name="T72">atio</text:span><text:span text:style-name="T72">n </text:span><text:span text:style-name="T72">for </text:span><text:span text:style-name="T72">the </text:span><text:span text:style-name="T72">seq</text:span><text:span text:style-name="T72">uen</text:span><text:span text:style-name="T72">ce: </text:span></text:p>
            <text:p text:style-name="P2"><text:span text:style-name="T72">6, </text:span><text:span text:style-name="T72">11, </text:span><text:span text:style-name="T72">19, </text:span><text:span text:style-name="T72">30, </text:span><text:span text:style-name="T72">44.</text:span></text:p>
            <text:p text:style-name="P2"><text:span text:style-name="T72"/></text:p>
            <text:p text:style-name="P2"><text:span text:style-name="T72">Agai</text:span><text:span text:style-name="T72">n, </text:span><text:span text:style-name="T72">we </text:span><text:span text:style-name="T72">buil</text:span><text:span text:style-name="T72">d </text:span><text:span text:style-name="T72">out </text:span><text:span text:style-name="T72">our </text:span><text:span text:style-name="T72">diff</text:span><text:span text:style-name="T72">eren</text:span><text:span text:style-name="T72">ce </text:span><text:span text:style-name="T72">tabl</text:span><text:span text:style-name="T72">e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1" draw:text-style-name="P15" draw:layer="layout" svg:width="5.437cm" svg:height="6.439cm" svg:x="22.016cm" svg:y="3.811cm">
          <draw:text-box>
            <text:p><text:span text:style-name="T25">n: </text:span><text:tab/>Index</text:p>
            <text:p><text:span text:style-name="T25">s</text:span><text:span text:style-name="T26">n</text:span><text:span text:style-name="T27">:</text:span><text:span text:style-name="T28"> </text:span><text:span text:style-name="T28"><text:tab/></text:span><text:span text:style-name="T28">Elem</text:span><text:span text:style-name="T28">ent at </text:span><text:span text:style-name="T27">n</text:span></text:p>
            <text:p><text:span text:style-name="T27">Δn: </text:span><text:span text:style-name="T27"><text:tab/></text:span><text:span text:style-name="T27">s</text:span><text:span text:style-name="T26">n+1</text:span><text:span text:style-name="T27"> – </text:span><text:span text:style-name="T27">s</text:span><text:span text:style-name="T26">n</text:span></text:p>
            <text:p><text:span text:style-name="T27"/></text:p>
            <text:p><text:span text:style-name="T67">For </text:span><text:span text:style-name="T67">sequenc</text:span><text:span text:style-name="T67">es with </text:span><text:span text:style-name="T67">the </text:span><text:span text:style-name="T67">same </text:span><text:span text:style-name="T67">differen</text:span><text:span text:style-name="T67">ce </text:span><text:span text:style-name="T67">betwee</text:span><text:span text:style-name="T67">n each </text:span><text:span text:style-name="T67">term…</text:span></text:p>
            <text:p><text:span text:style-name="T67"/></text:p>
            <text:p text:style-name="P6"><text:span text:style-name="T68">s</text:span><text:span text:style-name="T69">n</text:span><text:span text:style-name="T68"> = ∑ </text:span><text:span text:style-name="T68"><text:s text:c="2"/>Δ</text:span><text:span text:style-name="T69">k</text:span><text:span text:style-name="T68"> + </text:span><text:span text:style-name="T68">s</text:span><text:span text:style-name="T69">0</text:span></text:p>
          </draw:text-box>
        </draw:frame>
        <draw:frame draw:style-name="gr12" draw:text-style-name="P23" draw:layer="layout" svg:width="1.48cm" svg:height="1.673cm" svg:x="23.399cm" svg:y="8.74cm">
          <draw:text-box>
            <text:p text:style-name="P6"><text:span text:style-name="T70">n-1</text:span></text:p>
            <text:p text:style-name="P6"><text:span text:style-name="T70"/></text:p>
            <text:p text:style-name="P6"><text:span text:style-name="T70">k = 0</text:span></text:p>
          </draw:text-box>
        </draw:frame>
        <draw:frame draw:style-name="standard" draw:layer="layout" svg:width="10.633cm" svg:height="5.402cm" svg:x="10.512cm" svg:y="2.52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1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8" table:default-cell-style-name="ce6">
              <table:table-cell table:style-name="ce5">
                <text:p text:style-name="P6"><text:span text:style-name="T22">Δ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24" draw:text-style-name="P10" draw:layer="layout" svg:width="9.54cm" svg:height="12.356cm" svg:x="0.682cm" svg:y="2.773cm">
          <draw:text-box>
            <text:p text:style-name="P2"><text:span text:style-name="T72">We </text:span><text:span text:style-name="T72">don’</text:span><text:span text:style-name="T72">t </text:span><text:span text:style-name="T72">have </text:span><text:span text:style-name="T72">the </text:span><text:span text:style-name="T72">sam</text:span><text:span text:style-name="T72">e </text:span><text:span text:style-name="T72">diff</text:span><text:span text:style-name="T72">eren</text:span><text:span text:style-name="T72">ce </text:span><text:span text:style-name="T72">bet</text:span><text:span text:style-name="T72">wee</text:span><text:span text:style-name="T72">n </text:span><text:span text:style-name="T72">eac</text:span><text:span text:style-name="T72">h </text:span><text:span text:style-name="T72">ter</text:span><text:span text:style-name="T72">m, </text:span><text:span text:style-name="T72">so </text:span><text:span text:style-name="T72">how </text:span><text:span text:style-name="T72">abo</text:span><text:span text:style-name="T72">ut </text:span><text:span text:style-name="T72">the </text:span><text:span text:style-name="T72">diff</text:span><text:span text:style-name="T72">eren</text:span><text:span text:style-name="T72">ces </text:span><text:span text:style-name="T72">bet</text:span><text:span text:style-name="T72">wee</text:span><text:span text:style-name="T72">n </text:span><text:span text:style-name="T72">eac</text:span><text:span text:style-name="T72">h </text:span><text:span text:style-name="T72">diff</text:span><text:span text:style-name="T72">eren</text:span><text:span text:style-name="T72">ce?</text:span></text:p>
            <text:p text:style-name="P2"><text:span text:style-name="T72"/></text:p>
            <text:p text:style-name="P2"><text:span text:style-name="T72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1" draw:text-style-name="P15" draw:layer="layout" svg:width="5.437cm" svg:height="6.439cm" svg:x="22.016cm" svg:y="3.811cm">
          <draw:text-box>
            <text:p><text:span text:style-name="T25">n: </text:span><text:tab/>Index</text:p>
            <text:p><text:span text:style-name="T25">s</text:span><text:span text:style-name="T26">n</text:span><text:span text:style-name="T27">:</text:span><text:span text:style-name="T28"> </text:span><text:span text:style-name="T28"><text:tab/></text:span><text:span text:style-name="T28">Elem</text:span><text:span text:style-name="T28">ent at </text:span><text:span text:style-name="T27">n</text:span></text:p>
            <text:p><text:span text:style-name="T27">Δn: </text:span><text:span text:style-name="T27"><text:tab/></text:span><text:span text:style-name="T27">s</text:span><text:span text:style-name="T26">n+1</text:span><text:span text:style-name="T27"> – </text:span><text:span text:style-name="T27">s</text:span><text:span text:style-name="T26">n</text:span></text:p>
            <text:p><text:span text:style-name="T27"/></text:p>
            <text:p><text:span text:style-name="T67">For </text:span><text:span text:style-name="T67">sequenc</text:span><text:span text:style-name="T67">es with </text:span><text:span text:style-name="T67">the </text:span><text:span text:style-name="T67">same </text:span><text:span text:style-name="T67">differen</text:span><text:span text:style-name="T67">ce </text:span><text:span text:style-name="T67">betwee</text:span><text:span text:style-name="T67">n each </text:span><text:span text:style-name="T67">term…</text:span></text:p>
            <text:p><text:span text:style-name="T67"/></text:p>
            <text:p text:style-name="P6"><text:span text:style-name="T68">s</text:span><text:span text:style-name="T69">n</text:span><text:span text:style-name="T68"> = ∑ </text:span><text:span text:style-name="T68"><text:s text:c="2"/>Δ</text:span><text:span text:style-name="T69">k</text:span><text:span text:style-name="T68"> + </text:span><text:span text:style-name="T68">s</text:span><text:span text:style-name="T69">0</text:span></text:p>
          </draw:text-box>
        </draw:frame>
        <draw:frame draw:style-name="gr12" draw:text-style-name="P23" draw:layer="layout" svg:width="1.48cm" svg:height="1.673cm" svg:x="23.399cm" svg:y="8.74cm">
          <draw:text-box>
            <text:p text:style-name="P6"><text:span text:style-name="T70">n-1</text:span></text:p>
            <text:p text:style-name="P6"><text:span text:style-name="T70"/></text:p>
            <text:p text:style-name="P6"><text:span text:style-name="T70">k = 0</text:span></text:p>
          </draw:text-box>
        </draw:frame>
        <draw:frame draw:style-name="standard" draw:layer="layout" svg:width="10.635cm" svg:height="7.611cm" svg:x="10.513cm" svg:y="2.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2"/>
            <table:table-row table:style-name="ro9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10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1" table:default-cell-style-name="ce6">
              <table:table-cell table:style-name="ce5">
                <text:p text:style-name="P6"><text:span text:style-name="T22">Δ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2" table:default-cell-style-name="ce10">
              <table:table-cell table:style-name="ce9">
                <text:p text:style-name="P6"><text:span text:style-name="T73">Δ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25" draw:text-style-name="P10" draw:layer="layout" svg:width="9.54cm" svg:height="12.356cm" svg:x="0.682cm" svg:y="2.773cm">
          <draw:text-box>
            <text:p text:style-name="P2"><text:span text:style-name="T72">Now </text:span><text:span text:style-name="T72">we’l</text:span><text:span text:style-name="T72">l </text:span><text:span text:style-name="T72">nee</text:span><text:span text:style-name="T72">d to </text:span><text:span text:style-name="T72">com</text:span><text:span text:style-name="T72">e up </text:span><text:span text:style-name="T72">with </text:span><text:span text:style-name="T72">a </text:span><text:span text:style-name="T72">bett</text:span><text:span text:style-name="T72">er </text:span><text:span text:style-name="T72">labe</text:span><text:span text:style-name="T72">ling </text:span><text:span text:style-name="T72">sche</text:span><text:span text:style-name="T72">me </text:span><text:span text:style-name="T72">for </text:span><text:span text:style-name="T72">our </text:span><text:span text:style-name="T72">delt</text:span><text:span text:style-name="T72">as…</text:span></text:p>
            <text:p text:style-name="P2"><text:span text:style-name="T72"/></text:p>
            <text:p text:style-name="P2"><text:span text:style-name="T72">The </text:span><text:span text:style-name="T72">first</text:span><text:span text:style-name="T72">-</text:span><text:span text:style-name="T72">leve</text:span><text:span text:style-name="T72">l </text:span><text:span text:style-name="T72">diff</text:span><text:span text:style-name="T72">eren</text:span><text:span text:style-name="T72">ce </text:span><text:span text:style-name="T72">will </text:span><text:span text:style-name="T72">be </text:span><text:span text:style-name="T72">repr</text:span><text:span text:style-name="T72">ese</text:span><text:span text:style-name="T72">nted </text:span><text:span text:style-name="T72">as </text:span></text:p>
            <text:p><text:span text:style-name="T77">Δ</text:span><text:span text:style-name="T78">1</text:span></text:p>
            <text:p><text:span text:style-name="T78"/></text:p>
            <text:p><text:span text:style-name="T77">And </text:span><text:span text:style-name="T77">the </text:span><text:span text:style-name="T77">seco</text:span><text:span text:style-name="T77">nd-</text:span><text:span text:style-name="T77">leve</text:span><text:span text:style-name="T77">l </text:span><text:span text:style-name="T77">diff</text:span><text:span text:style-name="T77">eren</text:span><text:span text:style-name="T77">ce </text:span><text:span text:style-name="T77">will </text:span><text:span text:style-name="T77">be</text:span></text:p>
            <text:p><text:span text:style-name="T77">Δ</text:span><text:span text:style-name="T78">2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3" draw:text-style-name="P15" draw:layer="layout" svg:width="5.437cm" svg:height="10.093cm" svg:x="22.016cm" svg:y="3.811cm">
          <draw:text-box>
            <text:p><text:span text:style-name="T25">n: </text:span><text:tab/>Index</text:p>
            <text:p><text:span text:style-name="T25">s</text:span><text:span text:style-name="T26">n</text:span><text:span text:style-name="T27">:</text:span><text:span text:style-name="T28"> </text:span><text:span text:style-name="T28"><text:tab/></text:span><text:span text:style-name="T28">Elem</text:span><text:span text:style-name="T28">ent at </text:span><text:span text:style-name="T27">n</text:span></text:p>
            <text:p><text:span text:style-name="T27">Δn: </text:span><text:span text:style-name="T27"><text:tab/></text:span><text:span text:style-name="T27">s</text:span><text:span text:style-name="T26">n+1</text:span><text:span text:style-name="T27"> – </text:span><text:span text:style-name="T27">s</text:span><text:span text:style-name="T26">n</text:span></text:p>
            <text:p><text:span text:style-name="T27"/></text:p>
            <text:p><text:span text:style-name="T67">For </text:span><text:span text:style-name="T67">sequenc</text:span><text:span text:style-name="T67">es with </text:span><text:span text:style-name="T67">the </text:span><text:span text:style-name="T67">same </text:span><text:span text:style-name="T67">differen</text:span><text:span text:style-name="T67">ce </text:span><text:span text:style-name="T67">betwee</text:span><text:span text:style-name="T67">n each </text:span><text:span text:style-name="T67">term…</text:span></text:p>
            <text:p><text:span text:style-name="T67"/></text:p>
            <text:p text:style-name="P6"><text:span text:style-name="T68">s</text:span><text:span text:style-name="T69">n</text:span><text:span text:style-name="T68"> = ∑ </text:span><text:span text:style-name="T68"><text:s text:c="2"/>Δ</text:span><text:span text:style-name="T69">k</text:span><text:span text:style-name="T68"> + </text:span><text:span text:style-name="T68">s</text:span><text:span text:style-name="T69">0</text:span></text:p>
            <text:p text:style-name="P6"><text:span text:style-name="T69"/></text:p>
            <text:p text:style-name="P6"><text:span text:style-name="T79">1st level </text:span><text:span text:style-name="T79">differenc</text:span><text:span text:style-name="T79">es:</text:span></text:p>
            <text:p text:style-name="P6"><text:span text:style-name="T80">Δ</text:span><text:span text:style-name="T81">1</text:span></text:p>
            <text:p text:style-name="P6"><text:span text:style-name="T82"/></text:p>
            <text:p text:style-name="P6"><text:span text:style-name="T83">2nd level </text:span><text:span text:style-name="T83">differenc</text:span><text:span text:style-name="T83">es:</text:span></text:p>
            <text:p text:style-name="P6"><text:span text:style-name="T80">Δ</text:span><text:span text:style-name="T81">2</text:span></text:p>
          </draw:text-box>
        </draw:frame>
        <draw:frame draw:style-name="gr12" draw:text-style-name="P23" draw:layer="layout" svg:width="1.48cm" svg:height="1.673cm" svg:x="23.399cm" svg:y="8.74cm">
          <draw:text-box>
            <text:p text:style-name="P6"><text:span text:style-name="T70">n-1</text:span></text:p>
            <text:p text:style-name="P6"><text:span text:style-name="T70"/></text:p>
            <text:p text:style-name="P6"><text:span text:style-name="T70">k = 0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26" draw:text-style-name="P10" draw:layer="layout" svg:width="9.54cm" svg:height="12.397cm" svg:x="0.682cm" svg:y="2.773cm">
          <draw:text-box>
            <text:p text:style-name="P2"><text:span text:style-name="T72">We </text:span><text:span text:style-name="T72">have</text:span><text:span text:style-name="T72">:</text:span></text:p>
            <text:p text:style-name="P2"><text:span text:style-name="T72"/></text:p>
            <text:p text:style-name="P2"><text:span text:style-name="T72"/></text:p>
            <text:p text:style-name="P2"><text:span text:style-name="T72"/></text:p>
            <text:p text:style-name="P2"><text:span text:style-name="T72">k = </text:span><text:span text:style-name="T72">the </text:span><text:span text:style-name="T72">diff</text:span><text:span text:style-name="T72">eren</text:span><text:span text:style-name="T72">ce </text:span><text:span text:style-name="T72">leve</text:span><text:span text:style-name="T72">l</text:span></text:p>
            <text:p text:style-name="P2"><text:span text:style-name="T72">n = </text:span><text:span text:style-name="T72">the </text:span><text:span text:style-name="T72">inde</text:span><text:span text:style-name="T72">x</text:span></text:p>
            <text:p text:style-name="P2"><text:span text:style-name="T72"/></text:p>
            <text:p text:style-name="P2"><text:span text:style-name="T77">So</text:span><text:span text:style-name="T77">… :</text:span></text:p>
            <text:list text:style-name="L1">
              <text:list-item>
                <text:p text:style-name="P2"><text:span text:style-name="T77">1</text:span><text:span text:style-name="T86">st</text:span><text:span text:style-name="T77"> </text:span><text:span text:style-name="T77">lev</text:span><text:span text:style-name="T77">el:</text:span><text:span text:style-name="T77"><text:line-break/></text:span><text:span text:style-name="T77"/></text:p>
              </text:list-item>
              <text:list-item>
                <text:p text:style-name="P2"><text:span text:style-name="T77">2</text:span><text:span text:style-name="T86">nd</text:span><text:span text:style-name="T77"> </text:span><text:span text:style-name="T77">lev</text:span><text:span text:style-name="T77">el:</text:span><text:span text:style-name="T77"><text:line-break/></text:span><text:span text:style-name="T77"/></text:p>
              </text:list-item>
              <text:list-item>
                <text:p text:style-name="P2"><text:span text:style-name="T77">k</text:span><text:span text:style-name="T86">th</text:span><text:span text:style-name="T77"> </text:span><text:span text:style-name="T77">lev</text:span><text:span text:style-name="T77">el:</text:span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4" draw:text-style-name="P15" draw:layer="layout" svg:width="5.437cm" svg:height="8.197cm" svg:x="22.016cm" svg:y="3.811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5" draw:text-style-name="P6" draw:layer="layout" svg:width="1.473cm" svg:height="1.372cm" svg:x="3.86cm" svg:y="4.09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text-style-name="P6" draw:layer="layout" svg:width="5.395cm" svg:height="1.372cm" svg:x="4.654cm" svg:y="10.03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6" draw:layer="layout" svg:width="5.873cm" svg:height="1.372cm" svg:x="4.68cm" svg:y="11.93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5" draw:text-style-name="P6" draw:layer="layout" svg:width="6.816cm" svg:height="1.372cm" svg:x="4.633cm" svg:y="13.83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27" draw:text-style-name="P10" draw:layer="layout" svg:width="9.54cm" svg:height="12.356cm" svg:x="0.682cm" svg:y="2.773cm">
          <draw:text-box>
            <text:p text:style-name="P2"><text:span text:style-name="T72">Last </text:span><text:span text:style-name="T72">time</text:span><text:span text:style-name="T72">, the </text:span><text:span text:style-name="T72">first</text:span><text:span text:style-name="T72">-</text:span><text:span text:style-name="T72">leve</text:span><text:span text:style-name="T72">l </text:span><text:span text:style-name="T72">diff</text:span><text:span text:style-name="T72">eren</text:span><text:span text:style-name="T72">ce </text:span><text:span text:style-name="T72">was </text:span><text:span text:style-name="T72">cons</text:span><text:span text:style-name="T72">tant</text:span><text:span text:style-name="T72">: it </text:span><text:span text:style-name="T72">was </text:span><text:span text:style-name="T72">3 </text:span><text:span text:style-name="T72">eac</text:span><text:span text:style-name="T72">h </text:span><text:span text:style-name="T72">time</text:span><text:span text:style-name="T72">.</text:span></text:p>
            <text:p text:style-name="P2"><text:span text:style-name="T72"/></text:p>
            <text:p text:style-name="P2"><text:span text:style-name="T72">For </text:span><text:span text:style-name="T72">the </text:span><text:span text:style-name="T72">seq</text:span><text:span text:style-name="T72">uen</text:span><text:span text:style-name="T72">ce</text:span><text:span text:style-name="T72"><text:line-break/></text:span><text:span text:style-name="T72">“6, </text:span><text:span text:style-name="T72">11, </text:span><text:span text:style-name="T72">19, </text:span><text:span text:style-name="T72">30, </text:span><text:span text:style-name="T72">44”, </text:span><text:span text:style-name="T72">the </text:span><text:span text:style-name="T72">first</text:span><text:span text:style-name="T72">-</text:span><text:span text:style-name="T72">leve</text:span><text:span text:style-name="T72">l </text:span><text:span text:style-name="T72">diff</text:span><text:span text:style-name="T72">eren</text:span><text:span text:style-name="T72">ce </text:span><text:span text:style-name="T72">cha</text:span><text:span text:style-name="T72">nge</text:span><text:span text:style-name="T72">s </text:span><text:span text:style-name="T72">but </text:span><text:span text:style-name="T72">the </text:span><text:span text:style-name="T72">seco</text:span><text:span text:style-name="T72">nd-</text:span><text:span text:style-name="T72">leve</text:span><text:span text:style-name="T72">l </text:span><text:span text:style-name="T72">diff</text:span><text:span text:style-name="T72">eren</text:span><text:span text:style-name="T72">ce is </text:span><text:span text:style-name="T72">cons</text:span><text:span text:style-name="T72">tant</text:span><text:span text:style-name="T72">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4" draw:text-style-name="P15" draw:layer="layout" svg:width="5.437cm" svg:height="8.197cm" svg:x="22.016cm" svg:y="3.811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g>
          <draw:rect draw:style-name="gr16" draw:text-style-name="P24" draw:layer="layout" svg:width="0.914cm" svg:height="1.059cm" svg:x="4.473cm" svg:y="8.49cm">
            <text:p/>
          </draw:rect>
          <draw:rect draw:style-name="gr16" draw:text-style-name="P24" draw:layer="layout" svg:width="1.997cm" svg:height="1.059cm" svg:x="4.545cm" svg:y="10.319cm">
            <text:p/>
          </draw:rect>
          <draw:rect draw:style-name="gr16" draw:text-style-name="P24" draw:layer="layout" svg:width="3.223cm" svg:height="1.059cm" svg:x="4.57cm" svg:y="12.388cm">
            <text:p/>
          </draw:rect>
        </draw:g>
        <draw:frame draw:style-name="gr15" draw:text-style-name="P6" draw:layer="layout" svg:width="4.034cm" svg:height="1.371cm" svg:x="1.361cm" svg:y="8.30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rect draw:style-name="gr17" draw:text-style-name="P25" draw:layer="layout" svg:width="0.914cm" svg:height="7.264cm" svg:x="3.271cm" svg:y="6.398cm">
          <text:p/>
        </draw:rect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28" draw:text-style-name="P10" draw:layer="layout" svg:width="9.54cm" svg:height="12.356cm" svg:x="0.682cm" svg:y="2.773cm">
          <draw:text-box>
            <text:p text:style-name="P2"><text:span text:style-name="T72">Let’</text:span><text:span text:style-name="T72">s </text:span><text:span text:style-name="T72">trea</text:span><text:span text:style-name="T72">t </text:span><text:span text:style-name="T72">this </text:span><text:span text:style-name="T72">like </text:span><text:span text:style-name="T72">last </text:span><text:span text:style-name="T72">time</text:span><text:span text:style-name="T72">, but </text:span><text:span text:style-name="T72">look</text:span><text:span text:style-name="T72">ing </text:span><text:span text:style-name="T72">at </text:span><text:span text:style-name="T72">2</text:span><text:span text:style-name="T86">nd</text:span><text:span text:style-name="T72"> </text:span><text:span text:style-name="T72">leve</text:span><text:span text:style-name="T72">l vs. </text:span><text:span text:style-name="T72">1</text:span><text:span text:style-name="T86">st</text:span><text:span text:style-name="T72"> </text:span><text:span text:style-name="T72">leve</text:span><text:span text:style-name="T72">l…</text:span></text:p>
            <text:p text:style-name="P2"><text:span text:style-name="T72"/></text:p>
            <text:list text:style-name="L1"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/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4" draw:text-style-name="P15" draw:layer="layout" svg:width="5.437cm" svg:height="8.197cm" svg:x="22.016cm" svg:y="3.811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5" draw:text-style-name="P6" draw:layer="layout" svg:width="2.835cm" svg:height="1.371cm" svg:x="1.336cm" svg:y="6.38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5" draw:text-style-name="P6" draw:layer="layout" svg:width="5.261cm" svg:height="1.371cm" svg:x="1.361cm" svg:y="10.15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5" draw:text-style-name="P6" draw:layer="layout" svg:width="6.494cm" svg:height="1.371cm" svg:x="1.458cm" svg:y="12.18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29" draw:text-style-name="P10" draw:layer="layout" svg:width="10.334cm" svg:height="3.793cm" svg:x="10.52cm" svg:y="11.232cm">
          <draw:text-box>
            <text:p text:style-name="P2"><text:span text:style-name="T72">So </text:span><text:span text:style-name="T72">we </text:span><text:span text:style-name="T72">look </text:span><text:span text:style-name="T72">at </text:span><text:span text:style-name="T72">the </text:span><text:span text:style-name="T72">way</text:span><text:span text:style-name="T72">s to </text:span><text:span text:style-name="T72">get </text:span><text:span text:style-name="T72">5, 8, </text:span><text:span text:style-name="T72">11, </text:span><text:span text:style-name="T72">and </text:span><text:span text:style-name="T72">14 </text:span><text:span text:style-name="T72">(the </text:span><text:span text:style-name="T72">first </text:span><text:span text:style-name="T72">leve</text:span><text:span text:style-name="T72">l </text:span><text:span text:style-name="T72">diff</text:span><text:span text:style-name="T72">eren</text:span><text:span text:style-name="T72">ce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draw:style-name="gr15" draw:text-style-name="P6" draw:layer="layout" svg:width="5.015cm" svg:height="1.371cm" svg:x="1.361cm" svg:y="8.306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5" draw:text-style-name="P6" draw:layer="layout" svg:width="2.835cm" svg:height="1.371cm" svg:x="1.336cm" svg:y="6.38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5" draw:text-style-name="P6" draw:layer="layout" svg:width="6.714cm" svg:height="1.371cm" svg:x="1.361cm" svg:y="10.159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5" draw:text-style-name="P6" draw:layer="layout" svg:width="8.409cm" svg:height="1.371cm" svg:x="1.458cm" svg:y="12.18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rect draw:style-name="gr16" draw:text-style-name="P24" draw:layer="layout" svg:width="1.247cm" svg:height="1.219cm" svg:x="5.103cm" svg:y="8.41cm">
          <text:p/>
        </draw:rect>
        <draw:rect draw:style-name="gr16" draw:text-style-name="P24" draw:layer="layout" svg:width="2.834cm" svg:height="1.247cm" svg:x="5.141cm" svg:y="10.234cm">
          <text:p/>
        </draw:rect>
        <draw:rect draw:style-name="gr16" draw:text-style-name="P24" draw:layer="layout" svg:width="4.651cm" svg:height="1.296cm" svg:x="5.216cm" svg:y="12.256cm">
          <text:p/>
        </draw:rect>
        <draw:rect draw:style-name="gr17" draw:text-style-name="P25" draw:layer="layout" svg:width="1.409cm" svg:height="7.264cm" svg:x="3.257cm" svg:y="6.381cm">
          <text:p/>
        </draw:rect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30" draw:text-style-name="P10" draw:layer="layout" svg:width="9.54cm" svg:height="12.356cm" svg:x="0.682cm" svg:y="2.773cm">
          <draw:text-box>
            <text:p text:style-name="P2"><text:span text:style-name="T72">Let’</text:span><text:span text:style-name="T72">s </text:span><text:span text:style-name="T72">trea</text:span><text:span text:style-name="T72">t </text:span><text:span text:style-name="T72">this </text:span><text:span text:style-name="T72">like </text:span><text:span text:style-name="T72">last </text:span><text:span text:style-name="T72">time</text:span><text:span text:style-name="T72">, but </text:span><text:span text:style-name="T72">look</text:span><text:span text:style-name="T72">ing </text:span><text:span text:style-name="T72">at </text:span><text:span text:style-name="T72">2</text:span><text:span text:style-name="T86">nd</text:span><text:span text:style-name="T72"> </text:span><text:span text:style-name="T72">leve</text:span><text:span text:style-name="T72">l vs. </text:span><text:span text:style-name="T72">1</text:span><text:span text:style-name="T86">st</text:span><text:span text:style-name="T72"> </text:span><text:span text:style-name="T72">leve</text:span><text:span text:style-name="T72">l…</text:span></text:p>
            <text:p text:style-name="P2"><text:span text:style-name="T72"/></text:p>
            <text:list text:style-name="L1"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/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4" draw:text-style-name="P15" draw:layer="layout" svg:width="5.437cm" svg:height="8.197cm" svg:x="22.016cm" svg:y="3.811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31" draw:text-style-name="P10" draw:layer="layout" svg:width="10.334cm" svg:height="3.793cm" svg:x="10.52cm" svg:y="11.232cm">
          <draw:text-box>
            <text:p text:style-name="P2"><text:span text:style-name="T72">And </text:span><text:span text:style-name="T72">repl</text:span><text:span text:style-name="T72">ace </text:span><text:span text:style-name="T72">the </text:span><text:span text:style-name="T72">num</text:span><text:span text:style-name="T72">bers </text:span><text:span text:style-name="T72">with </text:span><text:span text:style-name="T72">the </text:span><text:span text:style-name="T72">gen</text:span><text:span text:style-name="T72">eral </text:span><text:span text:style-name="T72">ter</text:span><text:span text:style-name="T72">m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draw:style-name="gr15" draw:text-style-name="P6" draw:layer="layout" svg:width="5.015cm" svg:height="1.371cm" svg:x="1.361cm" svg:y="8.306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5" draw:text-style-name="P6" draw:layer="layout" svg:width="2.835cm" svg:height="1.371cm" svg:x="1.336cm" svg:y="6.38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5" draw:text-style-name="P6" draw:layer="layout" svg:width="6.714cm" svg:height="1.371cm" svg:x="1.361cm" svg:y="10.15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5" draw:text-style-name="P6" draw:layer="layout" svg:width="8.409cm" svg:height="1.371cm" svg:x="1.458cm" svg:y="12.18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rect draw:style-name="gr16" draw:text-style-name="P24" draw:layer="layout" svg:width="1.247cm" svg:height="1.219cm" svg:x="5.103cm" svg:y="8.41cm">
          <text:p/>
        </draw:rect>
        <draw:rect draw:style-name="gr16" draw:text-style-name="P24" draw:layer="layout" svg:width="2.834cm" svg:height="1.247cm" svg:x="5.141cm" svg:y="10.234cm">
          <text:p/>
        </draw:rect>
        <draw:rect draw:style-name="gr16" draw:text-style-name="P24" draw:layer="layout" svg:width="4.651cm" svg:height="1.296cm" svg:x="5.216cm" svg:y="12.256cm">
          <text:p/>
        </draw:rect>
        <draw:rect draw:style-name="gr17" draw:text-style-name="P25" draw:layer="layout" svg:width="1.409cm" svg:height="7.264cm" svg:x="3.257cm" svg:y="6.381cm">
          <text:p/>
        </draw:rect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32" draw:text-style-name="P10" draw:layer="layout" svg:width="9.54cm" svg:height="12.373cm" svg:x="0.682cm" svg:y="2.773cm">
          <draw:text-box>
            <text:p text:style-name="P2"><text:span text:style-name="T72">Let’</text:span><text:span text:style-name="T72">s </text:span><text:span text:style-name="T72">trea</text:span><text:span text:style-name="T72">t </text:span><text:span text:style-name="T72">this </text:span><text:span text:style-name="T72">like </text:span><text:span text:style-name="T72">last </text:span><text:span text:style-name="T72">time</text:span><text:span text:style-name="T72">, but </text:span><text:span text:style-name="T72">look</text:span><text:span text:style-name="T72">ing </text:span><text:span text:style-name="T72">at </text:span><text:span text:style-name="T72">2</text:span><text:span text:style-name="T86">nd</text:span><text:span text:style-name="T72"> </text:span><text:span text:style-name="T72">leve</text:span><text:span text:style-name="T72">l vs. </text:span><text:span text:style-name="T72">1</text:span><text:span text:style-name="T86">st</text:span><text:span text:style-name="T72"> </text:span><text:span text:style-name="T72">leve</text:span><text:span text:style-name="T72">l…</text:span></text:p>
            <text:p text:style-name="P2"><text:span text:style-name="T72"/></text:p>
            <text:list text:style-name="L1"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/></text:p>
              </text:list-item>
            </text:list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4" draw:text-style-name="P15" draw:layer="layout" svg:width="5.437cm" svg:height="8.197cm" svg:x="22.016cm" svg:y="3.811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presentation:style-name="pr33" draw:text-style-name="P10" draw:layer="layout" svg:width="8.882cm" svg:height="2.038cm" svg:x="11.972cm" svg:y="12.987cm">
          <draw:text-box>
            <text:p text:style-name="P2"><text:span text:style-name="T72">The</text:span><text:span text:style-name="T72">n </text:span><text:span text:style-name="T72">we </text:span><text:span text:style-name="T72">can </text:span><text:span text:style-name="T72">com</text:span><text:span text:style-name="T72">e up </text:span><text:span text:style-name="T72">with </text:span><text:span text:style-name="T72">the </text:span><text:span text:style-name="T72">gen</text:span><text:span text:style-name="T72">eral </text:span><text:span text:style-name="T72">for</text:span><text:span text:style-name="T72">m.</text:span></text:p>
          </draw:text-box>
        </draw:frame>
        <draw:frame draw:style-name="gr15" draw:text-style-name="P6" draw:layer="layout" svg:width="6.604cm" svg:height="1.626cm" svg:x="1.459cm" svg:y="13.8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line draw:style-name="gr18" draw:text-style-name="P26" draw:layer="layout" svg:x1="11.487cm" svg:y1="13.913cm" svg:x2="8.136cm" svg:y2="14.685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34" draw:text-style-name="P10" draw:layer="layout" svg:width="9.54cm" svg:height="6.661cm" svg:x="0.682cm" svg:y="2.773cm">
          <draw:text-box>
            <text:p text:style-name="P2"><text:span text:style-name="T72">And </text:span><text:span text:style-name="T72">with </text:span><text:span text:style-name="T72">this</text:span></text:p>
            <text:p text:style-name="P2"><text:span text:style-name="T72"/></text:p>
            <text:p text:style-name="P2"><text:span text:style-name="T72"/></text:p>
            <text:p text:style-name="P2"><text:span text:style-name="T72"/></text:p>
            <text:p text:style-name="P2"><text:span text:style-name="T72">we </text:span><text:span text:style-name="T72">can </text:span><text:span text:style-name="T72">find </text:span><text:span text:style-name="T72">our </text:span><text:span text:style-name="T72">equ</text:span><text:span text:style-name="T72">atio</text:span><text:span text:style-name="T72">n </text:span><text:span text:style-name="T72">for </text:span><text:span text:style-name="T72">the </text:span><text:span text:style-name="T72">1</text:span><text:span text:style-name="T86">st</text:span><text:span text:style-name="T72"> </text:span><text:span text:style-name="T72">leve</text:span><text:span text:style-name="T72">l </text:span><text:span text:style-name="T72">diff</text:span><text:span text:style-name="T72">eren</text:span><text:span text:style-name="T72">ce </text:span><text:span text:style-name="T72">ter</text:span><text:span text:style-name="T72">ms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4" draw:text-style-name="P15" draw:layer="layout" svg:width="5.437cm" svg:height="8.197cm" svg:x="22.016cm" svg:y="3.811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</text:span><text:span text:style-name="T36">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5" draw:text-style-name="P6" draw:layer="layout" svg:width="6.604cm" svg:height="1.626cm" svg:x="1.724cm" svg:y="4.112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5" draw:text-style-name="P6" draw:layer="layout" svg:width="4.116cm" svg:height="1.2cm" svg:x="2.652cm" svg:y="9.867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presentation:style-name="pr35" draw:text-style-name="P10" draw:layer="layout" svg:width="20.55cm" svg:height="3.268cm" svg:x="0.55cm" svg:y="11.968cm">
          <draw:text-box>
            <text:p text:style-name="P2"><text:span text:style-name="T72">But </text:span><text:span text:style-name="T72">we’r</text:span><text:span text:style-name="T72">e </text:span><text:span text:style-name="T72">still </text:span><text:span text:style-name="T72">not </text:span><text:span text:style-name="T72">don</text:span><text:span text:style-name="T72">e </text:span><text:span text:style-name="T72">bec</text:span><text:span text:style-name="T72">ause </text:span><text:span text:style-name="T72">we </text:span><text:span text:style-name="T72">don’</text:span><text:span text:style-name="T72">t </text:span><text:span text:style-name="T72">have </text:span><text:span text:style-name="T72">an </text:span><text:span text:style-name="T72">equ</text:span><text:span text:style-name="T72">atio</text:span><text:span text:style-name="T72">n </text:span><text:span text:style-name="T72">for </text:span><text:span text:style-name="T72">the </text:span><text:span text:style-name="T72">actu</text:span><text:span text:style-name="T72">al </text:span><text:span text:style-name="T72">ter</text:span><text:span text:style-name="T72">ms – </text:span><text:span text:style-name="T72"><text:s/>s</text:span><text:span text:style-name="T95">n </text:span><text:span text:style-name="T77"><text:s/>– </text:span><text:span text:style-name="T77">ye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36" draw:text-style-name="P10" draw:layer="layout" svg:width="9.54cm" svg:height="6.642cm" svg:x="0.682cm" svg:y="2.773cm">
          <draw:text-box>
            <text:p text:style-name="P2"><text:span text:style-name="T72">1</text:span><text:span text:style-name="T86">st</text:span><text:span text:style-name="T72"> </text:span><text:span text:style-name="T72">leve</text:span><text:span text:style-name="T72">l </text:span><text:span text:style-name="T72">diff</text:span><text:span text:style-name="T72">eren</text:span><text:span text:style-name="T72">ce:</text:span></text:p>
            <text:p text:style-name="P2"><text:span text:style-name="T72"/></text:p>
            <text:p text:style-name="P2"><text:span text:style-name="T72"/></text:p>
            <text:p text:style-name="P2"><text:span text:style-name="T72"/></text:p>
            <text:p text:style-name="P2"><text:span text:style-name="T9">And </text:span><text:span text:style-name="T9">rem</text:span><text:span text:style-name="T9">emb</text:span><text:span text:style-name="T9">er </text:span><text:span text:style-name="T9">Theo</text:span><text:span text:style-name="T9">rem </text:span><text:span text:style-name="T9">1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4" draw:text-style-name="P15" draw:layer="layout" svg:width="5.437cm" svg:height="8.197cm" svg:x="22.016cm" svg:y="3.811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5" draw:text-style-name="P6" draw:layer="layout" svg:width="4.116cm" svg:height="1.2cm" svg:x="2.674cm" svg:y="4.179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37" draw:text-style-name="P10" draw:layer="layout" svg:width="9.901cm" svg:height="1.438cm" svg:x="0.55cm" svg:y="10.53cm">
          <draw:text-box>
            <text:p text:style-name="P2"><text:span text:style-name="T72">Now </text:span><text:span text:style-name="T72">we </text:span><text:span text:style-name="T72">can </text:span><text:span text:style-name="T72">solv</text:span><text:span text:style-name="T72">e </text:span><text:span text:style-name="T72">for </text:span><text:span text:style-name="T72">s</text:span><text:span text:style-name="T95">n</text:span><text:span text:style-name="T77">...</text:span></text:p>
          </draw:text-box>
        </draw:frame>
        <draw:frame draw:style-name="gr15" draw:text-style-name="P6" draw:layer="layout" svg:width="3.557cm" svg:height="1.6cm" svg:x="3.384cm" svg:y="7.96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38" draw:text-style-name="P10" draw:layer="layout" svg:width="9.54cm" svg:height="1.24cm" svg:x="0.682cm" svg:y="2.773cm">
          <draw:text-box>
            <text:p text:style-name="P2"><text:span text:style-name="T72">1</text:span><text:span text:style-name="T86">st</text:span><text:span text:style-name="T72"> </text:span><text:span text:style-name="T72">leve</text:span><text:span text:style-name="T72">l </text:span><text:span text:style-name="T72">diff</text:span><text:span text:style-name="T72">eren</text:span><text:span text:style-name="T72">ce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4" draw:text-style-name="P15" draw:layer="layout" svg:width="5.437cm" svg:height="8.197cm" svg:x="22.016cm" svg:y="3.811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5" draw:text-style-name="P6" draw:layer="layout" svg:width="4.116cm" svg:height="1.2cm" svg:x="2.674cm" svg:y="4.179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presentation:style-name="pr39" draw:text-style-name="P10" draw:layer="layout" svg:width="3.308cm" svg:height="8.962cm" svg:x="0.639cm" svg:y="6.12cm">
          <draw:text-box>
            <text:list text:style-name="L1">
              <text:list-item>
                <text:p text:style-name="P2"><text:span text:style-name="T72"><text:line-break/></text:span><text:span text:style-name="T72"/></text:p>
              </text:list-item>
            </text:list>
          </draw:text-box>
        </draw:frame>
        <draw:frame draw:style-name="gr15" draw:text-style-name="P6" draw:layer="layout" svg:width="3.557cm" svg:height="1.6cm" svg:x="1.444cm" svg:y="5.93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9" draw:text-style-name="P28" draw:layer="layout" svg:width="8.731cm" svg:height="1.065cm" svg:x="1.234cm" svg:y="7.85cm">
          <draw:text-box>
            <text:p text:style-name="P27"><text:span text:style-name="T96">Start </text:span><text:span text:style-name="T96">with </text:span><text:span text:style-name="T96">the </text:span><text:span text:style-name="T96">Theor</text:span><text:span text:style-name="T96">em…</text:span></text:p>
          </draw:text-box>
        </draw:frame>
        <draw:frame draw:style-name="gr15" draw:text-style-name="P6" draw:layer="layout" svg:width="3.557cm" svg:height="1.6cm" svg:x="1.445cm" svg:y="5.935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40" draw:text-style-name="P10" draw:layer="layout" svg:width="9.54cm" svg:height="1.24cm" svg:x="0.682cm" svg:y="2.773cm">
          <draw:text-box>
            <text:p text:style-name="P2"><text:span text:style-name="T72">1</text:span><text:span text:style-name="T86">st</text:span><text:span text:style-name="T72"> </text:span><text:span text:style-name="T72">leve</text:span><text:span text:style-name="T72">l </text:span><text:span text:style-name="T72">diff</text:span><text:span text:style-name="T72">eren</text:span><text:span text:style-name="T72">ce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4" draw:text-style-name="P15" draw:layer="layout" svg:width="5.437cm" svg:height="8.197cm" svg:x="22.016cm" svg:y="3.811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5" draw:text-style-name="P6" draw:layer="layout" svg:width="4.116cm" svg:height="1.2cm" svg:x="2.674cm" svg:y="4.179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presentation:style-name="pr41" draw:text-style-name="P10" draw:layer="layout" svg:width="3.308cm" svg:height="8.962cm" svg:x="0.639cm" svg:y="6.12cm">
          <draw:text-box>
            <text:list text:style-name="L1"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</text:list>
          </draw:text-box>
        </draw:frame>
        <draw:frame draw:style-name="gr15" draw:text-style-name="P6" draw:layer="layout" svg:width="3.557cm" svg:height="1.6cm" svg:x="1.444cm" svg:y="5.935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5" draw:text-style-name="P6" draw:layer="layout" svg:width="4.799cm" svg:height="1.6cm" svg:x="1.401cm" svg:y="7.8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19" draw:text-style-name="P28" draw:layer="layout" svg:width="8.731cm" svg:height="1.777cm" svg:x="1.235cm" svg:y="9.725cm">
          <draw:text-box>
            <text:p text:style-name="P27"><text:span text:style-name="T96">Plug </text:span><text:span text:style-name="T96">in the </text:span><text:span text:style-name="T96">equat</text:span><text:span text:style-name="T96">ion </text:span><text:span text:style-name="T96">for </text:span><text:span text:style-name="T96">the </text:span><text:span text:style-name="T96">first-</text:span><text:span text:style-name="T96">level </text:span><text:span text:style-name="T96">differ</text:span><text:span text:style-name="T96">ence</text:span><text:span text:style-name="T96">…</text:span></text:p>
          </draw:text-box>
        </draw:frame>
        <draw:rect draw:style-name="gr20" draw:text-style-name="P29" draw:layer="layout" svg:width="2.094cm" svg:height="1.213cm" svg:x="3.186cm" svg:y="8.026cm">
          <text:p/>
        </draw:rect>
        <draw:rect draw:style-name="gr20" draw:text-style-name="P29" draw:layer="layout" svg:width="2.231cm" svg:height="0.896cm" svg:x="4.427cm" svg:y="4.353cm">
          <text:p/>
        </draw:rect>
        <draw:line draw:style-name="gr18" draw:text-style-name="P26" draw:layer="layout" svg:x1="6.151cm" svg:y1="5.623cm" svg:x2="5.027cm" svg:y2="7.98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42" draw:text-style-name="P10" draw:layer="layout" svg:width="9.54cm" svg:height="1.24cm" svg:x="0.682cm" svg:y="2.773cm">
          <draw:text-box>
            <text:p text:style-name="P2"><text:span text:style-name="T72">1</text:span><text:span text:style-name="T86">st</text:span><text:span text:style-name="T72"> </text:span><text:span text:style-name="T72">leve</text:span><text:span text:style-name="T72">l </text:span><text:span text:style-name="T72">diff</text:span><text:span text:style-name="T72">eren</text:span><text:span text:style-name="T72">ce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4" draw:text-style-name="P15" draw:layer="layout" svg:width="5.437cm" svg:height="8.197cm" svg:x="22.016cm" svg:y="3.811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15" draw:text-style-name="P6" draw:layer="layout" svg:width="4.116cm" svg:height="1.2cm" svg:x="2.674cm" svg:y="4.179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presentation:style-name="pr43" draw:text-style-name="P10" draw:layer="layout" svg:width="3.308cm" svg:height="8.962cm" svg:x="0.639cm" svg:y="6.12cm">
          <draw:text-box>
            <text:list text:style-name="L1"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</text:list>
          </draw:text-box>
        </draw:frame>
        <draw:frame draw:style-name="gr15" draw:text-style-name="P6" draw:layer="layout" svg:width="3.557cm" svg:height="1.6cm" svg:x="1.444cm" svg:y="5.935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5" draw:text-style-name="P6" draw:layer="layout" svg:width="4.799cm" svg:height="1.6cm" svg:x="1.401cm" svg:y="7.81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9" draw:text-style-name="P28" draw:layer="layout" svg:width="8.731cm" svg:height="1.777cm" svg:x="1.38cm" svg:y="11.174cm">
          <draw:text-box>
            <text:p text:style-name="P27"><text:span text:style-name="T96">Split </text:span><text:span text:style-name="T96">out </text:span><text:span text:style-name="T96">the </text:span><text:span text:style-name="T96">sum </text:span><text:span text:style-name="T96">to </text:span><text:span text:style-name="T96">make </text:span><text:span text:style-name="T96">it </text:span><text:span text:style-name="T96">easie</text:span><text:span text:style-name="T96">r to </text:span><text:span text:style-name="T96">solve</text:span><text:span text:style-name="T96">…</text:span></text:p>
          </draw:text-box>
        </draw:frame>
        <draw:frame draw:style-name="gr15" draw:text-style-name="P6" draw:layer="layout" svg:width="6.037cm" svg:height="1.6cm" svg:x="1.38cm" svg:y="9.574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44" draw:text-style-name="P10" draw:layer="layout" svg:width="9.54cm" svg:height="1.24cm" svg:x="0.682cm" svg:y="2.773cm">
          <draw:text-box>
            <text:p text:style-name="P2"><text:span text:style-name="T72">1</text:span><text:span text:style-name="T86">st</text:span><text:span text:style-name="T72"> </text:span><text:span text:style-name="T72">leve</text:span><text:span text:style-name="T72">l </text:span><text:span text:style-name="T72">diff</text:span><text:span text:style-name="T72">eren</text:span><text:span text:style-name="T72">ce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4" draw:text-style-name="P15" draw:layer="layout" svg:width="5.437cm" svg:height="8.197cm" svg:x="22.016cm" svg:y="3.811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5" draw:text-style-name="P6" draw:layer="layout" svg:width="4.116cm" svg:height="1.2cm" svg:x="2.674cm" svg:y="4.179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presentation:style-name="pr45" draw:text-style-name="P10" draw:layer="layout" svg:width="3.308cm" svg:height="8.962cm" svg:x="0.639cm" svg:y="6.12cm">
          <draw:text-box>
            <text:list text:style-name="L1"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</text:list>
          </draw:text-box>
        </draw:frame>
        <draw:frame draw:style-name="gr15" draw:text-style-name="P6" draw:layer="layout" svg:width="3.557cm" svg:height="1.6cm" svg:x="1.444cm" svg:y="5.935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5" draw:text-style-name="P6" draw:layer="layout" svg:width="4.66cm" svg:height="1.6cm" svg:x="1.401cm" svg:y="7.81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1" draw:text-style-name="P28" draw:layer="layout" svg:width="9.797cm" svg:height="2.489cm" svg:x="1.381cm" svg:y="13.18cm">
          <draw:text-box>
            <text:p text:style-name="P27"><text:span text:style-name="T96">What </text:span><text:span text:style-name="T96">does </text:span><text:span text:style-name="T96">the </text:span><text:span text:style-name="T96">sum </text:span><text:span text:style-name="T96">come </text:span><text:span text:style-name="T96">out to </text:span><text:span text:style-name="T96">now? </text:span><text:span text:style-name="T96">Time </text:span><text:span text:style-name="T96">for </text:span><text:span text:style-name="T96">magic</text:span><text:span text:style-name="T96">…</text:span></text:p>
          </draw:text-box>
        </draw:frame>
        <draw:frame draw:style-name="gr15" draw:text-style-name="P6" draw:layer="layout" svg:width="5.902cm" svg:height="1.6cm" svg:x="1.38cm" svg:y="9.57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5" draw:text-style-name="P6" draw:layer="layout" svg:width="5.057cm" svg:height="1.6cm" svg:x="1.381cm" svg:y="11.58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46" draw:text-style-name="P10" draw:layer="layout" svg:width="9.54cm" svg:height="1.24cm" svg:x="0.682cm" svg:y="2.773cm">
          <draw:text-box>
            <text:p text:style-name="P2"><text:span text:style-name="T72">1</text:span><text:span text:style-name="T86">st</text:span><text:span text:style-name="T72"> </text:span><text:span text:style-name="T72">leve</text:span><text:span text:style-name="T72">l </text:span><text:span text:style-name="T72">diff</text:span><text:span text:style-name="T72">eren</text:span><text:span text:style-name="T72">ce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15" draw:text-style-name="P6" draw:layer="layout" svg:width="4.116cm" svg:height="1.2cm" svg:x="2.674cm" svg:y="4.179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presentation:style-name="pr47" draw:text-style-name="P10" draw:layer="layout" svg:width="3.308cm" svg:height="8.962cm" svg:x="0.639cm" svg:y="6.12cm">
          <draw:text-box>
            <text:list text:style-name="L1"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</text:list>
          </draw:text-box>
        </draw:frame>
        <draw:frame draw:style-name="gr15" draw:text-style-name="P6" draw:layer="layout" svg:width="3.557cm" svg:height="1.6cm" svg:x="1.444cm" svg:y="5.935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15" draw:text-style-name="P6" draw:layer="layout" svg:width="4.66cm" svg:height="1.6cm" svg:x="1.401cm" svg:y="7.8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15" draw:text-style-name="P6" draw:layer="layout" svg:width="5.902cm" svg:height="1.6cm" svg:x="1.38cm" svg:y="9.574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15" draw:text-style-name="P6" draw:layer="layout" svg:width="5.057cm" svg:height="1.6cm" svg:x="1.381cm" svg:y="11.58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rect draw:style-name="gr22" draw:text-style-name="P31" draw:layer="layout" svg:width="10.65cm" svg:height="4.432cm" svg:x="10.429cm" svg:y="10.583cm">
          <text:p text:style-name="P30"><text:span text:style-name="T97">Rando</text:span><text:span text:style-name="T97">m </text:span><text:span text:style-name="T97">propos</text:span><text:span text:style-name="T97">ition </text:span><text:span text:style-name="T97">from </text:span><text:span text:style-name="T97">chapte</text:span><text:span text:style-name="T97">r </text:span></text:p>
          <text:p text:style-name="P30"><text:span text:style-name="T97">2.3 </text:span><text:span text:style-name="T97">that </text:span><text:span text:style-name="T97">you </text:span><text:span text:style-name="T97">totally </text:span><text:span text:style-name="T97">don’t </text:span><text:span text:style-name="T97">remem</text:span><text:span text:style-name="T97">ber.</text:span></text:p>
        </draw:rect>
        <draw:frame draw:style-name="gr15" draw:text-style-name="P6" draw:layer="layout" svg:width="3.726cm" svg:height="1.6cm" svg:x="13.994cm" svg:y="12.748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14" draw:text-style-name="P15" draw:layer="layout" svg:width="5.437cm" svg:height="10.093cm" svg:x="22.017cm" svg:y="3.812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  <text:p text:style-name="P2"><text:span text:style-name="T83"/></text:p>
            <text:p text:style-name="P2"><text:span text:style-name="T83"/></text:p>
            <text:p text:style-name="P2"><text:span text:style-name="T83"/></text:p>
            <text:p text:style-name="P2"><text:span text:style-name="T83">Propositi</text:span><text:span text:style-name="T83">on 1 </text:span><text:span text:style-name="T83">from 2.3:</text:span></text:p>
          </draw:text-box>
        </draw:frame>
        <draw:frame draw:style-name="gr15" draw:text-style-name="P6" draw:layer="layout" svg:width="2.637cm" svg:height="1.141cm" svg:x="23.18cm" svg:y="14.155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48" draw:text-style-name="P10" draw:layer="layout" svg:width="9.54cm" svg:height="1.24cm" svg:x="0.682cm" svg:y="2.773cm">
          <draw:text-box>
            <text:p text:style-name="P2"><text:span text:style-name="T72">1</text:span><text:span text:style-name="T86">st</text:span><text:span text:style-name="T72"> </text:span><text:span text:style-name="T72">leve</text:span><text:span text:style-name="T72">l </text:span><text:span text:style-name="T72">diff</text:span><text:span text:style-name="T72">eren</text:span><text:span text:style-name="T72">ce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4" draw:text-style-name="P15" draw:layer="layout" svg:width="5.437cm" svg:height="10.093cm" svg:x="22.016cm" svg:y="3.811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  <text:p text:style-name="P2"><text:span text:style-name="T83"/></text:p>
            <text:p text:style-name="P2"><text:span text:style-name="T83"/></text:p>
            <text:p text:style-name="P2"><text:span text:style-name="T83"/></text:p>
            <text:p text:style-name="P2"><text:span text:style-name="T83">Propositi</text:span><text:span text:style-name="T83">on 1 </text:span><text:span text:style-name="T83">from 2.3: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15" draw:text-style-name="P6" draw:layer="layout" svg:width="4.116cm" svg:height="1.2cm" svg:x="2.674cm" svg:y="4.179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presentation:style-name="pr49" draw:text-style-name="P10" draw:layer="layout" svg:width="3.308cm" svg:height="8.962cm" svg:x="0.639cm" svg:y="6.12cm">
          <draw:text-box>
            <text:list text:style-name="L1"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</text:list-item>
              <text:list-item>
                <text:p text:style-name="P2"><text:span text:style-name="T72"/></text:p>
              </text:list-item>
            </text:list>
          </draw:text-box>
        </draw:frame>
        <draw:frame draw:style-name="gr15" draw:text-style-name="P6" draw:layer="layout" svg:width="3.557cm" svg:height="1.6cm" svg:x="1.444cm" svg:y="5.935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15" draw:text-style-name="P6" draw:layer="layout" svg:width="4.66cm" svg:height="1.6cm" svg:x="1.401cm" svg:y="7.81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5" draw:text-style-name="P6" draw:layer="layout" svg:width="5.902cm" svg:height="1.6cm" svg:x="1.38cm" svg:y="9.574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5" draw:text-style-name="P6" draw:layer="layout" svg:width="5.057cm" svg:height="1.6cm" svg:x="1.381cm" svg:y="11.58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rect draw:style-name="gr22" draw:text-style-name="P31" draw:layer="layout" svg:width="10.65cm" svg:height="4.432cm" svg:x="10.429cm" svg:y="10.583cm">
          <text:p text:style-name="P30"><text:span text:style-name="T97">Chang</text:span><text:span text:style-name="T97">e it </text:span><text:span text:style-name="T97">to…</text:span></text:p>
        </draw:rect>
        <draw:frame draw:style-name="gr15" draw:text-style-name="P6" draw:layer="layout" svg:width="8.475cm" svg:height="1.6cm" svg:x="11.789cm" svg:y="12.461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5" draw:text-style-name="P6" draw:layer="layout" svg:width="2.637cm" svg:height="1.141cm" svg:x="23.179cm" svg:y="14.154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5" draw:text-style-name="P6" draw:layer="layout" svg:width="5.519cm" svg:height="1.462cm" svg:x="1.382cm" svg:y="13.454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50" draw:text-style-name="P10" draw:layer="layout" svg:width="9.54cm" svg:height="1.24cm" svg:x="0.682cm" svg:y="2.773cm">
          <draw:text-box>
            <text:p text:style-name="P2"><text:span text:style-name="T72">1</text:span><text:span text:style-name="T86">st</text:span><text:span text:style-name="T72"> </text:span><text:span text:style-name="T72">leve</text:span><text:span text:style-name="T72">l </text:span><text:span text:style-name="T72">diff</text:span><text:span text:style-name="T72">eren</text:span><text:span text:style-name="T72">ce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4" draw:text-style-name="P15" draw:layer="layout" svg:width="5.437cm" svg:height="10.093cm" svg:x="22.016cm" svg:y="3.811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  <text:p text:style-name="P2"><text:span text:style-name="T83"/></text:p>
            <text:p text:style-name="P2"><text:span text:style-name="T83"/></text:p>
            <text:p text:style-name="P2"><text:span text:style-name="T83"/></text:p>
            <text:p text:style-name="P2"><text:span text:style-name="T83">Propositi</text:span><text:span text:style-name="T83">on 1 </text:span><text:span text:style-name="T83">from 2.3: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5" draw:text-style-name="P6" draw:layer="layout" svg:width="4.116cm" svg:height="1.2cm" svg:x="2.674cm" svg:y="4.179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presentation:style-name="pr51" draw:text-style-name="P10" draw:layer="layout" svg:width="3.308cm" svg:height="8.962cm" svg:x="0.639cm" svg:y="6.12cm">
          <draw:text-box>
            <text:list text:style-name="L1">
              <text:list-item>
                <text:p text:style-name="P2"><text:span text:style-name="T72"><text:line-break/></text:span><text:span text:style-name="T72"/></text:p>
              </text:list-item>
            </text:list>
          </draw:text-box>
        </draw:frame>
        <draw:rect draw:style-name="gr22" draw:text-style-name="P31" draw:layer="layout" svg:width="10.65cm" svg:height="4.432cm" svg:x="10.429cm" svg:y="10.583cm">
          <text:p text:style-name="P30"><text:span text:style-name="T97">Chang</text:span><text:span text:style-name="T97">e it </text:span><text:span text:style-name="T97">to…</text:span></text:p>
        </draw:rect>
        <draw:frame draw:style-name="gr15" draw:text-style-name="P6" draw:layer="layout" svg:width="8.475cm" svg:height="1.6cm" svg:x="11.789cm" svg:y="12.461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15" draw:text-style-name="P6" draw:layer="layout" svg:width="2.637cm" svg:height="1.141cm" svg:x="23.179cm" svg:y="14.154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15" draw:text-style-name="P6" draw:layer="layout" svg:width="5.519cm" svg:height="1.462cm" svg:x="1.382cm" svg:y="5.957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21" draw:text-style-name="P28" draw:layer="layout" svg:width="9.797cm" svg:height="2.489cm" svg:x="0.544cm" svg:y="7.383cm">
          <draw:text-box>
            <text:p text:style-name="P27"><text:span text:style-name="T96">And </text:span><text:span text:style-name="T96">we </text:span><text:span text:style-name="T96">conti</text:span><text:span text:style-name="T96">nue </text:span><text:span text:style-name="T96">simpl</text:span><text:span text:style-name="T96">ifying</text:span><text:span text:style-name="T96">…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52" draw:text-style-name="P10" draw:layer="layout" svg:width="9.54cm" svg:height="1.24cm" svg:x="0.682cm" svg:y="2.773cm">
          <draw:text-box>
            <text:p text:style-name="P2"><text:span text:style-name="T72">1</text:span><text:span text:style-name="T86">st</text:span><text:span text:style-name="T72"> </text:span><text:span text:style-name="T72">leve</text:span><text:span text:style-name="T72">l </text:span><text:span text:style-name="T72">diff</text:span><text:span text:style-name="T72">eren</text:span><text:span text:style-name="T72">ce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4" draw:text-style-name="P15" draw:layer="layout" svg:width="5.437cm" svg:height="10.093cm" svg:x="22.016cm" svg:y="3.811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  <text:p text:style-name="P2"><text:span text:style-name="T83"/></text:p>
            <text:p text:style-name="P2"><text:span text:style-name="T83"/></text:p>
            <text:p text:style-name="P2"><text:span text:style-name="T83"/></text:p>
            <text:p text:style-name="P2"><text:span text:style-name="T83">Propositi</text:span><text:span text:style-name="T83">on 1 </text:span><text:span text:style-name="T83">from 2.3: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15" draw:text-style-name="P6" draw:layer="layout" svg:width="4.116cm" svg:height="1.2cm" svg:x="2.674cm" svg:y="4.17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presentation:style-name="pr53" draw:text-style-name="P10" draw:layer="layout" svg:width="3.308cm" svg:height="8.962cm" svg:x="0.639cm" svg:y="6.12cm">
          <draw:text-box>
            <text:list text:style-name="L1">
              <text:list-item>
                <text:p text:style-name="P2"><text:span text:style-name="T72"><text:line-break/></text:span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><text:line-break/></text:span><text:span text:style-name="T72"><text:line-break/></text:span><text:span text:style-name="T72"/></text:p>
              </text:list-item>
            </text:list>
          </draw:text-box>
        </draw:frame>
        <draw:frame draw:style-name="gr15" draw:text-style-name="P6" draw:layer="layout" svg:width="2.637cm" svg:height="1.141cm" svg:x="23.179cm" svg:y="14.154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frame draw:style-name="gr15" draw:text-style-name="P6" draw:layer="layout" svg:width="5.519cm" svg:height="1.462cm" svg:x="1.382cm" svg:y="5.957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23" draw:text-style-name="P33" draw:layer="layout" svg:width="9.797cm" svg:height="0.886cm" svg:x="0.523cm" svg:y="10.293cm">
          <draw:text-box>
            <text:p text:style-name="P32"><text:span text:style-name="T98">Yay, </text:span><text:span text:style-name="T98">common </text:span><text:span text:style-name="T98">denomi</text:span><text:span text:style-name="T98">nators…</text:span></text:p>
          </draw:text-box>
        </draw:frame>
        <draw:frame draw:style-name="gr15" draw:text-style-name="P6" draw:layer="layout" svg:width="6.777cm" svg:height="1.462cm" svg:x="1.184cm" svg:y="8.624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54" draw:text-style-name="P10" draw:layer="layout" svg:width="9.54cm" svg:height="1.24cm" svg:x="0.682cm" svg:y="2.773cm">
          <draw:text-box>
            <text:p text:style-name="P2"><text:span text:style-name="T72">1</text:span><text:span text:style-name="T86">st</text:span><text:span text:style-name="T72"> </text:span><text:span text:style-name="T72">leve</text:span><text:span text:style-name="T72">l </text:span><text:span text:style-name="T72">diff</text:span><text:span text:style-name="T72">eren</text:span><text:span text:style-name="T72">ce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4" draw:text-style-name="P15" draw:layer="layout" svg:width="5.437cm" svg:height="10.093cm" svg:x="22.016cm" svg:y="3.811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  <text:p text:style-name="P2"><text:span text:style-name="T83"/></text:p>
            <text:p text:style-name="P2"><text:span text:style-name="T83"/></text:p>
            <text:p text:style-name="P2"><text:span text:style-name="T83"/></text:p>
            <text:p text:style-name="P2"><text:span text:style-name="T83">Propositi</text:span><text:span text:style-name="T83">on 1 </text:span><text:span text:style-name="T83">from 2.3: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5" draw:text-style-name="P6" draw:layer="layout" svg:width="4.116cm" svg:height="1.2cm" svg:x="2.674cm" svg:y="4.179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presentation:style-name="pr55" draw:text-style-name="P10" draw:layer="layout" svg:width="3.308cm" svg:height="9.481cm" svg:x="0.639cm" svg:y="6.12cm">
          <draw:text-box>
            <text:list text:style-name="L1">
              <text:list-item>
                <text:p text:style-name="P2"><text:span text:style-name="T72"><text:line-break/></text:span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  <text:p text:style-name="P2"><text:span text:style-name="T72"/></text:p>
              </text:list-item>
              <text:list-item>
                <text:p text:style-name="P2"><text:span text:style-name="T72"/></text:p>
              </text:list-item>
            </text:list>
          </draw:text-box>
        </draw:frame>
        <draw:frame draw:style-name="gr15" draw:text-style-name="P6" draw:layer="layout" svg:width="2.637cm" svg:height="1.141cm" svg:x="23.179cm" svg:y="14.154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15" draw:text-style-name="P6" draw:layer="layout" svg:width="5.519cm" svg:height="1.462cm" svg:x="1.382cm" svg:y="5.957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21" draw:text-style-name="P28" draw:layer="layout" svg:width="9.797cm" svg:height="2.489cm" svg:x="6.123cm" svg:y="14.041cm">
          <draw:text-box>
            <text:p text:style-name="P27"><text:span text:style-name="T96">And </text:span><text:span text:style-name="T96">more </text:span><text:span text:style-name="T96">simpl</text:span><text:span text:style-name="T96">ifying</text:span><text:span text:style-name="T96">…</text:span></text:p>
          </draw:text-box>
        </draw:frame>
        <draw:frame draw:style-name="gr15" draw:text-style-name="P6" draw:layer="layout" svg:width="6.777cm" svg:height="1.462cm" svg:x="1.184cm" svg:y="8.624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5" draw:text-style-name="P6" draw:layer="layout" svg:width="5.886cm" svg:height="1.49cm" svg:x="1.251cm" svg:y="11.446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15" draw:text-style-name="P6" draw:layer="layout" svg:width="4.384cm" svg:height="1.49cm" svg:x="1.385cm" svg:y="14.07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6">3. </text:span><text:span text:style-name="T6">Co</text:span><text:span text:style-name="T6">mp</text:span><text:span text:style-name="T6">le</text:span><text:span text:style-name="T6">x </text:span><text:span text:style-name="T6">Se</text:span><text:span text:style-name="T6">qu</text:span><text:span text:style-name="T6">en</text:span><text:span text:style-name="T6">ces</text:span></text:p>
          </draw:text-box>
        </draw:frame>
        <draw:frame presentation:style-name="pr56" draw:text-style-name="P10" draw:layer="layout" svg:width="9.54cm" svg:height="1.24cm" svg:x="0.682cm" svg:y="2.773cm">
          <draw:text-box>
            <text:p text:style-name="P2"><text:span text:style-name="T72">1</text:span><text:span text:style-name="T86">st</text:span><text:span text:style-name="T72"> </text:span><text:span text:style-name="T72">leve</text:span><text:span text:style-name="T72">l </text:span><text:span text:style-name="T72">diff</text:span><text:span text:style-name="T72">eren</text:span><text:span text:style-name="T72">ce: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12">(</text:span><text:span text:style-name="T12"><text:page-number>&lt;number&gt;</text:page-number></text:span><text:span text:style-name="T12">/</text:span><text:span text:style-name="T12"><text:page-count>40</text:page-count></text:span><text:span text:style-name="T12">)</text:span></text:p>
          </draw:text-box>
        </draw:frame>
        <draw:frame draw:style-name="gr4" draw:text-style-name="P13" draw:layer="layout" svg:width="5.744cm" svg:height="8.778cm" svg:x="21.858cm" svg:y="2.404cm">
          <draw:text-box>
            <text:p text:style-name="P6"><text:span text:style-name="T13">Notes</text:span></text:p>
            <text:p text:style-name="P2"><text:span text:style-name="T14"/></text:p>
            <text:p text:style-name="P2"><text:span text:style-name="T14"/></text:p>
          </draw:text-box>
        </draw:frame>
        <draw:frame draw:style-name="gr14" draw:text-style-name="P15" draw:layer="layout" svg:width="5.437cm" svg:height="10.093cm" svg:x="22.016cm" svg:y="3.811cm">
          <draw:text-box>
            <text:p><text:span text:style-name="T87">n: </text:span><text:span text:style-name="T14"><text:tab/></text:span><text:span text:style-name="T14">Index</text:span></text:p>
            <text:p><text:span text:style-name="T87">s</text:span><text:span text:style-name="T88">n</text:span><text:span text:style-name="T89">:</text:span><text:span text:style-name="T90"> </text:span><text:span text:style-name="T90"><text:tab/></text:span><text:span text:style-name="T90">Element </text:span><text:span text:style-name="T90">at </text:span><text:span text:style-name="T89">n</text:span></text:p>
            <text:p><text:span text:style-name="T89">Δn: </text:span><text:span text:style-name="T89"><text:tab/></text:span><text:span text:style-name="T89">s</text:span><text:span text:style-name="T88">n+1</text:span><text:span text:style-name="T89"> – s</text:span><text:span text:style-name="T88">n</text:span></text:p>
            <text:p text:style-name="P2"><text:span text:style-name="T91"/></text:p>
            <text:p text:style-name="P2"><text:span text:style-name="T79">Terms s</text:span><text:span text:style-name="T92">n</text:span><text:span text:style-name="T79"> </text:span><text:span text:style-name="T79">with </text:span><text:span text:style-name="T79">same Δ:</text:span></text:p>
            <text:p text:style-name="P2"><text:span text:style-name="T79"/></text:p>
            <text:p text:style-name="P2"><text:span text:style-name="T79"/></text:p>
            <text:p text:style-name="P2"><text:span text:style-name="T79"/></text:p>
            <text:p text:style-name="P2"><text:span text:style-name="T79">1st level </text:span><text:span text:style-name="T79">differenc</text:span><text:span text:style-name="T79">es: </text:span><text:span text:style-name="T80">Δ</text:span><text:span text:style-name="T81">1</text:span></text:p>
            <text:p text:style-name="P2"><text:span text:style-name="T82"/></text:p>
            <text:p text:style-name="P2"><text:span text:style-name="T83">2nd level </text:span><text:span text:style-name="T83">differenc</text:span><text:span text:style-name="T83">es: </text:span><text:span text:style-name="T80">Δ</text:span><text:span text:style-name="T81">2</text:span></text:p>
            <text:p text:style-name="P2"><text:span text:style-name="T81"/></text:p>
            <text:p text:style-name="P2"><text:span text:style-name="T83">k</text:span><text:span text:style-name="T93">th</text:span><text:span text:style-name="T83"> level </text:span><text:span text:style-name="T83">differenc</text:span><text:span text:style-name="T83">e </text:span><text:span text:style-name="T83">between </text:span><text:span text:style-name="T94">k-1</text:span><text:span text:style-name="T83"> </text:span><text:span text:style-name="T83">levels, </text:span><text:span text:style-name="T83">for n+1 </text:span><text:span text:style-name="T83">and n:</text:span></text:p>
            <text:p text:style-name="P2"><text:span text:style-name="T83"/></text:p>
            <text:p text:style-name="P2"><text:span text:style-name="T83"/></text:p>
            <text:p text:style-name="P2"><text:span text:style-name="T83"/></text:p>
            <text:p text:style-name="P2"><text:span text:style-name="T83">Propositi</text:span><text:span text:style-name="T83">on 1 </text:span><text:span text:style-name="T83">from 2.3:</text:span></text:p>
          </draw:text-box>
        </draw:frame>
        <draw:frame draw:style-name="standard" draw:layer="layout" svg:width="10.637cm" svg:height="7.601cm" svg:x="10.514cm" svg:y="2.53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13"/>
            <table:table-row table:style-name="ro4" table:default-cell-style-name="ce2">
              <table:table-cell table:style-name="ce1">
                <text:p text:style-name="P6"><text:span text:style-name="T17">n</text:span></text:p>
                <text:p text:style-name="P6"><text:span text:style-name="T36">Index</text:span></text:p>
              </table:table-cell>
              <table:table-cell>
                <text:p text:style-name="P6"><text:span text:style-name="T18">0</text:span></text:p>
              </table:table-cell>
              <table:table-cell>
                <text:p text:style-name="P6"><text:span text:style-name="T18">1</text:span></text:p>
              </table:table-cell>
              <table:table-cell>
                <text:p text:style-name="P6"><text:span text:style-name="T18">2</text:span></text:p>
              </table:table-cell>
              <table:table-cell>
                <text:p text:style-name="P6"><text:span text:style-name="T18">3</text:span></text:p>
              </table:table-cell>
              <table:table-cell>
                <text:p text:style-name="P6"><text:span text:style-name="T18">4</text:span></text:p>
              </table:table-cell>
            </table:table-row>
            <table:table-row table:style-name="ro5" table:default-cell-style-name="ce8">
              <table:table-cell table:style-name="ce7">
                <text:p text:style-name="P6"><text:span text:style-name="T37">s</text:span><text:span text:style-name="T38">n</text:span></text:p>
                <text:p text:style-name="P6"><text:span text:style-name="T39">Element</text:span></text:p>
              </table:table-cell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11</text:span></text:p>
              </table:table-cell>
              <table:table-cell>
                <text:p text:style-name="P6"><text:span text:style-name="T40">19</text:span></text:p>
              </table:table-cell>
              <table:table-cell>
                <text:p text:style-name="P6"><text:span text:style-name="T40">30</text:span></text:p>
              </table:table-cell>
              <table:table-cell>
                <text:p text:style-name="P6"><text:span text:style-name="T40">44</text:span></text:p>
              </table:table-cell>
            </table:table-row>
            <table:table-row table:style-name="ro13" table:default-cell-style-name="ce6">
              <table:table-cell table:style-name="ce5">
                <text:p text:style-name="P6"><text:span text:style-name="T22">Δ</text:span><text:span text:style-name="T84">1</text:span><text:span text:style-name="T23">n</text:span></text:p>
                <text:p text:style-name="P6"><text:span text:style-name="T41">Difference</text:span></text:p>
              </table:table-cell>
              <table:table-cell>
                <text:p text:style-name="P6"><text:span text:style-name="T24">5</text:span></text:p>
              </table:table-cell>
              <table:table-cell>
                <text:p text:style-name="P6"><text:span text:style-name="T24">8</text:span></text:p>
              </table:table-cell>
              <table:table-cell>
                <text:p text:style-name="P6"><text:span text:style-name="T24">11</text:span></text:p>
              </table:table-cell>
              <table:table-cell>
                <text:p text:style-name="P6"><text:span text:style-name="T24">14</text:span></text:p>
              </table:table-cell>
              <table:table-cell>
                <text:p text:style-name="P6"><text:span text:style-name="T24">?</text:span></text:p>
              </table:table-cell>
            </table:table-row>
            <table:table-row table:style-name="ro11" table:default-cell-style-name="ce10">
              <table:table-cell table:style-name="ce9">
                <text:p text:style-name="P6"><text:span text:style-name="T73">Δ</text:span><text:span text:style-name="T85">2</text:span><text:span text:style-name="T74">n</text:span></text:p>
                <text:p text:style-name="P6"><text:span text:style-name="T75">Difference2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3</text:span></text:p>
              </table:table-cell>
              <table:table-cell>
                <text:p text:style-name="P6"><text:span text:style-name="T76">?</text:span></text:p>
              </table:table-cell>
              <table:table-cell>
                <text:p text:style-name="P6"><text:span text:style-name="T76">?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15" draw:text-style-name="P6" draw:layer="layout" svg:width="0.469cm" svg:height="1.095cm" svg:x="4.488cm" svg:y="13.284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frame draw:style-name="gr15" draw:text-style-name="P6" draw:layer="layout" svg:width="2.517cm" svg:height="1.14cm" svg:x="23.49cm" svg:y="6.574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15" draw:text-style-name="P6" draw:layer="layout" svg:width="2.907cm" svg:height="0.59cm" svg:x="23.178cm" svg:y="12.154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5" draw:text-style-name="P6" draw:layer="layout" svg:width="4.116cm" svg:height="1.2cm" svg:x="2.674cm" svg:y="4.179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presentation:style-name="pr57" draw:text-style-name="P10" draw:layer="layout" svg:width="3.308cm" svg:height="9.481cm" svg:x="0.639cm" svg:y="6.12cm">
          <draw:text-box>
            <text:list text:style-name="L1">
              <text:list-item>
                <text:p text:style-name="P2"><text:span text:style-name="T72"><text:line-break/></text:span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><text:line-break/></text:span><text:span text:style-name="T72"/></text:p>
              </text:list-item>
              <text:list-item>
                <text:p text:style-name="P2"><text:span text:style-name="T72"><text:line-break/></text:span><text:span text:style-name="T72"/></text:p>
                <text:p text:style-name="P2"><text:span text:style-name="T72"/></text:p>
              </text:list-item>
              <text:list-item>
                <text:p text:style-name="P2"><text:span text:style-name="T72"/></text:p>
              </text:list-item>
            </text:list>
          </draw:text-box>
        </draw:frame>
        <draw:frame draw:style-name="gr15" draw:text-style-name="P6" draw:layer="layout" svg:width="2.637cm" svg:height="1.141cm" svg:x="23.179cm" svg:y="14.154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15" draw:text-style-name="P6" draw:layer="layout" svg:width="5.519cm" svg:height="1.462cm" svg:x="1.382cm" svg:y="5.957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21" draw:text-style-name="P28" draw:layer="layout" svg:width="11.048cm" svg:height="2.489cm" svg:x="9.723cm" svg:y="12.873cm">
          <draw:text-box>
            <text:p text:style-name="P27"><text:span text:style-name="T96">And, </text:span><text:span text:style-name="T96">yes, </text:span><text:span text:style-name="T96">that’s </text:span><text:span text:style-name="T96">the </text:span><text:span text:style-name="T96">final </text:span><text:span text:style-name="T96">answ</text:span><text:span text:style-name="T96">er.</text:span></text:p>
          </draw:text-box>
        </draw:frame>
        <draw:frame draw:style-name="gr15" draw:text-style-name="P6" draw:layer="layout" svg:width="6.777cm" svg:height="1.462cm" svg:x="1.184cm" svg:y="8.624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15" draw:text-style-name="P6" draw:layer="layout" svg:width="5.886cm" svg:height="1.49cm" svg:x="1.251cm" svg:y="11.446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5" draw:text-style-name="P6" draw:layer="layout" svg:width="4.384cm" svg:height="1.49cm" svg:x="1.385cm" svg:y="14.07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15" draw:text-style-name="P6" draw:layer="layout" svg:width="4.229cm" svg:height="1.407cm" svg:x="13.093cm" svg:y="10.895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rect draw:style-name="gr10" draw:text-style-name="P21" draw:layer="layout" svg:width="9.694cm" svg:height="2.474cm" svg:x="10.348cm" svg:y="10.292cm">
          <text:p/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6">Co</text:span><text:span text:style-name="T6">nc</text:span><text:span text:style-name="T6">lu</text:span><text:span text:style-name="T6">sio</text:span><text:span text:style-name="T6">n</text:span></text:p>
          </draw:text-box>
        </draw:frame>
        <draw:frame presentation:style-name="pr58" draw:text-style-name="P5" draw:layer="layout" svg:width="25.599cm" svg:height="11.793cm" svg:x="1.263cm" svg:y="3.087cm">
          <draw:text-box>
            <text:p text:style-name="P2"><text:span text:style-name="T99">So</text:span><text:span text:style-name="T99">, </text:span><text:span text:style-name="T99">se</text:span><text:span text:style-name="T99">lf-</text:span><text:span text:style-name="T99">ev</text:span><text:span text:style-name="T99">al</text:span><text:span text:style-name="T99">ua</text:span><text:span text:style-name="T99">tio</text:span><text:span text:style-name="T99">n </text:span><text:span text:style-name="T99">ti</text:span><text:span text:style-name="T99">m</text:span><text:span text:style-name="T99">e. </text:span><text:span text:style-name="T99">Ho</text:span><text:span text:style-name="T99">w </text:span><text:span text:style-name="T99">lo</text:span><text:span text:style-name="T99">ng </text:span><text:span text:style-name="T99">do </text:span><text:span text:style-name="T99">yo</text:span><text:span text:style-name="T99">u </text:span><text:span text:style-name="T99">thi</text:span><text:span text:style-name="T99">nk </text:span><text:span text:style-name="T99">it </text:span><text:span text:style-name="T99">w</text:span><text:span text:style-name="T99">ou</text:span><text:span text:style-name="T99">ld </text:span><text:span text:style-name="T99">ha</text:span><text:span text:style-name="T99">ve </text:span><text:span text:style-name="T99">ta</text:span><text:span text:style-name="T99">ke</text:span><text:span text:style-name="T99">n </text:span><text:span text:style-name="T99">yo</text:span><text:span text:style-name="T99">u </text:span><text:span text:style-name="T99">to </text:span><text:span text:style-name="T99">co</text:span><text:span text:style-name="T99">m</text:span><text:span text:style-name="T99">e </text:span><text:span text:style-name="T99">up </text:span><text:span text:style-name="T99">wi</text:span><text:span text:style-name="T99">th</text:span></text:p>
            <text:p text:style-name="P2"><text:span text:style-name="T72"/></text:p>
            <text:p text:style-name="P2"><text:span text:style-name="T72"/></text:p>
            <text:p text:style-name="P2"><text:span text:style-name="T72"/></text:p>
            <text:p text:style-name="P2"><text:span text:style-name="T99"/></text:p>
            <text:p text:style-name="P2"><text:span text:style-name="T99">Fr</text:span><text:span text:style-name="T99">o</text:span><text:span text:style-name="T99">m </text:span><text:span text:style-name="T99">th</text:span><text:span text:style-name="T99">e </text:span><text:span text:style-name="T99">se</text:span><text:span text:style-name="T99">qu</text:span><text:span text:style-name="T99">en</text:span><text:span text:style-name="T99">ce </text:span><text:span text:style-name="T99">6, </text:span><text:span text:style-name="T99">11</text:span><text:span text:style-name="T99">, </text:span><text:span text:style-name="T99">19</text:span><text:span text:style-name="T99">, </text:span><text:span text:style-name="T99">30</text:span><text:span text:style-name="T99">, </text:span><text:span text:style-name="T99">44 </text:span><text:span text:style-name="T99">?</text:span></text:p>
            <text:p text:style-name="P2"><text:span text:style-name="T72"/></text:p>
          </draw:text-box>
        </draw:frame>
        <draw:frame draw:style-name="gr15" draw:text-style-name="P6" draw:layer="layout" svg:width="12.7cm" svg:height="4.242cm" svg:x="11.153cm" svg:y="7.036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6">Conclus</text:span><text:span text:style-name="T6">ion</text:span></text:p>
          </draw:text-box>
        </draw:frame>
        <draw:frame presentation:style-name="pr59" draw:text-style-name="P5" draw:layer="layout" svg:width="25.599cm" svg:height="11.793cm" svg:x="1.263cm" svg:y="3.087cm">
          <draw:text-box>
            <text:p text:style-name="P2"><text:span text:style-name="T99">Well, at least </text:span><text:span text:style-name="T100">now </text:span><text:span text:style-name="T99">we </text:span><text:span text:style-name="T99">know how to </text:span><text:span text:style-name="T99">figure out a closed formula from a </text:span><text:span text:style-name="T99">sequence of numbers…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Ubuntu4" svg:font-family="Ubuntu"/>
    <style:font-face style:name="Ubuntu5" svg:font-family="Ubuntu" style:font-adornments="Regular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WenQuanYi Micro Hei1" svg:font-family="'WenQuanYi Micro Hei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Kai CN" style:font-family-asian="'AR PL UKai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31T23:17:31.716830448</dc:date>
    <meta:editing-duration>P1DT11H58M3S</meta:editing-duration>
    <meta:editing-cycles>1674</meta:editing-cycles>
    <meta:generator>LibreOffice/5.1.4.2$Linux_X86_64 LibreOffice_project/10m0$Build-2</meta:generator>
    <meta:document-statistic meta:object-count="481"/>
  </office:meta>
</office:document-meta>
</file>

<file path=Object 1/content.xml><?xml version="1.0" encoding="utf-8"?>
<math xmlns="http://www.w3.org/1998/Math/MathML" display="block">
  <semantics>
    <msubsup>
      <mi>Δ</mi>
      <mi>n</mi>
      <mi>k</mi>
    </msubsup>
    <annotation encoding="StarMath 5.0">Δ_n^k</annotation>
  </semantics>
</math>
</file>

<file path=Object 10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10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i</mi>
      </mrow>
      <mo stretchy="false">=</mo>
      <mfrac>
        <mrow>
          <mi>n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  <mn>2</mn>
      </mfrac>
    </mrow>
    <annotation encoding="StarMath 5.0">sum from {i=1 } to{ n } { i } = { n(n+1) } over 2</annotation>
  </semantics>
</math>
</file>

<file path=Object 101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n>6</mn>
          <mo stretchy="false">+</mo>
          <mn>5</mn>
        </mrow>
      </mrow>
      <mrow>
        <mi>n</mi>
        <mo stretchy="false">+</mo>
        <mfrac>
          <mrow>
            <mn>3</mn>
            <mi>n</mi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  <mn>2</mn>
        </mfrac>
      </mrow>
    </mrow>
    <annotation encoding="StarMath 5.0">s_n = 6 + 5n + { 3 n (n-1) } over 2</annotation>
  </semantics>
</math>
</file>

<file path=Object 102/content.xml><?xml version="1.0" encoding="utf-8"?>
<math xmlns="http://www.w3.org/1998/Math/MathML" display="block">
  <semantics>
    <mrow>
      <msub>
        <mi>s</mi>
        <mi>n</mi>
      </msub>
      <mo stretchy="false">=</mo>
      <mfrac>
        <mrow>
          <mn>3</mn>
          <mrow>
            <msup>
              <mi>n</mi>
              <mn>2</mn>
            </msup>
            <mo stretchy="false">+</mo>
            <mn>7</mn>
          </mrow>
          <mrow>
            <mi>n</mi>
            <mo stretchy="false">+</mo>
            <mn>12</mn>
          </mrow>
        </mrow>
        <mn>2</mn>
      </mfrac>
    </mrow>
    <annotation encoding="StarMath 5.0">s_n = { 3n^2 + 7n + 12 } over 2</annotation>
  </semantics>
</math>
</file>

<file path=Object 10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i</mi>
      </mrow>
      <mo stretchy="false">=</mo>
      <mfrac>
        <mrow>
          <mi>n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  <mn>2</mn>
      </mfrac>
    </mrow>
    <annotation encoding="StarMath 5.0">sum from {i=1 } to{ n } { i } = { n(n+1) } over 2</annotation>
  </semantics>
</math>
</file>

<file path=Object 104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n>6</mn>
          <mo stretchy="false">+</mo>
          <mn>5</mn>
        </mrow>
      </mrow>
      <mrow>
        <mi>n</mi>
        <mo stretchy="false">+</mo>
        <mfrac>
          <mrow>
            <mn>3</mn>
            <mi>n</mi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  <mn>2</mn>
        </mfrac>
      </mrow>
    </mrow>
    <annotation encoding="StarMath 5.0">s_n = 6 + 5n + { 3 n (n-1) } over 2</annotation>
  </semantics>
</math>
</file>

<file path=Object 105/content.xml><?xml version="1.0" encoding="utf-8"?>
<math xmlns="http://www.w3.org/1998/Math/MathML" display="block">
  <semantics>
    <mrow>
      <msub>
        <mi>s</mi>
        <mi>n</mi>
      </msub>
      <mo stretchy="false">=</mo>
      <mrow>
        <mfrac>
          <mrow>
            <mn>6</mn>
            <mo stretchy="false">⋅</mo>
            <mn>2</mn>
          </mrow>
          <mn>2</mn>
        </mfrac>
        <mo stretchy="false">+</mo>
        <mfrac>
          <mrow>
            <mn>5</mn>
            <mrow>
              <mi>n</mi>
              <mo stretchy="false">⋅</mo>
              <mn>2</mn>
            </mrow>
          </mrow>
          <mn>2</mn>
        </mfrac>
        <mo stretchy="false">+</mo>
        <mfrac>
          <mrow>
            <mn>3</mn>
            <mi>n</mi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  <mn>2</mn>
        </mfrac>
      </mrow>
    </mrow>
    <annotation encoding="StarMath 5.0">s_n = {6 cdot 2} over 2 + {5n cdot 2} over 2 + { 3 n (n-1) } over 2</annotation>
  </semantics>
</math>
</file>

<file path=Object 106/content.xml><?xml version="1.0" encoding="utf-8"?>
<math xmlns="http://www.w3.org/1998/Math/MathML" display="block"/>
</file>

<file path=Object 107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108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109/content.xml><?xml version="1.0" encoding="utf-8"?>
<math xmlns="http://www.w3.org/1998/Math/MathML" display="block">
  <semantics>
    <mrow>
      <mrow>
        <msubsup>
          <mi>Δ</mi>
          <mi>n</mi>
          <mn>1</mn>
        </msubsup>
        <mo stretchy="false">=</mo>
        <mrow>
          <mn>5</mn>
          <mo stretchy="false">+</mo>
          <mn>3</mn>
        </mrow>
      </mrow>
      <mi>n</mi>
    </mrow>
    <annotation encoding="StarMath 5.0">Δ^1_n = 5 + 3n</annotation>
  </semantics>
</math>
</file>

<file path=Object 11/content.xml><?xml version="1.0" encoding="utf-8"?>
<math xmlns="http://www.w3.org/1998/Math/MathML" display="block"/>
</file>

<file path=Object 110/content.xml><?xml version="1.0" encoding="utf-8"?>
<math xmlns="http://www.w3.org/1998/Math/MathML" display="block"/>
</file>

<file path=Object 1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i</mi>
      </mrow>
      <mo stretchy="false">=</mo>
      <mfrac>
        <mrow>
          <mi>n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  <mn>2</mn>
      </mfrac>
    </mrow>
    <annotation encoding="StarMath 5.0">sum from {i=1 } to{ n } { i } = { n(n+1) } over 2</annotation>
  </semantics>
</math>
</file>

<file path=Object 112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n>6</mn>
          <mo stretchy="false">+</mo>
          <mn>5</mn>
        </mrow>
      </mrow>
      <mrow>
        <mi>n</mi>
        <mo stretchy="false">+</mo>
        <mfrac>
          <mrow>
            <mn>3</mn>
            <mi>n</mi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  <mn>2</mn>
        </mfrac>
      </mrow>
    </mrow>
    <annotation encoding="StarMath 5.0">s_n = 6 + 5n + { 3 n (n-1) } over 2</annotation>
  </semantics>
</math>
</file>

<file path=Object 113/content.xml><?xml version="1.0" encoding="utf-8"?>
<math xmlns="http://www.w3.org/1998/Math/MathML" display="block">
  <semantics>
    <mrow>
      <msub>
        <mi>s</mi>
        <mi>n</mi>
      </msub>
      <mo stretchy="false">=</mo>
      <mrow>
        <mfrac>
          <mrow>
            <mn>6</mn>
            <mo stretchy="false">⋅</mo>
            <mn>2</mn>
          </mrow>
          <mn>2</mn>
        </mfrac>
        <mo stretchy="false">+</mo>
        <mfrac>
          <mrow>
            <mn>5</mn>
            <mrow>
              <mi>n</mi>
              <mo stretchy="false">⋅</mo>
              <mn>2</mn>
            </mrow>
          </mrow>
          <mn>2</mn>
        </mfrac>
        <mo stretchy="false">+</mo>
        <mfrac>
          <mrow>
            <mn>3</mn>
            <mi>n</mi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  <mn>2</mn>
        </mfrac>
      </mrow>
    </mrow>
    <annotation encoding="StarMath 5.0">s_n = {6 cdot 2} over 2 + {5n cdot 2} over 2 + { 3 n (n-1) } over 2</annotation>
  </semantics>
</math>
</file>

<file path=Object 114/content.xml><?xml version="1.0" encoding="utf-8"?>
<math xmlns="http://www.w3.org/1998/Math/MathML" display="block">
  <semantics>
    <mrow>
      <msub>
        <mi>s</mi>
        <mi>n</mi>
      </msub>
      <mo stretchy="false">=</mo>
      <mfrac>
        <mrow>
          <mrow>
            <mn>12</mn>
            <mo stretchy="false">+</mo>
            <mn>10</mn>
          </mrow>
          <mrow>
            <mi>n</mi>
            <mo stretchy="false">+</mo>
            <mn>3</mn>
          </mrow>
          <mrow>
            <msup>
              <mi>n</mi>
              <mn>2</mn>
            </msup>
            <mo stretchy="false">−</mo>
            <mn>3</mn>
          </mrow>
          <mi>n</mi>
        </mrow>
        <mn>2</mn>
      </mfrac>
    </mrow>
    <annotation encoding="StarMath 5.0">s_n = {12 + 10n  + 3n^2 - 3n } over 2</annotation>
  </semantics>
</math>
</file>

<file path=Object 115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116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117/content.xml><?xml version="1.0" encoding="utf-8"?>
<math xmlns="http://www.w3.org/1998/Math/MathML" display="block">
  <semantics>
    <mrow>
      <mrow>
        <msubsup>
          <mi>Δ</mi>
          <mi>n</mi>
          <mn>1</mn>
        </msubsup>
        <mo stretchy="false">=</mo>
        <mrow>
          <mn>5</mn>
          <mo stretchy="false">+</mo>
          <mn>3</mn>
        </mrow>
      </mrow>
      <mi>n</mi>
    </mrow>
    <annotation encoding="StarMath 5.0">Δ^1_n = 5 + 3n</annotation>
  </semantics>
</math>
</file>

<file path=Object 118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i</mi>
      </mrow>
      <mo stretchy="false">=</mo>
      <mfrac>
        <mrow>
          <mi>n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  <mn>2</mn>
      </mfrac>
    </mrow>
    <annotation encoding="StarMath 5.0">sum from {i=1 } to{ n } { i } = { n(n+1) } over 2</annotation>
  </semantics>
</math>
</file>

<file path=Object 119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n>6</mn>
          <mo stretchy="false">+</mo>
          <mn>5</mn>
        </mrow>
      </mrow>
      <mrow>
        <mi>n</mi>
        <mo stretchy="false">+</mo>
        <mfrac>
          <mrow>
            <mn>3</mn>
            <mi>n</mi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  <mn>2</mn>
        </mfrac>
      </mrow>
    </mrow>
    <annotation encoding="StarMath 5.0">s_n = 6 + 5n + { 3 n (n-1) } over 2</annotation>
  </semantics>
</math>
</file>

<file path=Object 12/content.xml><?xml version="1.0" encoding="utf-8"?>
<math xmlns="http://www.w3.org/1998/Math/MathML" display="block">
  <semantics>
    <mrow>
      <msubsup>
        <mi>Δ</mi>
        <mn>0</mn>
        <mn>1</mn>
      </msubsup>
      <mo stretchy="false">=</mo>
      <mn>5</mn>
    </mrow>
    <annotation encoding="StarMath 5.0">Δ^1_0 = 5</annotation>
  </semantics>
</math>
</file>

<file path=Object 120/content.xml><?xml version="1.0" encoding="utf-8"?>
<math xmlns="http://www.w3.org/1998/Math/MathML" display="block">
  <semantics>
    <mrow>
      <msub>
        <mi>s</mi>
        <mi>n</mi>
      </msub>
      <mo stretchy="false">=</mo>
      <mrow>
        <mfrac>
          <mrow>
            <mn>6</mn>
            <mo stretchy="false">⋅</mo>
            <mn>2</mn>
          </mrow>
          <mn>2</mn>
        </mfrac>
        <mo stretchy="false">+</mo>
        <mfrac>
          <mrow>
            <mn>5</mn>
            <mrow>
              <mi>n</mi>
              <mo stretchy="false">⋅</mo>
              <mn>2</mn>
            </mrow>
          </mrow>
          <mn>2</mn>
        </mfrac>
        <mo stretchy="false">+</mo>
        <mfrac>
          <mrow>
            <mn>3</mn>
            <mi>n</mi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  <mn>2</mn>
        </mfrac>
      </mrow>
    </mrow>
    <annotation encoding="StarMath 5.0">s_n = {6 cdot 2} over 2 + {5n cdot 2} over 2 + { 3 n (n-1) } over 2</annotation>
  </semantics>
</math>
</file>

<file path=Object 121/content.xml><?xml version="1.0" encoding="utf-8"?>
<math xmlns="http://www.w3.org/1998/Math/MathML" display="block">
  <semantics>
    <mrow>
      <msub>
        <mi>s</mi>
        <mi>n</mi>
      </msub>
      <mo stretchy="false">=</mo>
      <mfrac>
        <mrow>
          <mrow>
            <mn>12</mn>
            <mo stretchy="false">+</mo>
            <mn>10</mn>
          </mrow>
          <mrow>
            <mi>n</mi>
            <mo stretchy="false">+</mo>
            <mn>3</mn>
          </mrow>
          <mrow>
            <msup>
              <mi>n</mi>
              <mn>2</mn>
            </msup>
            <mo stretchy="false">−</mo>
            <mn>3</mn>
          </mrow>
          <mi>n</mi>
        </mrow>
        <mn>2</mn>
      </mfrac>
    </mrow>
    <annotation encoding="StarMath 5.0">s_n = {12 + 10n  + 3n^2 - 3n } over 2</annotation>
  </semantics>
</math>
</file>

<file path=Object 122/content.xml><?xml version="1.0" encoding="utf-8"?>
<math xmlns="http://www.w3.org/1998/Math/MathML" display="block">
  <semantics>
    <mrow>
      <msub>
        <mi>s</mi>
        <mi>n</mi>
      </msub>
      <mo stretchy="false">=</mo>
      <mfrac>
        <mrow>
          <mn>3</mn>
          <mrow>
            <msup>
              <mi>n</mi>
              <mn>2</mn>
            </msup>
            <mo stretchy="false">+</mo>
            <mn>7</mn>
          </mrow>
          <mrow>
            <mi>n</mi>
            <mo stretchy="false">+</mo>
            <mn>12</mn>
          </mrow>
        </mrow>
        <mn>2</mn>
      </mfrac>
    </mrow>
    <annotation encoding="StarMath 5.0">s_n = { 3n^2 + 7n + 12 } over 2</annotation>
  </semantics>
</math>
</file>

<file path=Object 123/content.xml><?xml version="1.0" encoding="utf-8"?>
<math xmlns="http://www.w3.org/1998/Math/MathML" display="block">
  <semantics>
    <mrow>
      <mrow>
        <msub>
          <mi>s</mi>
          <mi>n</mi>
        </msub>
        <mo stretchy="false">=</mo>
        <mfrac>
          <mn>3</mn>
          <mn>2</mn>
        </mfrac>
      </mrow>
      <mrow>
        <msup>
          <mi>n</mi>
          <mn>2</mn>
        </msup>
        <mo stretchy="false">+</mo>
        <mfrac>
          <mn>7</mn>
          <mn>2</mn>
        </mfrac>
      </mrow>
      <mrow>
        <mi>n</mi>
        <mo stretchy="false">+</mo>
        <mn>6</mn>
      </mrow>
    </mrow>
    <annotation encoding="StarMath 5.0">s_n = { 3 } over 2 n^2 + { 7 } over 2 n + 6</annotation>
  </semantics>
</math>
</file>

<file path=Object 127/content.xml><?xml version="1.0" encoding="utf-8"?>
<math xmlns="http://www.w3.org/1998/Math/MathML" display="block">
  <semantics>
    <mrow>
      <mrow>
        <msub>
          <mi>s</mi>
          <mi>n</mi>
        </msub>
        <mo stretchy="false">=</mo>
        <mfrac>
          <mn>3</mn>
          <mn>2</mn>
        </mfrac>
      </mrow>
      <mrow>
        <msup>
          <mi>n</mi>
          <mn>2</mn>
        </msup>
        <mo stretchy="false">+</mo>
        <mfrac>
          <mn>7</mn>
          <mn>2</mn>
        </mfrac>
      </mrow>
      <mrow>
        <mi>n</mi>
        <mo stretchy="false">+</mo>
        <mn>6</mn>
      </mrow>
    </mrow>
    <annotation encoding="StarMath 5.0">s_n = { 3 } over 2 n^2 + { 7 } over 2 n + 6</annotation>
  </semantics>
</math>
</file>

<file path=Object 13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14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15/content.xml><?xml version="1.0" encoding="utf-8"?>
<math xmlns="http://www.w3.org/1998/Math/MathML" display="block">
  <semantics>
    <mrow>
      <msubsup>
        <mi>Δ</mi>
        <mn>1</mn>
        <mn>1</mn>
      </msubsup>
      <mo stretchy="false">=</mo>
      <mrow>
        <mn>5</mn>
        <mo stretchy="false">+</mo>
        <mn>3</mn>
      </mrow>
    </mrow>
    <annotation encoding="StarMath 5.0">Δ^1_1 = 5 + 3</annotation>
  </semantics>
</math>
</file>

<file path=Object 16/content.xml><?xml version="1.0" encoding="utf-8"?>
<math xmlns="http://www.w3.org/1998/Math/MathML" display="block">
  <semantics>
    <mrow>
      <msubsup>
        <mi>Δ</mi>
        <mn>2</mn>
        <mn>1</mn>
      </msubsup>
      <mo stretchy="false">=</mo>
      <mrow>
        <mn>5</mn>
        <mo stretchy="false">+</mo>
        <mn>3</mn>
        <mo stretchy="false">+</mo>
        <mn>3</mn>
      </mrow>
    </mrow>
    <annotation encoding="StarMath 5.0">Δ^1_2 = 5 + 3 + 3</annotation>
  </semantics>
</math>
</file>

<file path=Object 17/content.xml><?xml version="1.0" encoding="utf-8"?>
<math xmlns="http://www.w3.org/1998/Math/MathML" display="block">
  <semantics>
    <mrow>
      <msubsup>
        <mi>Δ</mi>
        <mn>3</mn>
        <mn>1</mn>
      </msubsup>
      <mo stretchy="false">=</mo>
      <mrow>
        <mn>5</mn>
        <mo stretchy="false">+</mo>
        <mn>3</mn>
        <mo stretchy="false">+</mo>
        <mn>3</mn>
        <mo stretchy="false">+</mo>
        <mn>3</mn>
      </mrow>
    </mrow>
    <annotation encoding="StarMath 5.0">Δ^1_3 = 5 + 3 + 3 + 3</annotation>
  </semantics>
</math>
</file>

<file path=Object 18/content.xml><?xml version="1.0" encoding="utf-8"?>
<math xmlns="http://www.w3.org/1998/Math/MathML" display="block">
  <semantics>
    <mrow>
      <msubsup>
        <mi>Δ</mi>
        <mn>1</mn>
        <mn>1</mn>
      </msubsup>
      <mo stretchy="false">=</mo>
      <mrow>
        <msubsup>
          <mi>Δ</mi>
          <mn>0</mn>
          <mn>1</mn>
        </msubsup>
        <mo stretchy="false">+</mo>
        <msubsup>
          <mi>Δ</mi>
          <mn>0</mn>
          <mn>2</mn>
        </msubsup>
      </mrow>
    </mrow>
    <annotation encoding="StarMath 5.0">Δ^1_1 = Δ^1_0 + Δ^2_0</annotation>
  </semantics>
</math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ubsup>
        <mi>Δ</mi>
        <mi>n</mi>
        <mn>1</mn>
      </msubsup>
      <mo stretchy="false">=</mo>
      <mrow>
        <msub>
          <mi>s</mi>
          <mrow>
            <mi>n</mi>
            <mo stretchy="false">+</mo>
            <mn>1</mn>
          </mrow>
        </msub>
        <mo stretchy="false">−</mo>
        <msub>
          <mi>s</mi>
          <mi>n</mi>
        </msub>
      </mrow>
    </mrow>
    <annotation encoding="StarMath 5.0">Δ_n^1 = s_{ n+1 } - s_n</annotation>
  </semantics>
</math>
</file>

<file path=Object 20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21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22/content.xml><?xml version="1.0" encoding="utf-8"?>
<math xmlns="http://www.w3.org/1998/Math/MathML" display="block">
  <semantics>
    <mrow>
      <msubsup>
        <mi>Δ</mi>
        <mn>0</mn>
        <mn>1</mn>
      </msubsup>
      <mo stretchy="false">=</mo>
      <mn>5</mn>
    </mrow>
    <annotation encoding="StarMath 5.0">Δ^1_0 = 5</annotation>
  </semantics>
</math>
</file>

<file path=Object 23/content.xml><?xml version="1.0" encoding="utf-8"?>
<math xmlns="http://www.w3.org/1998/Math/MathML" display="block">
  <semantics>
    <mrow>
      <msubsup>
        <mi>Δ</mi>
        <mn>2</mn>
        <mn>1</mn>
      </msubsup>
      <mo stretchy="false">=</mo>
      <mrow>
        <msubsup>
          <mi>Δ</mi>
          <mn>0</mn>
          <mn>1</mn>
        </msubsup>
        <mo stretchy="false">+</mo>
        <msubsup>
          <mi>Δ</mi>
          <mn>0</mn>
          <mn>2</mn>
        </msubsup>
        <mo stretchy="false">+</mo>
        <msubsup>
          <mi>Δ</mi>
          <mn>1</mn>
          <mn>2</mn>
        </msubsup>
      </mrow>
    </mrow>
    <annotation encoding="StarMath 5.0">Δ^1_2 = Δ^1_0 + Δ^2_0 + Δ^2_1</annotation>
  </semantics>
</math>
</file>

<file path=Object 24/content.xml><?xml version="1.0" encoding="utf-8"?>
<math xmlns="http://www.w3.org/1998/Math/MathML" display="block">
  <semantics>
    <mrow>
      <msubsup>
        <mi>Δ</mi>
        <mn>3</mn>
        <mn>1</mn>
      </msubsup>
      <mo stretchy="false">=</mo>
      <mrow>
        <msubsup>
          <mi>Δ</mi>
          <mn>0</mn>
          <mn>1</mn>
        </msubsup>
        <mo stretchy="false">+</mo>
        <msubsup>
          <mi>Δ</mi>
          <mn>0</mn>
          <mn>2</mn>
        </msubsup>
        <mo stretchy="false">+</mo>
        <msubsup>
          <mi>Δ</mi>
          <mn>1</mn>
          <mn>2</mn>
        </msubsup>
        <mo stretchy="false">+</mo>
        <msubsup>
          <mi>Δ</mi>
          <mn>2</mn>
          <mn>2</mn>
        </msubsup>
      </mrow>
    </mrow>
    <annotation encoding="StarMath 5.0">Δ^1_3 = Δ^1_0 + Δ^2_0 + Δ^2_1 + Δ^2_2</annotation>
  </semantics>
</math>
</file>

<file path=Object 25/content.xml><?xml version="1.0" encoding="utf-8"?>
<math xmlns="http://www.w3.org/1998/Math/MathML" display="block">
  <semantics>
    <mrow>
      <msubsup>
        <mi>Δ</mi>
        <mn>1</mn>
        <mn>1</mn>
      </msubsup>
      <mo stretchy="false">=</mo>
      <mrow>
        <msubsup>
          <mi>Δ</mi>
          <mn>0</mn>
          <mn>1</mn>
        </msubsup>
        <mo stretchy="false">+</mo>
        <msubsup>
          <mi>Δ</mi>
          <mn>0</mn>
          <mn>2</mn>
        </msubsup>
      </mrow>
    </mrow>
    <annotation encoding="StarMath 5.0">Δ^1_1 = Δ^1_0 + Δ^2_0</annotation>
  </semantics>
</math>
</file>

<file path=Object 26/content.xml><?xml version="1.0" encoding="utf-8"?>
<math xmlns="http://www.w3.org/1998/Math/MathML" display="block">
  <semantics>
    <mrow>
      <msubsup>
        <mi>Δ</mi>
        <mn>0</mn>
        <mn>1</mn>
      </msubsup>
      <mo stretchy="false">=</mo>
      <mn>5</mn>
    </mrow>
    <annotation encoding="StarMath 5.0">Δ^1_0 = 5</annotation>
  </semantics>
</math>
</file>

<file path=Object 27/content.xml><?xml version="1.0" encoding="utf-8"?>
<math xmlns="http://www.w3.org/1998/Math/MathML" display="block">
  <semantics>
    <mrow>
      <msubsup>
        <mi>Δ</mi>
        <mn>2</mn>
        <mn>1</mn>
      </msubsup>
      <mo stretchy="false">=</mo>
      <mrow>
        <msubsup>
          <mi>Δ</mi>
          <mn>0</mn>
          <mn>1</mn>
        </msubsup>
        <mo stretchy="false">+</mo>
        <msubsup>
          <mi>Δ</mi>
          <mn>0</mn>
          <mn>2</mn>
        </msubsup>
        <mo stretchy="false">+</mo>
        <msubsup>
          <mi>Δ</mi>
          <mn>1</mn>
          <mn>2</mn>
        </msubsup>
      </mrow>
    </mrow>
    <annotation encoding="StarMath 5.0">Δ^1_2 = Δ^1_0 + Δ^2_0 + Δ^2_1</annotation>
  </semantics>
</math>
</file>

<file path=Object 28/content.xml><?xml version="1.0" encoding="utf-8"?>
<math xmlns="http://www.w3.org/1998/Math/MathML" display="block">
  <semantics>
    <mrow>
      <msubsup>
        <mi>Δ</mi>
        <mn>3</mn>
        <mn>1</mn>
      </msubsup>
      <mo stretchy="false">=</mo>
      <mrow>
        <msubsup>
          <mi>Δ</mi>
          <mn>0</mn>
          <mn>1</mn>
        </msubsup>
        <mo stretchy="false">+</mo>
        <msubsup>
          <mi>Δ</mi>
          <mn>0</mn>
          <mn>2</mn>
        </msubsup>
        <mo stretchy="false">+</mo>
        <msubsup>
          <mi>Δ</mi>
          <mn>1</mn>
          <mn>2</mn>
        </msubsup>
        <mo stretchy="false">+</mo>
        <msubsup>
          <mi>Δ</mi>
          <mn>2</mn>
          <mn>2</mn>
        </msubsup>
      </mrow>
    </mrow>
    <annotation encoding="StarMath 5.0">Δ^1_3 = Δ^1_0 + Δ^2_0 + Δ^2_1 + Δ^2_2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subsup>
        <mi>Δ</mi>
        <mi>n</mi>
        <mn>2</mn>
      </msubsup>
      <mo stretchy="false">=</mo>
      <mrow>
        <msubsup>
          <mi>Δ</mi>
          <mrow>
            <mi>n</mi>
            <mo stretchy="false">+</mo>
            <mn>1</mn>
          </mrow>
          <mn>1</mn>
        </msubsup>
        <mo stretchy="false">−</mo>
        <msubsup>
          <mi>Δ</mi>
          <mi>n</mi>
          <mn>1</mn>
        </msubsup>
      </mrow>
    </mrow>
    <annotation encoding="StarMath 5.0">Δ_n^2 = Δ_{n+1}^1 - Δ_{n}^1</annotation>
  </semantics>
</math>
</file>

<file path=Object 30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31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32/content.xml><?xml version="1.0" encoding="utf-8"?>
<math xmlns="http://www.w3.org/1998/Math/MathML" display="block">
  <semantics>
    <mrow>
      <msubsup>
        <mi>Δ</mi>
        <mi>n</mi>
        <mn>1</mn>
      </msubsup>
      <mo stretchy="false">=</mo>
      <mrow>
        <msubsup>
          <mi>Δ</mi>
          <mn>0</mn>
          <mn>1</mn>
        </msubsup>
        <mo stretchy="false">+</mo>
        <mrow>
          <msubsup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subsup>
          <msubsup>
            <mi>Δ</mi>
            <mi>k</mi>
            <mn>2</mn>
          </msubsup>
        </mrow>
      </mrow>
    </mrow>
    <annotation encoding="StarMath 5.0">Δ^1_n = Δ^1_0 + sum_{k=0}^{n-1} { Δ^2_k }</annotation>
  </semantics>
</math>
</file>

<file path=Object 33/content.xml><?xml version="1.0" encoding="utf-8"?>
<math xmlns="http://www.w3.org/1998/Math/MathML" display="block">
  <semantics>
    <mrow>
      <mrow>
        <msubsup>
          <mi>Δ</mi>
          <mi>n</mi>
          <mn>1</mn>
        </msubsup>
        <mo stretchy="false">=</mo>
        <mrow>
          <mn>5</mn>
          <mo stretchy="false">+</mo>
          <mn>3</mn>
        </mrow>
      </mrow>
      <mi>n</mi>
    </mrow>
    <annotation encoding="StarMath 5.0">Δ^1_n = 5 + 3n</annotation>
  </semantics>
</math>
</file>

<file path=Object 34/content.xml><?xml version="1.0" encoding="utf-8"?>
<math xmlns="http://www.w3.org/1998/Math/MathML" display="block"/>
</file>

<file path=Object 35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36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37/content.xml><?xml version="1.0" encoding="utf-8"?>
<math xmlns="http://www.w3.org/1998/Math/MathML" display="block"/>
</file>

<file path=Object 38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39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4/content.xml><?xml version="1.0" encoding="utf-8"?>
<math xmlns="http://www.w3.org/1998/Math/MathML" display="block"/>
</file>

<file path=Object 40/content.xml><?xml version="1.0" encoding="utf-8"?>
<math xmlns="http://www.w3.org/1998/Math/MathML" display="block">
  <semantics>
    <mrow>
      <msubsup>
        <mi>Δ</mi>
        <mi>n</mi>
        <mn>1</mn>
      </msubsup>
      <mo stretchy="false">=</mo>
      <mrow>
        <msubsup>
          <mi>Δ</mi>
          <mn>0</mn>
          <mn>1</mn>
        </msubsup>
        <mo stretchy="false">+</mo>
        <mrow>
          <msubsup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subsup>
          <msubsup>
            <mi>Δ</mi>
            <mi>k</mi>
            <mn>2</mn>
          </msubsup>
        </mrow>
      </mrow>
    </mrow>
    <annotation encoding="StarMath 5.0">Δ^1_n = Δ^1_0 + sum_{k=0}^{n-1} { Δ^2_k }</annotation>
  </semantics>
</math>
</file>

<file path=Object 41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Δ</mi>
            <mi>k</mi>
            <mn>1</mn>
          </msubsup>
        </mrow>
        <mo stretchy="false">+</mo>
        <msub>
          <mi>s</mi>
          <mn>0</mn>
        </msub>
      </mrow>
    </mrow>
    <annotation encoding="StarMath 5.0">s_n = sum from{k=0} to{n-1} Δ_k^1 + s_0 </annotation>
  </semantics>
</math>
</file>

<file path=Object 42/content.xml><?xml version="1.0" encoding="utf-8"?>
<math xmlns="http://www.w3.org/1998/Math/MathML" display="block">
  <semantics>
    <mrow>
      <mrow>
        <msubsup>
          <mi>Δ</mi>
          <mi>n</mi>
          <mn>1</mn>
        </msubsup>
        <mo stretchy="false">=</mo>
        <mrow>
          <mn>5</mn>
          <mo stretchy="false">+</mo>
          <mn>3</mn>
        </mrow>
      </mrow>
      <mi>n</mi>
    </mrow>
    <annotation encoding="StarMath 5.0">Δ^1_n = 5 + 3n</annotation>
  </semantics>
</math>
</file>

<file path=Object 43/content.xml><?xml version="1.0" encoding="utf-8"?>
<math xmlns="http://www.w3.org/1998/Math/MathML" display="block"/>
</file>

<file path=Object 44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45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46/content.xml><?xml version="1.0" encoding="utf-8"?>
<math xmlns="http://www.w3.org/1998/Math/MathML" display="block">
  <semantics>
    <mrow>
      <mrow>
        <msubsup>
          <mi>Δ</mi>
          <mi>n</mi>
          <mn>1</mn>
        </msubsup>
        <mo stretchy="false">=</mo>
        <mrow>
          <mn>5</mn>
          <mo stretchy="false">+</mo>
          <mn>3</mn>
        </mrow>
      </mrow>
      <mi>n</mi>
    </mrow>
    <annotation encoding="StarMath 5.0">Δ^1_n = 5 + 3n</annotation>
  </semantics>
</math>
</file>

<file path=Object 47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Δ</mi>
            <mi>k</mi>
            <mn>1</mn>
          </msubsup>
        </mrow>
        <mo stretchy="false">+</mo>
        <msub>
          <mi>s</mi>
          <mn>0</mn>
        </msub>
      </mrow>
    </mrow>
    <annotation encoding="StarMath 5.0">s_n = sum from{k=0} to{n-1} Δ^1_k + s_0 </annotation>
  </semantics>
</math>
</file>

<file path=Object 48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Δ</mi>
            <mi>k</mi>
            <mn>1</mn>
          </msubsup>
        </mrow>
        <mo stretchy="false">+</mo>
        <msub>
          <mi>s</mi>
          <mn>0</mn>
        </msub>
      </mrow>
    </mrow>
    <annotation encoding="StarMath 5.0">s_n = sum from{k=0} to{n-1} Δ^1_k + s_0 </annotation>
  </semantics>
</math>
</file>

<file path=Object 49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50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51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52/content.xml><?xml version="1.0" encoding="utf-8"?>
<math xmlns="http://www.w3.org/1998/Math/MathML" display="block">
  <semantics>
    <mrow>
      <mrow>
        <msubsup>
          <mi>Δ</mi>
          <mi>n</mi>
          <mn>1</mn>
        </msubsup>
        <mo stretchy="false">=</mo>
        <mrow>
          <mn>5</mn>
          <mo stretchy="false">+</mo>
          <mn>3</mn>
        </mrow>
      </mrow>
      <mi>n</mi>
    </mrow>
    <annotation encoding="StarMath 5.0">Δ^1_n = 5 + 3n</annotation>
  </semantics>
</math>
</file>

<file path=Object 53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Δ</mi>
            <mi>k</mi>
            <mn>1</mn>
          </msubsup>
        </mrow>
        <mo stretchy="false">+</mo>
        <msub>
          <mi>s</mi>
          <mn>0</mn>
        </msub>
      </mrow>
    </mrow>
    <annotation encoding="StarMath 5.0">s_n = sum from{k=0} to{n-1} Δ^1_k + s_0 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row>
                <mrow>
                  <mn>5</mn>
                  <mo stretchy="false">+</mo>
                  <mn>3</mn>
                </mrow>
                <mi>k</mi>
              </mrow>
            </mrow>
            <mo fence="true" stretchy="false">)</mo>
          </mrow>
        </mrow>
        <mo stretchy="false">+</mo>
        <msub>
          <mi>s</mi>
          <mn>0</mn>
        </msub>
      </mrow>
    </mrow>
    <annotation encoding="StarMath 5.0">s_n = sum from{k=0} to{n-1} (5 + 3k) + s_0 </annotation>
  </semantics>
</math>
</file>

<file path=Object 55/content.xml><?xml version="1.0" encoding="utf-8"?>
<math xmlns="http://www.w3.org/1998/Math/MathML" display="block"/>
</file>

<file path=Object 56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57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58/content.xml><?xml version="1.0" encoding="utf-8"?>
<math xmlns="http://www.w3.org/1998/Math/MathML" display="block">
  <semantics>
    <mrow>
      <mrow>
        <msubsup>
          <mi>Δ</mi>
          <mi>n</mi>
          <mn>1</mn>
        </msubsup>
        <mo stretchy="false">=</mo>
        <mrow>
          <mn>5</mn>
          <mo stretchy="false">+</mo>
          <mn>3</mn>
        </mrow>
      </mrow>
      <mi>n</mi>
    </mrow>
    <annotation encoding="StarMath 5.0">Δ^1_n = 5 + 3n</annotation>
  </semantics>
</math>
</file>

<file path=Object 59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Δ</mi>
            <mi>k</mi>
            <mn>1</mn>
          </msubsup>
        </mrow>
        <mo stretchy="false">+</mo>
        <msub>
          <mi>s</mi>
          <mn>0</mn>
        </msub>
      </mrow>
    </mrow>
    <annotation encoding="StarMath 5.0">s_n = sum from{k=0} to{n-1} Δ^1_k + s_0 </annotation>
  </semantics>
</math>
</file>

<file path=Object 6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60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row>
                <mrow>
                  <mn>5</mn>
                  <mo stretchy="false">+</mo>
                  <mn>3</mn>
                </mrow>
                <mi>k</mi>
              </mrow>
            </mrow>
            <mo fence="true" stretchy="false">)</mo>
          </mrow>
        </mrow>
        <mo stretchy="false">+</mo>
        <msub>
          <mi>s</mi>
          <mn>0</mn>
        </msub>
      </mrow>
    </mrow>
    <annotation encoding="StarMath 5.0">s_n = sum from{k=0} to{n-1} (5 + 3k) + s_0 </annotation>
  </semantics>
</math>
</file>

<file path=Object 61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row>
              <mo fence="true" stretchy="false">(</mo>
              <mrow>
                <mn>5</mn>
              </mrow>
              <mo fence="true" stretchy="false">)</mo>
            </mrow>
          </mrow>
          <mo stretchy="false">+</mo>
          <mn>3</mn>
        </mrow>
      </mrow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i>k</mi>
            </mrow>
            <mo fence="true" stretchy="false">)</mo>
          </mrow>
        </mrow>
        <mo stretchy="false">+</mo>
        <msub>
          <mi>s</mi>
          <mn>0</mn>
        </msub>
      </mrow>
    </mrow>
    <annotation encoding="StarMath 5.0">s_n = sum from{k=0} to{n-1} (5) + 3 sum from{k=0} to{n-1} (k) + s_0 </annotation>
  </semantics>
</math>
</file>

<file path=Object 62/content.xml><?xml version="1.0" encoding="utf-8"?>
<math xmlns="http://www.w3.org/1998/Math/MathML" display="block"/>
</file>

<file path=Object 63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64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65/content.xml><?xml version="1.0" encoding="utf-8"?>
<math xmlns="http://www.w3.org/1998/Math/MathML" display="block">
  <semantics>
    <mrow>
      <mrow>
        <msubsup>
          <mi>Δ</mi>
          <mi>n</mi>
          <mn>1</mn>
        </msubsup>
        <mo stretchy="false">=</mo>
        <mrow>
          <mn>5</mn>
          <mo stretchy="false">+</mo>
          <mn>3</mn>
        </mrow>
      </mrow>
      <mi>n</mi>
    </mrow>
    <annotation encoding="StarMath 5.0">Δ^1_n = 5 + 3n</annotation>
  </semantics>
</math>
</file>

<file path=Object 66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Δ</mi>
            <mi>k</mi>
            <mn>1</mn>
          </msubsup>
        </mrow>
        <mo stretchy="false">+</mo>
        <msub>
          <mi>s</mi>
          <mn>0</mn>
        </msub>
      </mrow>
    </mrow>
    <annotation encoding="StarMath 5.0">s_n = sum from{k=0} to{n-1} Δ^1_k + s_0 </annotation>
  </semantics>
</math>
</file>

<file path=Object 67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row>
                <mrow>
                  <mn>5</mn>
                  <mo stretchy="false">+</mo>
                  <mn>3</mn>
                </mrow>
                <mi>k</mi>
              </mrow>
            </mrow>
            <mo fence="true" stretchy="false">)</mo>
          </mrow>
        </mrow>
        <mo stretchy="false">+</mo>
        <mn>6</mn>
      </mrow>
    </mrow>
    <annotation encoding="StarMath 5.0">s_n = sum from{k=0} to{n-1} (5 + 3k) + 6</annotation>
  </semantics>
</math>
</file>

<file path=Object 68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row>
              <mo fence="true" stretchy="false">(</mo>
              <mrow>
                <mn>5</mn>
              </mrow>
              <mo fence="true" stretchy="false">)</mo>
            </mrow>
          </mrow>
          <mo stretchy="false">+</mo>
          <mn>3</mn>
        </mrow>
      </mrow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i>k</mi>
            </mrow>
            <mo fence="true" stretchy="false">)</mo>
          </mrow>
        </mrow>
        <mo stretchy="false">+</mo>
        <mn>6</mn>
      </mrow>
    </mrow>
    <annotation encoding="StarMath 5.0">s_n = sum from{k=0} to{n-1} (5) + 3 sum from{k=0} to{n-1} (k) +6</annotation>
  </semantics>
</math>
</file>

<file path=Object 69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n>6</mn>
          <mo stretchy="false">+</mo>
          <mn>5</mn>
        </mrow>
      </mrow>
      <mrow>
        <mi>n</mi>
        <mo stretchy="false">+</mo>
        <mn>3</mn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row>
          <mo fence="true" stretchy="false">(</mo>
          <mrow>
            <mi>k</mi>
          </mrow>
          <mo fence="true" stretchy="false">)</mo>
        </mrow>
      </mrow>
    </mrow>
    <annotation encoding="StarMath 5.0">s_n = 6 + 5n + 3 sum from{k=0} to{n-1} (k)</annotation>
  </semantics>
</math>
</file>

<file path=Object 7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70/content.xml><?xml version="1.0" encoding="utf-8"?>
<math xmlns="http://www.w3.org/1998/Math/MathML" display="block"/>
</file>

<file path=Object 71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72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73/content.xml><?xml version="1.0" encoding="utf-8"?>
<math xmlns="http://www.w3.org/1998/Math/MathML" display="block">
  <semantics>
    <mrow>
      <mrow>
        <msubsup>
          <mi>Δ</mi>
          <mi>n</mi>
          <mn>1</mn>
        </msubsup>
        <mo stretchy="false">=</mo>
        <mrow>
          <mn>5</mn>
          <mo stretchy="false">+</mo>
          <mn>3</mn>
        </mrow>
      </mrow>
      <mi>n</mi>
    </mrow>
    <annotation encoding="StarMath 5.0">Δ^1_n = 5 + 3n</annotation>
  </semantics>
</math>
</file>

<file path=Object 74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Δ</mi>
            <mi>k</mi>
            <mn>1</mn>
          </msubsup>
        </mrow>
        <mo stretchy="false">+</mo>
        <msub>
          <mi>s</mi>
          <mn>0</mn>
        </msub>
      </mrow>
    </mrow>
    <annotation encoding="StarMath 5.0">s_n = sum from{k=0} to{n-1} Δ^1_k + s_0 </annotation>
  </semantics>
</math>
</file>

<file path=Object 75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row>
                <mrow>
                  <mn>5</mn>
                  <mo stretchy="false">+</mo>
                  <mn>3</mn>
                </mrow>
                <mi>k</mi>
              </mrow>
            </mrow>
            <mo fence="true" stretchy="false">)</mo>
          </mrow>
        </mrow>
        <mo stretchy="false">+</mo>
        <mn>6</mn>
      </mrow>
    </mrow>
    <annotation encoding="StarMath 5.0">s_n = sum from{k=0} to{n-1} (5 + 3k) + 6</annotation>
  </semantics>
</math>
</file>

<file path=Object 76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row>
              <mo fence="true" stretchy="false">(</mo>
              <mrow>
                <mn>5</mn>
              </mrow>
              <mo fence="true" stretchy="false">)</mo>
            </mrow>
          </mrow>
          <mo stretchy="false">+</mo>
          <mn>3</mn>
        </mrow>
      </mrow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i>k</mi>
            </mrow>
            <mo fence="true" stretchy="false">)</mo>
          </mrow>
        </mrow>
        <mo stretchy="false">+</mo>
        <mn>6</mn>
      </mrow>
    </mrow>
    <annotation encoding="StarMath 5.0">s_n = sum from{k=0} to{n-1} (5) + 3 sum from{k=0} to{n-1} (k) +6</annotation>
  </semantics>
</math>
</file>

<file path=Object 77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n>6</mn>
          <mo stretchy="false">+</mo>
          <mn>5</mn>
        </mrow>
      </mrow>
      <mrow>
        <mi>n</mi>
        <mo stretchy="false">+</mo>
        <mn>3</mn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row>
          <mo fence="true" stretchy="false">(</mo>
          <mrow>
            <mi>k</mi>
          </mrow>
          <mo fence="true" stretchy="false">)</mo>
        </mrow>
      </mrow>
    </mrow>
    <annotation encoding="StarMath 5.0">s_n = 6 + 5n + 3 sum from{k=0} to{n-1} (k)</annotation>
  </semantics>
</math>
</file>

<file path=Object 78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i</mi>
      </mrow>
      <mo stretchy="false">=</mo>
      <mfrac>
        <mrow>
          <mi>n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  <mn>2</mn>
      </mfrac>
    </mrow>
    <annotation encoding="StarMath 5.0">sum from {i=1 } to{ n } { i } = { n(n+1) } over 2</annotation>
  </semantics>
</math>
</file>

<file path=Object 79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80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81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82/content.xml><?xml version="1.0" encoding="utf-8"?>
<math xmlns="http://www.w3.org/1998/Math/MathML" display="block">
  <semantics>
    <mrow>
      <mrow>
        <msubsup>
          <mi>Δ</mi>
          <mi>n</mi>
          <mn>1</mn>
        </msubsup>
        <mo stretchy="false">=</mo>
        <mrow>
          <mn>5</mn>
          <mo stretchy="false">+</mo>
          <mn>3</mn>
        </mrow>
      </mrow>
      <mi>n</mi>
    </mrow>
    <annotation encoding="StarMath 5.0">Δ^1_n = 5 + 3n</annotation>
  </semantics>
</math>
</file>

<file path=Object 83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Δ</mi>
            <mi>k</mi>
            <mn>1</mn>
          </msubsup>
        </mrow>
        <mo stretchy="false">+</mo>
        <msub>
          <mi>s</mi>
          <mn>0</mn>
        </msub>
      </mrow>
    </mrow>
    <annotation encoding="StarMath 5.0">s_n = sum from{k=0} to{n-1} Δ^1_k + s_0 </annotation>
  </semantics>
</math>
</file>

<file path=Object 84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row>
                <mrow>
                  <mn>5</mn>
                  <mo stretchy="false">+</mo>
                  <mn>3</mn>
                </mrow>
                <mi>k</mi>
              </mrow>
            </mrow>
            <mo fence="true" stretchy="false">)</mo>
          </mrow>
        </mrow>
        <mo stretchy="false">+</mo>
        <mn>6</mn>
      </mrow>
    </mrow>
    <annotation encoding="StarMath 5.0">s_n = sum from{k=0} to{n-1} (5 + 3k) + 6</annotation>
  </semantics>
</math>
</file>

<file path=Object 85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row>
              <mo fence="true" stretchy="false">(</mo>
              <mrow>
                <mn>5</mn>
              </mrow>
              <mo fence="true" stretchy="false">)</mo>
            </mrow>
          </mrow>
          <mo stretchy="false">+</mo>
          <mn>3</mn>
        </mrow>
      </mrow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i>k</mi>
            </mrow>
            <mo fence="true" stretchy="false">)</mo>
          </mrow>
        </mrow>
        <mo stretchy="false">+</mo>
        <mn>6</mn>
      </mrow>
    </mrow>
    <annotation encoding="StarMath 5.0">s_n = sum from{k=0} to{n-1} (5) + 3 sum from{k=0} to{n-1} (k) +6</annotation>
  </semantics>
</math>
</file>

<file path=Object 86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n>6</mn>
          <mo stretchy="false">+</mo>
          <mn>5</mn>
        </mrow>
      </mrow>
      <mrow>
        <mi>n</mi>
        <mo stretchy="false">+</mo>
        <mn>3</mn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row>
          <mo fence="true" stretchy="false">(</mo>
          <mrow>
            <mi>k</mi>
          </mrow>
          <mo fence="true" stretchy="false">)</mo>
        </mrow>
      </mrow>
    </mrow>
    <annotation encoding="StarMath 5.0">s_n = 6 + 5n + 3 sum from{k=0} to{n-1} (k)</annotation>
  </semantics>
</math>
</file>

<file path=Object 87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k</mi>
      </mrow>
      <mo stretchy="false">=</mo>
      <mfrac>
        <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n</mi>
                <mo stretchy="false">−</mo>
                <mn>1</mn>
                <mo stretchy="false">+</mo>
                <mn>1</mn>
              </mrow>
            </mrow>
            <mo fence="true" stretchy="false">)</mo>
          </mrow>
        </mrow>
        <mn>2</mn>
      </mfrac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</mrow>
    <annotation encoding="StarMath 5.0">sum from { k=0 } to{ n-1 } { k } = { (n-1)(n-1+1) } over 2 = { n(n-1) } over 2</annotation>
  </semantics>
</math>
</file>

<file path=Object 88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i</mi>
      </mrow>
      <mo stretchy="false">=</mo>
      <mfrac>
        <mrow>
          <mi>n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  <mn>2</mn>
      </mfrac>
    </mrow>
    <annotation encoding="StarMath 5.0">sum from {i=1 } to{ n } { i } = { n(n+1) } over 2</annotation>
  </semantics>
</math>
</file>

<file path=Object 89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i</mi>
      </mrow>
      <mo stretchy="false">=</mo>
      <mfrac>
        <mrow>
          <mi>n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  <mn>2</mn>
      </mfrac>
    </mrow>
    <annotation encoding="StarMath 5.0">sum from {i=1 } to{ n } { i } = { n(n+1) } over 2</annotation>
  </semantics>
</math>
</file>

<file path=Object 9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90/content.xml><?xml version="1.0" encoding="utf-8"?>
<math xmlns="http://www.w3.org/1998/Math/MathML" display="block">
  <semantics>
    <mrow>
      <mrow>
        <msub>
          <mi>s</mi>
          <mi>n</mi>
        </msub>
        <mo stretchy="false">=</mo>
        <mrow>
          <mn>6</mn>
          <mo stretchy="false">+</mo>
          <mn>5</mn>
        </mrow>
      </mrow>
      <mrow>
        <mi>n</mi>
        <mo stretchy="false">+</mo>
        <mfrac>
          <mrow>
            <mn>3</mn>
            <mi>n</mi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  <mn>2</mn>
        </mfrac>
      </mrow>
    </mrow>
    <annotation encoding="StarMath 5.0">s_n = 6 + 5n + { 3 n (n-1) } over 2</annotation>
  </semantics>
</math>
</file>

<file path=Object 91/content.xml><?xml version="1.0" encoding="utf-8"?>
<math xmlns="http://www.w3.org/1998/Math/MathML" display="block"/>
</file>

<file path=Object 92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93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94/content.xml><?xml version="1.0" encoding="utf-8"?>
<math xmlns="http://www.w3.org/1998/Math/MathML" display="block">
  <semantics>
    <mrow>
      <mrow>
        <msubsup>
          <mi>Δ</mi>
          <mi>n</mi>
          <mn>1</mn>
        </msubsup>
        <mo stretchy="false">=</mo>
        <mrow>
          <mn>5</mn>
          <mo stretchy="false">+</mo>
          <mn>3</mn>
        </mrow>
      </mrow>
      <mi>n</mi>
    </mrow>
    <annotation encoding="StarMath 5.0">Δ^1_n = 5 + 3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row>
      <msub>
        <mi>s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Δ</mi>
            <mi>k</mi>
          </msub>
        </mrow>
        <mo stretchy="false">+</mo>
        <msub>
          <mi>s</mi>
          <mn>0</mn>
        </msub>
      </mrow>
    </mrow>
    <annotation encoding="StarMath 5.0">s_n = sum from{k=0} to{n-1} Δ_k + s_0 </annotation>
  </semantics>
</math>
</file>

<file path=Object 97/content.xml><?xml version="1.0" encoding="utf-8"?>
<math xmlns="http://www.w3.org/1998/Math/MathML" display="block">
  <semantics>
    <mrow>
      <msubsup>
        <mi>Δ</mi>
        <mi>n</mi>
        <mi>k</mi>
      </msubsup>
      <mo stretchy="false">=</mo>
      <mrow>
        <msubsup>
          <mi>Δ</mi>
          <mrow>
            <mi>n</mi>
            <mo stretchy="false">+</mo>
            <mn>1</mn>
          </mrow>
          <mrow>
            <mi>k</mi>
            <mo stretchy="false">−</mo>
            <mn>1</mn>
          </mrow>
        </msubsup>
        <mo stretchy="false">−</mo>
        <msubsup>
          <mi>Δ</mi>
          <mi>n</mi>
          <mrow>
            <mi>k</mi>
            <mo stretchy="false">−</mo>
            <mn>1</mn>
          </mrow>
        </msubsup>
      </mrow>
    </mrow>
    <annotation encoding="StarMath 5.0">Δ_n^k = Δ_{n+1}^{k-1} - Δ_{n}^{k-1}</annotation>
  </semantics>
</math>
</file>

<file path=Object 98/content.xml><?xml version="1.0" encoding="utf-8"?>
<math xmlns="http://www.w3.org/1998/Math/MathML" display="block">
  <semantics>
    <mrow>
      <mrow>
        <msubsup>
          <mi>Δ</mi>
          <mi>n</mi>
          <mn>1</mn>
        </msubsup>
        <mo stretchy="false">=</mo>
        <mrow>
          <mn>5</mn>
          <mo stretchy="false">+</mo>
          <mn>3</mn>
        </mrow>
      </mrow>
      <mi>n</mi>
    </mrow>
    <annotation encoding="StarMath 5.0">Δ^1_n = 5 + 3n</annotation>
  </semantics>
</math>
</file>

<file path=Object 9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k</mi>
      </mrow>
      <mo stretchy="false">=</mo>
      <mfrac>
        <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n</mi>
                <mo stretchy="false">−</mo>
                <mn>1</mn>
                <mo stretchy="false">+</mo>
                <mn>1</mn>
              </mrow>
            </mrow>
            <mo fence="true" stretchy="false">)</mo>
          </mrow>
        </mrow>
        <mn>2</mn>
      </mfrac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</mrow>
    <annotation encoding="StarMath 5.0">sum from { k=0 } to{ n-1 } { k } = { (n-1)(n-1+1) } over 2 = { n(n-1) } over 2</annotation>
  </semantics>
</math>
</file>